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Arial" svg:font-family="Arial" style:font-family-generic="swiss" style:font-pitch="variable"/>
  </office:font-face-decls>
  <office:automatic-styles>
    <style:style style:name="P1" style:family="paragraph" style:parent-style-name="Header" style:master-page-name="">
      <style:paragraph-properties style:page-number="auto"/>
      <style:text-properties fo:font-size="1pt" style:font-size-asian="1pt" style:font-size-complex="1pt"/>
    </style:style>
    <style:style style:name="P2" style:family="paragraph" style:parent-style-name="Footer" style:master-page-name="">
      <style:paragraph-properties style:page-number="auto"/>
      <style:text-properties fo:font-size="1pt" style:font-size-asian="1pt" style:font-size-complex="1pt"/>
    </style:style>
    <style:style style:name="P3" style:family="paragraph" style:parent-style-name="Standard" style:master-page-name="">
      <style:paragraph-properties fo:line-height="150%" style:page-number="auto"/>
      <style:text-properties style:font-name="Arial" fo:font-size="14pt" style:font-size-asian="14pt" style:font-size-complex="14pt"/>
    </style:style>
    <style:style style:name="P4" style:family="paragraph" style:parent-style-name="Standard" style:master-page-name="">
      <style:paragraph-properties fo:line-height="150%" style:page-number="auto"/>
      <style:text-properties style:font-name="Arial" fo:font-size="14pt" officeooo:paragraph-rsid="00119cae" style:font-size-asian="14pt" style:font-size-complex="14pt"/>
    </style:style>
    <style:style style:name="P5" style:family="paragraph" style:parent-style-name="Standard" style:master-page-name="">
      <style:paragraph-properties fo:line-height="150%" style:page-number="auto">
        <style:tab-stops>
          <style:tab-stop style:position="0.54cm"/>
        </style:tab-stops>
      </style:paragraph-properties>
      <style:text-properties style:font-name="Arial" fo:font-size="14pt" style:font-size-asian="14pt" style:font-size-complex="14pt"/>
    </style:style>
    <style:style style:name="P6" style:family="paragraph" style:parent-style-name="Standard" style:master-page-name="">
      <style:paragraph-properties fo:line-height="150%" style:page-number="auto"/>
      <style:text-properties style:font-name="Arial" fo:font-size="14pt" officeooo:paragraph-rsid="0011b44e" style:font-size-asian="14pt" style:font-size-complex="14pt"/>
    </style:style>
    <style:style style:name="P7" style:family="paragraph" style:parent-style-name="Standard" style:master-page-name="">
      <style:paragraph-properties fo:line-height="150%" style:page-number="auto">
        <style:tab-stops>
          <style:tab-stop style:position="0.457cm"/>
        </style:tab-stops>
      </style:paragraph-properties>
      <style:text-properties style:font-name="Arial" fo:font-size="14pt" officeooo:paragraph-rsid="0011b44e" style:font-size-asian="14pt" style:font-size-complex="14pt"/>
    </style:style>
    <style:style style:name="P8" style:family="paragraph" style:parent-style-name="Standard" style:master-page-name="">
      <style:paragraph-properties fo:line-height="150%" style:page-number="auto"/>
      <style:text-properties style:font-name="Arial" fo:font-size="14pt" officeooo:paragraph-rsid="00121e16" style:font-size-asian="14pt" style:font-size-complex="14pt"/>
    </style:style>
    <style:style style:name="P9" style:family="paragraph" style:parent-style-name="Standard" style:master-page-name="">
      <style:paragraph-properties fo:line-height="150%" style:page-number="auto">
        <style:tab-stops>
          <style:tab-stop style:position="0.591cm"/>
        </style:tab-stops>
      </style:paragraph-properties>
      <style:text-properties style:font-name="Arial" fo:font-size="14pt" style:font-size-asian="14pt" style:font-size-complex="14pt"/>
    </style:style>
    <style:style style:name="P10" style:family="paragraph" style:parent-style-name="Standard" style:master-page-name="">
      <style:paragraph-properties fo:line-height="150%" style:page-number="auto">
        <style:tab-stops>
          <style:tab-stop style:position="0.572cm"/>
        </style:tab-stops>
      </style:paragraph-properties>
      <style:text-properties style:font-name="Arial" fo:font-size="14pt" style:font-size-asian="14pt" style:font-size-complex="14pt"/>
    </style:style>
    <style:style style:name="P11" style:family="paragraph" style:parent-style-name="Standard" style:master-page-name="">
      <style:paragraph-properties fo:line-height="150%" style:page-number="auto">
        <style:tab-stops>
          <style:tab-stop style:position="0.572cm"/>
        </style:tab-stops>
      </style:paragraph-properties>
      <style:text-properties style:font-name="Arial" fo:font-size="14pt" officeooo:paragraph-rsid="00121e16" style:font-size-asian="14pt" style:font-size-complex="14pt"/>
    </style:style>
    <style:style style:name="P12" style:family="paragraph" style:parent-style-name="Standard" style:master-page-name="">
      <style:paragraph-properties fo:line-height="150%" style:page-number="auto">
        <style:tab-stops>
          <style:tab-stop style:position="0.564cm"/>
        </style:tab-stops>
      </style:paragraph-properties>
      <style:text-properties style:font-name="Arial" fo:font-size="14pt" style:font-size-asian="14pt" style:font-size-complex="14pt"/>
    </style:style>
    <style:style style:name="P13" style:family="paragraph" style:parent-style-name="Standard" style:master-page-name="">
      <style:paragraph-properties fo:line-height="150%" style:page-number="auto">
        <style:tab-stops>
          <style:tab-stop style:position="0.564cm"/>
        </style:tab-stops>
      </style:paragraph-properties>
      <style:text-properties style:font-name="Arial" fo:font-size="14pt" officeooo:paragraph-rsid="00121e16" style:font-size-asian="14pt" style:font-size-complex="14pt"/>
    </style:style>
    <style:style style:name="P14" style:family="paragraph" style:parent-style-name="Standard" style:master-page-name="">
      <style:paragraph-properties fo:line-height="150%" style:page-number="auto">
        <style:tab-stops>
          <style:tab-stop style:position="0.584cm"/>
        </style:tab-stops>
      </style:paragraph-properties>
      <style:text-properties style:font-name="Arial" fo:font-size="14pt" style:font-size-asian="14pt" style:font-size-complex="14pt"/>
    </style:style>
    <style:style style:name="P15" style:family="paragraph" style:parent-style-name="Standard" style:master-page-name="">
      <style:paragraph-properties fo:line-height="150%" style:page-number="auto">
        <style:tab-stops>
          <style:tab-stop style:position="0.552cm"/>
        </style:tab-stops>
      </style:paragraph-properties>
      <style:text-properties style:font-name="Arial" fo:font-size="14pt" style:font-size-asian="14pt" style:font-size-complex="14pt"/>
    </style:style>
    <style:style style:name="P16" style:family="paragraph" style:parent-style-name="Standard" style:master-page-name="">
      <style:paragraph-properties fo:line-height="150%" style:page-number="auto">
        <style:tab-stops>
          <style:tab-stop style:position="0.579cm"/>
        </style:tab-stops>
      </style:paragraph-properties>
      <style:text-properties style:font-name="Arial" fo:font-size="14pt" style:font-size-asian="14pt" style:font-size-complex="14pt"/>
    </style:style>
    <style:style style:name="P17" style:family="paragraph" style:parent-style-name="Standard" style:master-page-name="">
      <style:paragraph-properties fo:line-height="150%" style:page-number="auto"/>
      <style:text-properties style:font-name="Arial" fo:font-size="14pt" officeooo:paragraph-rsid="001261d8" style:font-size-asian="14pt" style:font-size-complex="14pt"/>
    </style:style>
    <style:style style:name="P18" style:family="paragraph" style:parent-style-name="Standard" style:master-page-name="">
      <style:paragraph-properties fo:line-height="150%" style:page-number="auto"/>
      <style:text-properties style:font-name="Arial" fo:font-size="14pt" officeooo:paragraph-rsid="0013a44f" style:font-size-asian="14pt" style:font-size-complex="14pt"/>
    </style:style>
    <style:style style:name="P19" style:family="paragraph" style:parent-style-name="Standard" style:master-page-name="">
      <style:paragraph-properties fo:line-height="150%" style:page-number="auto">
        <style:tab-stops>
          <style:tab-stop style:position="0.496cm"/>
        </style:tab-stops>
      </style:paragraph-properties>
      <style:text-properties style:font-name="Arial" fo:font-size="14pt" style:font-size-asian="14pt" style:font-size-complex="14pt"/>
    </style:style>
    <style:style style:name="P20" style:family="paragraph" style:parent-style-name="Standard" style:master-page-name="">
      <style:paragraph-properties fo:line-height="150%" style:page-number="auto"/>
      <style:text-properties style:font-name="Arial" fo:font-size="14pt" officeooo:paragraph-rsid="0014d82a" style:font-size-asian="14pt" style:font-size-complex="14pt"/>
    </style:style>
    <style:style style:name="P21" style:family="paragraph" style:parent-style-name="Standard" style:master-page-name="">
      <style:paragraph-properties fo:line-height="150%" style:page-number="auto">
        <style:tab-stops>
          <style:tab-stop style:position="0.559cm"/>
        </style:tab-stops>
      </style:paragraph-properties>
      <style:text-properties style:font-name="Arial" fo:font-size="14pt" style:font-size-asian="14pt" style:font-size-complex="14pt"/>
    </style:style>
    <style:style style:name="P22" style:family="paragraph" style:parent-style-name="Standard" style:master-page-name="">
      <style:paragraph-properties fo:line-height="150%" style:page-number="auto">
        <style:tab-stops>
          <style:tab-stop style:position="0.508cm"/>
        </style:tab-stops>
      </style:paragraph-properties>
      <style:text-properties style:font-name="Arial" fo:font-size="14pt" officeooo:paragraph-rsid="0015c2bb" style:font-size-asian="14pt" style:font-size-complex="14pt"/>
    </style:style>
    <style:style style:name="P23" style:family="paragraph" style:parent-style-name="Standard" style:master-page-name="">
      <style:paragraph-properties fo:line-height="150%" style:page-number="auto"/>
      <style:text-properties style:font-name="Arial" fo:font-size="14pt" officeooo:paragraph-rsid="0015c2bb" style:font-size-asian="14pt" style:font-size-complex="14pt"/>
    </style:style>
    <style:style style:name="P24" style:family="paragraph" style:parent-style-name="Standard" style:master-page-name="">
      <style:paragraph-properties fo:line-height="150%" style:page-number="auto">
        <style:tab-stops>
          <style:tab-stop style:position="0.4cm"/>
        </style:tab-stops>
      </style:paragraph-properties>
      <style:text-properties style:font-name="Arial" fo:font-size="14pt" officeooo:paragraph-rsid="0015c2bb" style:font-size-asian="14pt" style:font-size-complex="14pt"/>
    </style:style>
    <style:style style:name="P25" style:family="paragraph" style:parent-style-name="Standard" style:master-page-name="">
      <style:paragraph-properties fo:line-height="150%" style:page-number="auto"/>
      <style:text-properties style:font-name="Arial" fo:font-size="14pt" officeooo:paragraph-rsid="0015da41" style:font-size-asian="14pt" style:font-size-complex="14pt"/>
    </style:style>
    <style:style style:name="P26" style:family="paragraph" style:parent-style-name="Standard" style:master-page-name="">
      <style:paragraph-properties fo:line-height="150%" style:page-number="auto">
        <style:tab-stops>
          <style:tab-stop style:position="0.376cm"/>
        </style:tab-stops>
      </style:paragraph-properties>
      <style:text-properties style:font-name="Arial" fo:font-size="14pt" officeooo:paragraph-rsid="0015da41" style:font-size-asian="14pt" style:font-size-complex="14pt"/>
    </style:style>
    <style:style style:name="P27" style:family="paragraph" style:parent-style-name="Standard" style:master-page-name="">
      <style:paragraph-properties fo:line-height="150%" style:page-number="auto">
        <style:tab-stops>
          <style:tab-stop style:position="0.452cm"/>
        </style:tab-stops>
      </style:paragraph-properties>
      <style:text-properties style:font-name="Arial" fo:font-size="14pt" style:font-size-asian="14pt" style:font-size-complex="14pt"/>
    </style:style>
    <style:style style:name="P28" style:family="paragraph" style:parent-style-name="Standard" style:master-page-name="">
      <style:paragraph-properties fo:line-height="150%" style:page-number="auto">
        <style:tab-stops>
          <style:tab-stop style:position="0.369cm"/>
        </style:tab-stops>
      </style:paragraph-properties>
      <style:text-properties style:font-name="Arial" fo:font-size="14pt" style:font-size-asian="14pt" style:font-size-complex="14pt"/>
    </style:style>
    <style:style style:name="P29" style:family="paragraph" style:parent-style-name="Standard" style:master-page-name="">
      <style:paragraph-properties fo:line-height="150%" style:page-number="auto">
        <style:tab-stops>
          <style:tab-stop style:position="0.393cm"/>
        </style:tab-stops>
      </style:paragraph-properties>
      <style:text-properties style:font-name="Arial" fo:font-size="14pt" style:font-size-asian="14pt" style:font-size-complex="14pt"/>
    </style:style>
    <style:style style:name="P30" style:family="paragraph" style:parent-style-name="Standard" style:master-page-name="">
      <style:paragraph-properties fo:line-height="150%" style:page-number="auto">
        <style:tab-stops>
          <style:tab-stop style:position="0.298cm"/>
        </style:tab-stops>
      </style:paragraph-properties>
      <style:text-properties style:font-name="Arial" fo:font-size="14pt" style:font-size-asian="14pt" style:font-size-complex="14pt"/>
    </style:style>
    <style:style style:name="P31" style:family="paragraph" style:parent-style-name="Standard" style:master-page-name="">
      <style:paragraph-properties fo:line-height="150%" style:page-number="auto">
        <style:tab-stops>
          <style:tab-stop style:position="0.305cm"/>
        </style:tab-stops>
      </style:paragraph-properties>
      <style:text-properties style:font-name="Arial" fo:font-size="14pt" style:font-size-asian="14pt" style:font-size-complex="14pt"/>
    </style:style>
    <style:style style:name="P32" style:family="paragraph" style:parent-style-name="Standard" style:master-page-name="">
      <style:paragraph-properties fo:line-height="150%" style:page-number="auto">
        <style:tab-stops>
          <style:tab-stop style:position="0.547cm"/>
        </style:tab-stops>
      </style:paragraph-properties>
      <style:text-properties style:font-name="Arial" fo:font-size="14pt" style:font-size-asian="14pt" style:font-size-complex="14pt"/>
    </style:style>
    <style:style style:name="P33" style:family="paragraph" style:parent-style-name="Standard" style:master-page-name="">
      <style:paragraph-properties fo:line-height="150%" style:page-number="auto">
        <style:tab-stops>
          <style:tab-stop style:position="0.503cm"/>
        </style:tab-stops>
      </style:paragraph-properties>
      <style:text-properties style:font-name="Arial" fo:font-size="14pt" style:font-size-asian="14pt" style:font-size-complex="14pt"/>
    </style:style>
    <style:style style:name="P34" style:family="paragraph" style:parent-style-name="Standard" style:master-page-name="">
      <style:paragraph-properties fo:line-height="150%" style:page-number="auto">
        <style:tab-stops>
          <style:tab-stop style:position="2.692cm" style:leader-style="dotted" style:leader-text="."/>
        </style:tab-stops>
      </style:paragraph-properties>
      <style:text-properties style:font-name="Arial" fo:font-size="14pt" style:font-size-asian="14pt" style:font-size-complex="14pt"/>
    </style:style>
    <style:style style:name="P35" style:family="paragraph" style:parent-style-name="Standard" style:master-page-name="">
      <style:paragraph-properties fo:line-height="150%" style:page-number="auto">
        <style:tab-stops>
          <style:tab-stop style:position="0.369cm"/>
          <style:tab-stop style:position="7.246cm" style:type="right" style:leader-style="dotted" style:leader-text="."/>
        </style:tab-stops>
      </style:paragraph-properties>
      <style:text-properties style:font-name="Arial" fo:font-size="14pt" style:font-size-asian="14pt" style:font-size-complex="14pt"/>
    </style:style>
    <style:style style:name="P36" style:family="paragraph" style:parent-style-name="Standard" style:master-page-name="">
      <style:paragraph-properties fo:margin-left="0cm" fo:margin-right="0cm" fo:line-height="150%" fo:text-indent="0.635cm" style:auto-text-indent="false" style:page-number="auto">
        <style:tab-stops>
          <style:tab-stop style:position="6.318cm"/>
        </style:tab-stops>
      </style:paragraph-properties>
      <style:text-properties style:font-name="Arial" fo:font-size="14pt" officeooo:paragraph-rsid="00119cae" style:font-size-asian="14pt" style:font-size-complex="14pt"/>
    </style:style>
    <style:style style:name="P37" style:family="paragraph" style:parent-style-name="Standard" style:master-page-name="">
      <style:paragraph-properties fo:margin-left="0cm" fo:margin-right="0cm" fo:line-height="150%" fo:text-indent="0.635cm" style:auto-text-indent="false" style:page-number="auto"/>
      <style:text-properties style:font-name="Arial" fo:font-size="14pt" officeooo:paragraph-rsid="00121e16" style:font-size-asian="14pt" style:font-size-complex="14pt"/>
    </style:style>
    <style:style style:name="P38" style:family="paragraph" style:parent-style-name="Standard">
      <style:paragraph-properties fo:margin-left="0cm" fo:margin-right="0cm" fo:line-height="150%" fo:text-indent="0.635cm" style:auto-text-indent="false">
        <style:tab-stops>
          <style:tab-stop style:position="6.318cm"/>
        </style:tab-stops>
      </style:paragraph-properties>
      <style:text-properties style:font-name="Arial" fo:font-size="14pt" officeooo:paragraph-rsid="00119cae" style:font-size-asian="14pt" style:font-size-complex="14pt"/>
    </style:style>
    <style:style style:name="P39" style:family="paragraph" style:parent-style-name="Standard">
      <style:paragraph-properties fo:margin-left="0cm" fo:margin-right="0cm" fo:line-height="150%" fo:text-indent="0.635cm" style:auto-text-indent="false"/>
      <style:text-properties style:font-name="Arial" fo:font-size="14pt" officeooo:paragraph-rsid="00121e16" style:font-size-asian="14pt" style:font-size-complex="14pt"/>
    </style:style>
    <style:style style:name="P40" style:family="paragraph" style:parent-style-name="Standard">
      <style:paragraph-properties fo:line-height="150%"/>
      <style:text-properties style:font-name="Arial" fo:font-size="14pt" style:font-size-asian="14pt" style:font-size-complex="14pt"/>
    </style:style>
    <style:style style:name="P41" style:family="paragraph" style:parent-style-name="Standard">
      <style:paragraph-properties fo:line-height="150%"/>
      <style:text-properties style:font-name="Arial" fo:font-size="14pt" officeooo:paragraph-rsid="00121e16" style:font-size-asian="14pt" style:font-size-complex="14pt"/>
    </style:style>
    <style:style style:name="P42" style:family="paragraph" style:parent-style-name="Standard">
      <style:paragraph-properties fo:line-height="150%"/>
      <style:text-properties style:font-name="Arial" fo:font-size="14pt" officeooo:paragraph-rsid="00119cae" style:font-size-asian="14pt" style:font-size-complex="14pt"/>
    </style:style>
    <style:style style:name="P43" style:family="paragraph" style:parent-style-name="Standard">
      <style:paragraph-properties fo:line-height="150%">
        <style:tab-stops>
          <style:tab-stop style:position="0.54cm"/>
        </style:tab-stops>
      </style:paragraph-properties>
      <style:text-properties style:font-name="Arial" fo:font-size="14pt" officeooo:paragraph-rsid="00121e16" style:font-size-asian="14pt" style:font-size-complex="14pt"/>
    </style:style>
    <style:style style:name="P44" style:family="paragraph" style:parent-style-name="Standard">
      <style:paragraph-properties fo:line-height="150%"/>
      <style:text-properties style:font-name="Arial" fo:font-size="14pt" officeooo:paragraph-rsid="0011b44e" style:font-size-asian="14pt" style:font-size-complex="14pt"/>
    </style:style>
    <style:style style:name="P45" style:family="paragraph" style:parent-style-name="Standard">
      <style:paragraph-properties fo:line-height="150%">
        <style:tab-stops>
          <style:tab-stop style:position="0.457cm"/>
        </style:tab-stops>
      </style:paragraph-properties>
      <style:text-properties style:font-name="Arial" fo:font-size="14pt" officeooo:paragraph-rsid="0011b44e" style:font-size-asian="14pt" style:font-size-complex="14pt"/>
    </style:style>
    <style:style style:name="P46" style:family="paragraph" style:parent-style-name="Standard">
      <style:paragraph-properties fo:line-height="150%">
        <style:tab-stops>
          <style:tab-stop style:position="0.591cm"/>
        </style:tab-stops>
      </style:paragraph-properties>
      <style:text-properties style:font-name="Arial" fo:font-size="14pt" officeooo:paragraph-rsid="00121e16" style:font-size-asian="14pt" style:font-size-complex="14pt"/>
    </style:style>
    <style:style style:name="P47" style:family="paragraph" style:parent-style-name="Standard">
      <style:paragraph-properties fo:line-height="150%">
        <style:tab-stops>
          <style:tab-stop style:position="0.572cm"/>
        </style:tab-stops>
      </style:paragraph-properties>
      <style:text-properties style:font-name="Arial" fo:font-size="14pt" officeooo:paragraph-rsid="00121e16" style:font-size-asian="14pt" style:font-size-complex="14pt"/>
    </style:style>
    <style:style style:name="P48" style:family="paragraph" style:parent-style-name="Standard">
      <style:paragraph-properties fo:line-height="150%">
        <style:tab-stops>
          <style:tab-stop style:position="0.564cm"/>
        </style:tab-stops>
      </style:paragraph-properties>
      <style:text-properties style:font-name="Arial" fo:font-size="14pt" officeooo:paragraph-rsid="00121e16" style:font-size-asian="14pt" style:font-size-complex="14pt"/>
    </style:style>
    <style:style style:name="P49" style:family="paragraph" style:parent-style-name="Standard">
      <style:paragraph-properties fo:line-height="150%">
        <style:tab-stops>
          <style:tab-stop style:position="0.584cm"/>
        </style:tab-stops>
      </style:paragraph-properties>
      <style:text-properties style:font-name="Arial" fo:font-size="14pt" officeooo:paragraph-rsid="00121e16" style:font-size-asian="14pt" style:font-size-complex="14pt"/>
    </style:style>
    <style:style style:name="P50" style:family="paragraph" style:parent-style-name="Standard">
      <style:paragraph-properties fo:line-height="150%">
        <style:tab-stops>
          <style:tab-stop style:position="0.552cm"/>
        </style:tab-stops>
      </style:paragraph-properties>
      <style:text-properties style:font-name="Arial" fo:font-size="14pt" style:font-size-asian="14pt" style:font-size-complex="14pt"/>
    </style:style>
    <style:style style:name="P51" style:family="paragraph" style:parent-style-name="Standard">
      <style:paragraph-properties fo:line-height="150%">
        <style:tab-stops>
          <style:tab-stop style:position="0.579cm"/>
        </style:tab-stops>
      </style:paragraph-properties>
      <style:text-properties style:font-name="Arial" fo:font-size="14pt" officeooo:paragraph-rsid="00121e16" style:font-size-asian="14pt" style:font-size-complex="14pt"/>
    </style:style>
    <style:style style:name="P52" style:family="paragraph" style:parent-style-name="Standard">
      <style:paragraph-properties fo:line-height="150%"/>
      <style:text-properties style:font-name="Arial" fo:font-size="14pt" officeooo:paragraph-rsid="001261d8" style:font-size-asian="14pt" style:font-size-complex="14pt"/>
    </style:style>
    <style:style style:name="P53" style:family="paragraph" style:parent-style-name="Standard">
      <style:paragraph-properties fo:line-height="150%"/>
      <style:text-properties style:font-name="Arial" fo:font-size="14pt" officeooo:paragraph-rsid="0013a44f" style:font-size-asian="14pt" style:font-size-complex="14pt"/>
    </style:style>
    <style:style style:name="P54" style:family="paragraph" style:parent-style-name="Standard">
      <style:paragraph-properties fo:line-height="150%">
        <style:tab-stops>
          <style:tab-stop style:position="0.496cm"/>
        </style:tab-stops>
      </style:paragraph-properties>
      <style:text-properties style:font-name="Arial" fo:font-size="14pt" officeooo:paragraph-rsid="0013a44f" style:font-size-asian="14pt" style:font-size-complex="14pt"/>
    </style:style>
    <style:style style:name="P55" style:family="paragraph" style:parent-style-name="Standard">
      <style:paragraph-properties fo:line-height="150%"/>
      <style:text-properties style:font-name="Arial" fo:font-size="14pt" officeooo:paragraph-rsid="0014d82a" style:font-size-asian="14pt" style:font-size-complex="14pt"/>
    </style:style>
    <style:style style:name="P56" style:family="paragraph" style:parent-style-name="Standard">
      <style:paragraph-properties fo:line-height="150%"/>
      <style:text-properties style:font-name="Arial" fo:font-size="14pt" officeooo:paragraph-rsid="0015c2bb" style:font-size-asian="14pt" style:font-size-complex="14pt"/>
    </style:style>
    <style:style style:name="P57" style:family="paragraph" style:parent-style-name="Standard">
      <style:paragraph-properties fo:line-height="150%">
        <style:tab-stops>
          <style:tab-stop style:position="0.508cm"/>
        </style:tab-stops>
      </style:paragraph-properties>
      <style:text-properties style:font-name="Arial" fo:font-size="14pt" officeooo:paragraph-rsid="0015c2bb" style:font-size-asian="14pt" style:font-size-complex="14pt"/>
    </style:style>
    <style:style style:name="P58" style:family="paragraph" style:parent-style-name="Standard">
      <style:paragraph-properties fo:line-height="150%">
        <style:tab-stops>
          <style:tab-stop style:position="0.4cm"/>
        </style:tab-stops>
      </style:paragraph-properties>
      <style:text-properties style:font-name="Arial" fo:font-size="14pt" officeooo:paragraph-rsid="0015c2bb" style:font-size-asian="14pt" style:font-size-complex="14pt"/>
    </style:style>
    <style:style style:name="P59" style:family="paragraph" style:parent-style-name="Standard">
      <style:paragraph-properties fo:line-height="150%"/>
      <style:text-properties style:font-name="Arial" fo:font-size="14pt" officeooo:paragraph-rsid="0015da41" style:font-size-asian="14pt" style:font-size-complex="14pt"/>
    </style:style>
    <style:style style:name="P60" style:family="paragraph" style:parent-style-name="Standard">
      <style:paragraph-properties fo:line-height="150%">
        <style:tab-stops>
          <style:tab-stop style:position="0.376cm"/>
        </style:tab-stops>
      </style:paragraph-properties>
      <style:text-properties style:font-name="Arial" fo:font-size="14pt" officeooo:paragraph-rsid="0015da41" style:font-size-asian="14pt" style:font-size-complex="14pt"/>
    </style:style>
    <style:style style:name="P61" style:family="paragraph" style:parent-style-name="Standard">
      <style:paragraph-properties fo:line-height="150%"/>
      <style:text-properties style:font-name="Arial" fo:font-size="14pt" officeooo:rsid="00119cae" officeooo:paragraph-rsid="00119cae" style:font-size-asian="14pt" style:font-size-complex="14pt"/>
    </style:style>
    <style:style style:name="P62" style:family="paragraph" style:parent-style-name="Standard">
      <style:paragraph-properties fo:line-height="150%"/>
      <style:text-properties style:font-name="Arial" fo:font-size="14pt" officeooo:rsid="0011b44e" officeooo:paragraph-rsid="0011b44e" style:font-size-asian="14pt" style:font-size-complex="14pt"/>
    </style:style>
    <style:style style:name="P63" style:family="paragraph" style:parent-style-name="Standard">
      <style:paragraph-properties fo:line-height="150%"/>
      <style:text-properties style:font-name="Arial" fo:font-size="14pt" officeooo:rsid="00121e16" officeooo:paragraph-rsid="00121e16" style:font-size-asian="14pt" style:font-size-complex="14pt"/>
    </style:style>
    <style:style style:name="P64" style:family="paragraph" style:parent-style-name="Standard" style:master-page-name="PageStyle0">
      <style:paragraph-properties fo:line-height="150%" style:page-number="auto"/>
      <style:text-properties style:font-name="Arial" fo:font-size="14pt" style:font-size-asian="14pt" style:font-size-complex="14pt"/>
    </style:style>
    <style:style style:name="P65" style:family="paragraph" style:parent-style-name="Standard" style:master-page-name="">
      <style:paragraph-properties fo:line-height="150%" style:page-number="auto"/>
      <style:text-properties style:font-name="Arial" fo:font-size="14pt" style:font-size-asian="14pt" style:font-size-complex="14pt"/>
    </style:style>
    <style:style style:name="P66" style:family="paragraph" style:parent-style-name="Standard" style:list-style-name="" style:master-page-name="">
      <style:paragraph-properties fo:line-height="150%" style:page-number="auto">
        <style:tab-stops>
          <style:tab-stop style:position="0.54cm"/>
        </style:tab-stops>
      </style:paragraph-properties>
      <style:text-properties style:font-name="Arial" fo:font-size="14pt" style:font-size-asian="14pt" style:font-size-complex="14pt"/>
    </style:style>
    <style:style style:name="P67" style:family="paragraph" style:parent-style-name="Standard" style:master-page-name="">
      <style:paragraph-properties fo:line-height="150%" style:page-number="auto">
        <style:tab-stops>
          <style:tab-stop style:position="0.559cm"/>
        </style:tab-stops>
      </style:paragraph-properties>
      <style:text-properties style:font-name="Arial" fo:font-size="14pt" style:font-size-asian="14pt" style:font-size-complex="14pt"/>
    </style:style>
    <style:style style:name="P68" style:family="paragraph" style:parent-style-name="Standard" style:list-style-name="" style:master-page-name="">
      <style:paragraph-properties fo:line-height="150%" style:page-number="auto">
        <style:tab-stops>
          <style:tab-stop style:position="0.559cm"/>
        </style:tab-stops>
      </style:paragraph-properties>
      <style:text-properties style:font-name="Arial" fo:font-size="14pt" style:font-size-asian="14pt" style:font-size-complex="14pt"/>
    </style:style>
    <style:style style:name="P69" style:family="paragraph" style:parent-style-name="Standard" style:master-page-name="">
      <style:paragraph-properties fo:line-height="150%" style:page-number="auto">
        <style:tab-stops>
          <style:tab-stop style:position="0.559cm"/>
        </style:tab-stops>
      </style:paragraph-properties>
      <style:text-properties style:font-name="Arial" fo:font-size="14pt" officeooo:paragraph-rsid="0021a69e" style:font-size-asian="14pt" style:font-size-complex="14pt"/>
    </style:style>
    <style:style style:name="P70" style:family="paragraph" style:parent-style-name="Standard" style:master-page-name="">
      <style:paragraph-properties fo:line-height="150%" style:page-number="auto">
        <style:tab-stops>
          <style:tab-stop style:position="0.559cm"/>
        </style:tab-stops>
      </style:paragraph-properties>
      <style:text-properties style:font-name="Arial" fo:font-size="14pt" officeooo:paragraph-rsid="0022ccf7" style:font-size-asian="14pt" style:font-size-complex="14pt"/>
    </style:style>
    <style:style style:name="P71" style:family="paragraph" style:parent-style-name="Standard" style:master-page-name="">
      <style:paragraph-properties fo:line-height="150%" style:page-number="auto">
        <style:tab-stops>
          <style:tab-stop style:position="0.552cm"/>
        </style:tab-stops>
      </style:paragraph-properties>
      <style:text-properties style:font-name="Arial" fo:font-size="14pt" style:font-size-asian="14pt" style:font-size-complex="14pt"/>
    </style:style>
    <style:style style:name="P72" style:family="paragraph" style:parent-style-name="Standard" style:list-style-name="" style:master-page-name="">
      <style:paragraph-properties fo:line-height="150%" style:page-number="auto">
        <style:tab-stops>
          <style:tab-stop style:position="0.552cm"/>
        </style:tab-stops>
      </style:paragraph-properties>
      <style:text-properties style:font-name="Arial" fo:font-size="14pt" style:font-size-asian="14pt" style:font-size-complex="14pt"/>
    </style:style>
    <style:style style:name="P73" style:family="paragraph" style:parent-style-name="Standard" style:master-page-name="">
      <style:paragraph-properties fo:line-height="150%" style:page-number="auto">
        <style:tab-stops>
          <style:tab-stop style:position="0.552cm"/>
        </style:tab-stops>
      </style:paragraph-properties>
      <style:text-properties style:font-name="Arial" fo:font-size="14pt" officeooo:paragraph-rsid="0022ccf7" style:font-size-asian="14pt" style:font-size-complex="14pt"/>
    </style:style>
    <style:style style:name="P74" style:family="paragraph" style:parent-style-name="Standard" style:master-page-name="">
      <style:paragraph-properties fo:line-height="150%" style:page-number="auto">
        <style:tab-stops>
          <style:tab-stop style:position="0.527cm"/>
        </style:tab-stops>
      </style:paragraph-properties>
      <style:text-properties style:font-name="Arial" fo:font-size="14pt" officeooo:paragraph-rsid="00218646" style:font-size-asian="14pt" style:font-size-complex="14pt"/>
    </style:style>
    <style:style style:name="P75" style:family="paragraph" style:parent-style-name="Standard" style:list-style-name="" style:master-page-name="">
      <style:paragraph-properties fo:line-height="150%" style:page-number="auto">
        <style:tab-stops>
          <style:tab-stop style:position="0.52cm"/>
        </style:tab-stops>
      </style:paragraph-properties>
      <style:text-properties style:font-name="Arial" fo:font-size="14pt" style:font-size-asian="14pt" style:font-size-complex="14pt"/>
    </style:style>
    <style:style style:name="P76" style:family="paragraph" style:parent-style-name="Standard" style:master-page-name="">
      <style:paragraph-properties fo:line-height="150%" style:page-number="auto">
        <style:tab-stops>
          <style:tab-stop style:position="0.52cm"/>
        </style:tab-stops>
      </style:paragraph-properties>
      <style:text-properties style:font-name="Arial" fo:font-size="14pt" officeooo:paragraph-rsid="0021a69e" style:font-size-asian="14pt" style:font-size-complex="14pt"/>
    </style:style>
    <style:style style:name="P77" style:family="paragraph" style:parent-style-name="Standard" style:master-page-name="">
      <style:paragraph-properties fo:line-height="150%" style:page-number="auto"/>
      <style:text-properties style:font-name="Arial" fo:font-size="14pt" officeooo:paragraph-rsid="0019124e" style:font-size-asian="14pt" style:font-size-complex="14pt"/>
    </style:style>
    <style:style style:name="P78" style:family="paragraph" style:parent-style-name="Standard" style:master-page-name="">
      <style:paragraph-properties fo:line-height="150%" style:page-number="auto"/>
      <style:text-properties style:font-name="Arial" fo:font-size="14pt" officeooo:paragraph-rsid="001a269c" style:font-size-asian="14pt" style:font-size-complex="14pt"/>
    </style:style>
    <style:style style:name="P79" style:family="paragraph" style:parent-style-name="Standard" style:list-style-name="" style:master-page-name="">
      <style:paragraph-properties fo:line-height="150%" style:page-number="auto"/>
      <style:text-properties style:font-name="Arial" fo:font-size="14pt" style:font-size-asian="14pt" style:font-size-complex="14pt"/>
    </style:style>
    <style:style style:name="P80" style:family="paragraph" style:parent-style-name="Standard" style:list-style-name="" style:master-page-name="">
      <style:paragraph-properties fo:line-height="150%" style:page-number="auto"/>
      <style:text-properties style:font-name="Arial" fo:font-size="14pt" officeooo:paragraph-rsid="001da7f8" style:font-size-asian="14pt" style:font-size-complex="14pt"/>
    </style:style>
    <style:style style:name="P81" style:family="paragraph" style:parent-style-name="Standard" style:list-style-name="" style:master-page-name="">
      <style:paragraph-properties fo:line-height="150%" style:page-number="auto"/>
      <style:text-properties style:font-name="Arial" fo:font-size="14pt" style:font-size-asian="14pt" style:font-size-complex="14pt"/>
    </style:style>
    <style:style style:name="P82" style:family="paragraph" style:parent-style-name="Standard" style:list-style-name="" style:master-page-name="">
      <style:paragraph-properties fo:line-height="150%" style:page-number="auto"/>
      <style:text-properties style:font-name="Arial" fo:font-size="14pt" style:font-size-asian="14pt" style:font-size-complex="14pt"/>
    </style:style>
    <style:style style:name="P83" style:family="paragraph" style:parent-style-name="Standard" style:list-style-name="" style:master-page-name="">
      <style:paragraph-properties fo:line-height="150%" style:page-number="auto"/>
      <style:text-properties style:font-name="Arial" fo:font-size="14pt" style:font-size-asian="14pt" style:font-size-complex="14pt"/>
    </style:style>
    <style:style style:name="P84" style:family="paragraph" style:parent-style-name="Standard" style:list-style-name="" style:master-page-name="">
      <style:paragraph-properties fo:line-height="150%" style:page-number="auto"/>
      <style:text-properties style:font-name="Arial" fo:font-size="14pt" style:font-size-asian="14pt" style:font-size-complex="14pt"/>
    </style:style>
    <style:style style:name="P85" style:family="paragraph" style:parent-style-name="Standard" style:list-style-name="" style:master-page-name="">
      <style:paragraph-properties fo:line-height="150%" style:page-number="auto"/>
      <style:text-properties style:font-name="Arial" fo:font-size="14pt" style:font-size-asian="14pt" style:font-size-complex="14pt"/>
    </style:style>
    <style:style style:name="P86" style:family="paragraph" style:parent-style-name="Standard" style:master-page-name="">
      <style:paragraph-properties fo:line-height="150%" style:page-number="auto">
        <style:tab-stops>
          <style:tab-stop style:position="0.579cm"/>
        </style:tab-stops>
      </style:paragraph-properties>
      <style:text-properties style:font-name="Arial" fo:font-size="14pt" style:font-size-asian="14pt" style:font-size-complex="14pt"/>
    </style:style>
    <style:style style:name="P87" style:family="paragraph" style:parent-style-name="Standard" style:master-page-name="">
      <style:paragraph-properties fo:line-height="150%" style:page-number="auto">
        <style:tab-stops>
          <style:tab-stop style:position="0.579cm"/>
        </style:tab-stops>
      </style:paragraph-properties>
      <style:text-properties style:font-name="Arial" fo:font-size="14pt" officeooo:paragraph-rsid="001a269c" style:font-size-asian="14pt" style:font-size-complex="14pt"/>
    </style:style>
    <style:style style:name="P88" style:family="paragraph" style:parent-style-name="Standard" style:master-page-name="">
      <style:paragraph-properties fo:line-height="150%" style:page-number="auto">
        <style:tab-stops>
          <style:tab-stop style:position="0.579cm"/>
        </style:tab-stops>
      </style:paragraph-properties>
      <style:text-properties style:font-name="Arial" fo:font-size="14pt" officeooo:paragraph-rsid="00218646" style:font-size-asian="14pt" style:font-size-complex="14pt"/>
    </style:style>
    <style:style style:name="P89" style:family="paragraph" style:parent-style-name="Standard" style:master-page-name="">
      <style:paragraph-properties fo:line-height="150%" style:page-number="auto">
        <style:tab-stops>
          <style:tab-stop style:position="0.579cm"/>
        </style:tab-stops>
      </style:paragraph-properties>
      <style:text-properties style:font-name="Arial" fo:font-size="14pt" officeooo:paragraph-rsid="0022ccf7" style:font-size-asian="14pt" style:font-size-complex="14pt"/>
    </style:style>
    <style:style style:name="P90" style:family="paragraph" style:parent-style-name="Standard" style:master-page-name="">
      <style:paragraph-properties fo:line-height="150%" style:page-number="auto">
        <style:tab-stops>
          <style:tab-stop style:position="0.483cm"/>
        </style:tab-stops>
      </style:paragraph-properties>
      <style:text-properties style:font-name="Arial" fo:font-size="14pt" style:font-size-asian="14pt" style:font-size-complex="14pt"/>
    </style:style>
    <style:style style:name="P91" style:family="paragraph" style:parent-style-name="Standard" style:master-page-name="">
      <style:paragraph-properties fo:line-height="150%" style:page-number="auto">
        <style:tab-stops>
          <style:tab-stop style:position="0.564cm"/>
        </style:tab-stops>
      </style:paragraph-properties>
      <style:text-properties style:font-name="Arial" fo:font-size="14pt" style:font-size-asian="14pt" style:font-size-complex="14pt"/>
    </style:style>
    <style:style style:name="P92" style:family="paragraph" style:parent-style-name="Standard" style:master-page-name="">
      <style:paragraph-properties fo:line-height="150%" style:page-number="auto">
        <style:tab-stops>
          <style:tab-stop style:position="0.564cm"/>
        </style:tab-stops>
      </style:paragraph-properties>
      <style:text-properties style:font-name="Arial" fo:font-size="14pt" officeooo:paragraph-rsid="0020adc7" style:font-size-asian="14pt" style:font-size-complex="14pt"/>
    </style:style>
    <style:style style:name="P93" style:family="paragraph" style:parent-style-name="Standard" style:master-page-name="">
      <style:paragraph-properties fo:line-height="150%" style:page-number="auto">
        <style:tab-stops>
          <style:tab-stop style:position="0.564cm"/>
        </style:tab-stops>
      </style:paragraph-properties>
      <style:text-properties style:font-name="Arial" fo:font-size="14pt" officeooo:paragraph-rsid="00218646" style:font-size-asian="14pt" style:font-size-complex="14pt"/>
    </style:style>
    <style:style style:name="P94" style:family="paragraph" style:parent-style-name="Standard" style:master-page-name="">
      <style:paragraph-properties fo:line-height="150%" style:page-number="auto">
        <style:tab-stops>
          <style:tab-stop style:position="0.457cm"/>
        </style:tab-stops>
      </style:paragraph-properties>
      <style:text-properties style:font-name="Arial" fo:font-size="14pt" style:font-size-asian="14pt" style:font-size-complex="14pt"/>
    </style:style>
    <style:style style:name="P95" style:family="paragraph" style:parent-style-name="Standard" style:master-page-name="">
      <style:paragraph-properties fo:line-height="150%" style:page-number="auto">
        <style:tab-stops>
          <style:tab-stop style:position="0.457cm"/>
        </style:tab-stops>
      </style:paragraph-properties>
      <style:text-properties style:font-name="Arial" fo:font-size="14pt" officeooo:paragraph-rsid="001a269c" style:font-size-asian="14pt" style:font-size-complex="14pt"/>
    </style:style>
    <style:style style:name="P96" style:family="paragraph" style:parent-style-name="Standard" style:master-page-name="">
      <style:paragraph-properties fo:line-height="150%" style:page-number="auto">
        <style:tab-stops>
          <style:tab-stop style:position="0.591cm"/>
        </style:tab-stops>
      </style:paragraph-properties>
      <style:text-properties style:font-name="Arial" fo:font-size="14pt" style:font-size-asian="14pt" style:font-size-complex="14pt"/>
    </style:style>
    <style:style style:name="P97" style:family="paragraph" style:parent-style-name="Standard" style:master-page-name="">
      <style:paragraph-properties fo:line-height="150%" style:page-number="auto">
        <style:tab-stops>
          <style:tab-stop style:position="0.591cm"/>
        </style:tab-stops>
      </style:paragraph-properties>
      <style:text-properties style:font-name="Arial" fo:font-size="14pt" officeooo:paragraph-rsid="001a269c" style:font-size-asian="14pt" style:font-size-complex="14pt"/>
    </style:style>
    <style:style style:name="P98" style:family="paragraph" style:parent-style-name="Standard" style:master-page-name="">
      <style:paragraph-properties fo:line-height="150%" style:page-number="auto"/>
      <style:text-properties style:font-name="Arial" fo:font-size="14pt" officeooo:paragraph-rsid="001b171a" style:font-size-asian="14pt" style:font-size-complex="14pt"/>
    </style:style>
    <style:style style:name="P99" style:family="paragraph" style:parent-style-name="Standard" style:master-page-name="">
      <style:paragraph-properties fo:line-height="150%" style:page-number="auto">
        <style:tab-stops>
          <style:tab-stop style:position="0.572cm"/>
        </style:tab-stops>
      </style:paragraph-properties>
      <style:text-properties style:font-name="Arial" fo:font-size="14pt" style:font-size-asian="14pt" style:font-size-complex="14pt"/>
    </style:style>
    <style:style style:name="P100" style:family="paragraph" style:parent-style-name="Standard" style:master-page-name="">
      <style:paragraph-properties fo:line-height="150%" style:page-number="auto">
        <style:tab-stops>
          <style:tab-stop style:position="0.572cm"/>
        </style:tab-stops>
      </style:paragraph-properties>
      <style:text-properties style:font-name="Arial" fo:font-size="14pt" officeooo:paragraph-rsid="001b171a" style:font-size-asian="14pt" style:font-size-complex="14pt"/>
    </style:style>
    <style:style style:name="P101" style:family="paragraph" style:parent-style-name="Standard" style:master-page-name="">
      <style:paragraph-properties fo:line-height="150%" style:page-number="auto">
        <style:tab-stops>
          <style:tab-stop style:position="0.572cm"/>
        </style:tab-stops>
      </style:paragraph-properties>
      <style:text-properties style:font-name="Arial" fo:font-size="14pt" officeooo:paragraph-rsid="001fc80a" style:font-size-asian="14pt" style:font-size-complex="14pt"/>
    </style:style>
    <style:style style:name="P102" style:family="paragraph" style:parent-style-name="Standard" style:master-page-name="">
      <style:paragraph-properties fo:line-height="150%" style:page-number="auto">
        <style:tab-stops>
          <style:tab-stop style:position="0.572cm"/>
        </style:tab-stops>
      </style:paragraph-properties>
      <style:text-properties style:font-name="Arial" fo:font-size="14pt" officeooo:paragraph-rsid="00204314" style:font-size-asian="14pt" style:font-size-complex="14pt"/>
    </style:style>
    <style:style style:name="P103" style:family="paragraph" style:parent-style-name="Standard" style:master-page-name="">
      <style:paragraph-properties fo:line-height="150%" style:page-number="auto">
        <style:tab-stops>
          <style:tab-stop style:position="0.572cm"/>
        </style:tab-stops>
      </style:paragraph-properties>
      <style:text-properties style:font-name="Arial" fo:font-size="14pt" officeooo:paragraph-rsid="00218646" style:font-size-asian="14pt" style:font-size-complex="14pt"/>
    </style:style>
    <style:style style:name="P104" style:family="paragraph" style:parent-style-name="Standard" style:master-page-name="">
      <style:paragraph-properties fo:line-height="150%" style:page-number="auto">
        <style:tab-stops>
          <style:tab-stop style:position="0.572cm"/>
        </style:tab-stops>
      </style:paragraph-properties>
      <style:text-properties style:font-name="Arial" fo:font-size="14pt" officeooo:paragraph-rsid="0021a69e" style:font-size-asian="14pt" style:font-size-complex="14pt"/>
    </style:style>
    <style:style style:name="P105" style:family="paragraph" style:parent-style-name="Standard" style:master-page-name="">
      <style:paragraph-properties fo:line-height="150%" style:page-number="auto">
        <style:tab-stops>
          <style:tab-stop style:position="0.572cm"/>
        </style:tab-stops>
      </style:paragraph-properties>
      <style:text-properties style:font-name="Arial" fo:font-size="14pt" officeooo:paragraph-rsid="0022ccf7" style:font-size-asian="14pt" style:font-size-complex="14pt"/>
    </style:style>
    <style:style style:name="P106" style:family="paragraph" style:parent-style-name="Standard" style:master-page-name="">
      <style:paragraph-properties fo:line-height="150%" style:page-number="auto">
        <style:tab-stops>
          <style:tab-stop style:position="0.584cm"/>
        </style:tab-stops>
      </style:paragraph-properties>
      <style:text-properties style:font-name="Arial" fo:font-size="14pt" style:font-size-asian="14pt" style:font-size-complex="14pt"/>
    </style:style>
    <style:style style:name="P107" style:family="paragraph" style:parent-style-name="Standard" style:master-page-name="">
      <style:paragraph-properties fo:line-height="150%" style:page-number="auto">
        <style:tab-stops>
          <style:tab-stop style:position="0.584cm"/>
        </style:tab-stops>
      </style:paragraph-properties>
      <style:text-properties style:font-name="Arial" fo:font-size="14pt" officeooo:paragraph-rsid="0021a69e" style:font-size-asian="14pt" style:font-size-complex="14pt"/>
    </style:style>
    <style:style style:name="P108" style:family="paragraph" style:parent-style-name="Standard" style:master-page-name="">
      <style:paragraph-properties fo:line-height="150%" style:page-number="auto">
        <style:tab-stops>
          <style:tab-stop style:position="0.584cm"/>
        </style:tab-stops>
      </style:paragraph-properties>
      <style:text-properties style:font-name="Arial" fo:font-size="14pt" officeooo:paragraph-rsid="0022ccf7" style:font-size-asian="14pt" style:font-size-complex="14pt"/>
    </style:style>
    <style:style style:name="P109" style:family="paragraph" style:parent-style-name="Standard" style:master-page-name="">
      <style:paragraph-properties fo:line-height="150%" style:page-number="auto">
        <style:tab-stops>
          <style:tab-stop style:position="4.179cm" style:leader-style="solid" style:leader-text="-"/>
        </style:tab-stops>
      </style:paragraph-properties>
      <style:text-properties style:font-name="Arial" fo:font-size="14pt" officeooo:paragraph-rsid="001d60ef" style:font-size-asian="14pt" style:font-size-complex="14pt"/>
    </style:style>
    <style:style style:name="P110" style:family="paragraph" style:parent-style-name="Standard" style:master-page-name="">
      <style:paragraph-properties fo:line-height="150%" style:page-number="auto"/>
      <style:text-properties style:font-name="Arial" fo:font-size="14pt" officeooo:paragraph-rsid="001da7f8" style:font-size-asian="14pt" style:font-size-complex="14pt"/>
    </style:style>
    <style:style style:name="P111" style:family="paragraph" style:parent-style-name="Standard" style:master-page-name="">
      <style:paragraph-properties fo:line-height="150%" style:page-number="auto">
        <style:tab-stops>
          <style:tab-stop style:position="0.452cm"/>
        </style:tab-stops>
      </style:paragraph-properties>
      <style:text-properties style:font-name="Arial" fo:font-size="14pt" officeooo:paragraph-rsid="001da7f8" style:font-size-asian="14pt" style:font-size-complex="14pt"/>
    </style:style>
    <style:style style:name="P112" style:family="paragraph" style:parent-style-name="Standard" style:master-page-name="">
      <style:paragraph-properties fo:line-height="150%" style:page-number="auto">
        <style:tab-stops>
          <style:tab-stop style:position="0.437cm"/>
        </style:tab-stops>
      </style:paragraph-properties>
      <style:text-properties style:font-name="Arial" fo:font-size="14pt" officeooo:paragraph-rsid="001da7f8" style:font-size-asian="14pt" style:font-size-complex="14pt"/>
    </style:style>
    <style:style style:name="P113" style:family="paragraph" style:parent-style-name="Standard" style:master-page-name="">
      <style:paragraph-properties fo:line-height="150%" style:page-number="auto"/>
      <style:text-properties style:font-name="Arial" fo:font-size="14pt" officeooo:paragraph-rsid="001dcaeb" style:font-size-asian="14pt" style:font-size-complex="14pt"/>
    </style:style>
    <style:style style:name="P114" style:family="paragraph" style:parent-style-name="Standard" style:master-page-name="">
      <style:paragraph-properties fo:line-height="150%" style:page-number="auto">
        <style:tab-stops>
          <style:tab-stop style:position="0.469cm"/>
        </style:tab-stops>
      </style:paragraph-properties>
      <style:text-properties style:font-name="Arial" fo:font-size="14pt" style:font-size-asian="14pt" style:font-size-complex="14pt"/>
    </style:style>
    <style:style style:name="P115" style:family="paragraph" style:parent-style-name="Standard" style:master-page-name="">
      <style:paragraph-properties fo:line-height="150%" style:page-number="auto">
        <style:tab-stops>
          <style:tab-stop style:position="0.469cm"/>
        </style:tab-stops>
      </style:paragraph-properties>
      <style:text-properties style:font-name="Arial" fo:font-size="14pt" officeooo:paragraph-rsid="001fc80a" style:font-size-asian="14pt" style:font-size-complex="14pt"/>
    </style:style>
    <style:style style:name="P116" style:family="paragraph" style:parent-style-name="Standard" style:master-page-name="">
      <style:paragraph-properties fo:line-height="150%" style:page-number="auto">
        <style:tab-stops>
          <style:tab-stop style:position="0.469cm"/>
        </style:tab-stops>
      </style:paragraph-properties>
      <style:text-properties style:font-name="Arial" fo:font-size="14pt" officeooo:paragraph-rsid="0021a69e" style:font-size-asian="14pt" style:font-size-complex="14pt"/>
    </style:style>
    <style:style style:name="P117" style:family="paragraph" style:parent-style-name="Standard" style:master-page-name="">
      <style:paragraph-properties fo:line-height="150%" style:page-number="auto">
        <style:tab-stops>
          <style:tab-stop style:position="0.503cm"/>
        </style:tab-stops>
      </style:paragraph-properties>
      <style:text-properties style:font-name="Arial" fo:font-size="14pt" officeooo:paragraph-rsid="001fc80a" style:font-size-asian="14pt" style:font-size-complex="14pt"/>
    </style:style>
    <style:style style:name="P118" style:family="paragraph" style:parent-style-name="Standard" style:master-page-name="">
      <style:paragraph-properties fo:line-height="150%" style:page-number="auto"/>
      <style:text-properties style:font-name="Arial" fo:font-size="14pt" officeooo:paragraph-rsid="001fc80a" style:font-size-asian="14pt" style:font-size-complex="14pt"/>
    </style:style>
    <style:style style:name="P119" style:family="paragraph" style:parent-style-name="Standard" style:master-page-name="">
      <style:paragraph-properties fo:line-height="150%" style:page-number="auto">
        <style:tab-stops>
          <style:tab-stop style:position="4.66cm" style:leader-style="dotted" style:leader-text="."/>
        </style:tab-stops>
      </style:paragraph-properties>
      <style:text-properties style:font-name="Arial" fo:font-size="14pt" style:font-size-asian="14pt" style:font-size-complex="14pt"/>
    </style:style>
    <style:style style:name="P120" style:family="paragraph" style:parent-style-name="Standard" style:master-page-name="">
      <style:paragraph-properties fo:line-height="150%" style:page-number="auto">
        <style:tab-stops>
          <style:tab-stop style:position="4.711cm" style:leader-style="dotted" style:leader-text="."/>
        </style:tab-stops>
      </style:paragraph-properties>
      <style:text-properties style:font-name="Arial" fo:font-size="14pt" officeooo:paragraph-rsid="001fc80a" style:font-size-asian="14pt" style:font-size-complex="14pt"/>
    </style:style>
    <style:style style:name="P121" style:family="paragraph" style:parent-style-name="Standard" style:master-page-name="">
      <style:paragraph-properties fo:line-height="150%" style:page-number="auto">
        <style:tab-stops>
          <style:tab-stop style:position="4.433cm" style:leader-style="dotted" style:leader-text="."/>
        </style:tab-stops>
      </style:paragraph-properties>
      <style:text-properties style:font-name="Arial" fo:font-size="14pt" style:font-size-asian="14pt" style:font-size-complex="14pt"/>
    </style:style>
    <style:style style:name="P122" style:family="paragraph" style:parent-style-name="Standard" style:master-page-name="">
      <style:paragraph-properties fo:line-height="150%" style:page-number="auto">
        <style:tab-stops>
          <style:tab-stop style:position="4.464cm" style:leader-style="dotted" style:leader-text="."/>
        </style:tab-stops>
      </style:paragraph-properties>
      <style:text-properties style:font-name="Arial" fo:font-size="14pt" style:font-size-asian="14pt" style:font-size-complex="14pt"/>
    </style:style>
    <style:style style:name="P123" style:family="paragraph" style:parent-style-name="Standard" style:master-page-name="">
      <style:paragraph-properties fo:line-height="150%" style:page-number="auto">
        <style:tab-stops>
          <style:tab-stop style:position="4.247cm" style:leader-style="dotted" style:leader-text="."/>
          <style:tab-stop style:position="4.464cm" style:leader-style="dotted" style:leader-text="."/>
        </style:tab-stops>
      </style:paragraph-properties>
      <style:text-properties style:font-name="Arial" fo:font-size="14pt" style:font-size-asian="14pt" style:font-size-complex="14pt"/>
    </style:style>
    <style:style style:name="P124" style:family="paragraph" style:parent-style-name="Standard" style:master-page-name="">
      <style:paragraph-properties fo:line-height="150%" style:page-number="auto"/>
      <style:text-properties style:font-name="Arial" fo:font-size="14pt" officeooo:paragraph-rsid="00204314" style:font-size-asian="14pt" style:font-size-complex="14pt"/>
    </style:style>
    <style:style style:name="P125" style:family="paragraph" style:parent-style-name="Standard" style:master-page-name="">
      <style:paragraph-properties fo:line-height="150%" style:page-number="auto"/>
      <style:text-properties style:font-name="Arial" fo:font-size="14pt" officeooo:paragraph-rsid="0020adc7" style:font-size-asian="14pt" style:font-size-complex="14pt"/>
    </style:style>
    <style:style style:name="P126" style:family="paragraph" style:parent-style-name="Standard" style:master-page-name="">
      <style:paragraph-properties fo:line-height="150%" style:page-number="auto">
        <style:tab-stops>
          <style:tab-stop style:position="0.596cm"/>
        </style:tab-stops>
      </style:paragraph-properties>
      <style:text-properties style:font-name="Arial" fo:font-size="14pt" style:font-size-asian="14pt" style:font-size-complex="14pt"/>
    </style:style>
    <style:style style:name="P127" style:family="paragraph" style:parent-style-name="Standard" style:master-page-name="">
      <style:paragraph-properties fo:line-height="150%" style:page-number="auto"/>
      <style:text-properties style:font-name="Arial" fo:font-size="14pt" officeooo:paragraph-rsid="00218646" style:font-size-asian="14pt" style:font-size-complex="14pt"/>
    </style:style>
    <style:style style:name="P128" style:family="paragraph" style:parent-style-name="Standard" style:master-page-name="">
      <style:paragraph-properties fo:line-height="150%" style:page-number="auto"/>
      <style:text-properties style:font-name="Arial" fo:font-size="14pt" officeooo:paragraph-rsid="0021a69e" style:font-size-asian="14pt" style:font-size-complex="14pt"/>
    </style:style>
    <style:style style:name="P129" style:family="paragraph" style:parent-style-name="Standard" style:master-page-name="">
      <style:paragraph-properties fo:line-height="150%" style:page-number="auto">
        <style:tab-stops>
          <style:tab-stop style:position="0.508cm"/>
        </style:tab-stops>
      </style:paragraph-properties>
      <style:text-properties style:font-name="Arial" fo:font-size="14pt" style:font-size-asian="14pt" style:font-size-complex="14pt"/>
    </style:style>
    <style:style style:name="P130" style:family="paragraph" style:parent-style-name="Standard" style:master-page-name="">
      <style:paragraph-properties fo:line-height="150%" style:page-number="auto"/>
      <style:text-properties style:font-name="Arial" fo:font-size="14pt" officeooo:paragraph-rsid="0022ccf7" style:font-size-asian="14pt" style:font-size-complex="14pt"/>
    </style:style>
    <style:style style:name="P131" style:family="paragraph" style:parent-style-name="Standard" style:master-page-name="">
      <style:paragraph-properties fo:line-height="150%" style:page-number="auto">
        <style:tab-stops>
          <style:tab-stop style:position="0.293cm"/>
        </style:tab-stops>
      </style:paragraph-properties>
      <style:text-properties style:font-name="Arial" fo:font-size="14pt" officeooo:paragraph-rsid="0022ccf7" style:font-size-asian="14pt" style:font-size-complex="14pt"/>
    </style:style>
    <style:style style:name="P132" style:family="paragraph" style:parent-style-name="Standard" style:master-page-name="">
      <style:paragraph-properties fo:line-height="150%" style:page-number="auto">
        <style:tab-stops>
          <style:tab-stop style:position="0.337cm"/>
        </style:tab-stops>
      </style:paragraph-properties>
      <style:text-properties style:font-name="Arial" fo:font-size="14pt" style:font-size-asian="14pt" style:font-size-complex="14pt"/>
    </style:style>
    <style:style style:name="P133" style:family="paragraph" style:parent-style-name="Standard" style:master-page-name="">
      <style:paragraph-properties fo:line-height="150%" style:page-number="auto">
        <style:tab-stops>
          <style:tab-stop style:position="0.325cm"/>
        </style:tab-stops>
      </style:paragraph-properties>
      <style:text-properties style:font-name="Arial" fo:font-size="14pt" style:font-size-asian="14pt" style:font-size-complex="14pt"/>
    </style:style>
    <style:style style:name="P134" style:family="paragraph" style:parent-style-name="Standard" style:master-page-name="">
      <style:paragraph-properties fo:line-height="150%" style:page-number="auto"/>
    </style:style>
    <style:style style:name="P135" style:family="paragraph" style:parent-style-name="Standard" style:list-style-name="" style:master-page-name="">
      <style:paragraph-properties fo:line-height="150%" style:page-number="auto"/>
      <style:text-properties style:font-name="Arial" fo:font-size="14pt" style:font-size-asian="14pt" style:font-size-complex="14pt"/>
    </style:style>
    <style:style style:name="P136" style:family="paragraph" style:parent-style-name="Standard">
      <style:paragraph-properties fo:line-height="150%"/>
      <style:text-properties style:font-name="Arial" fo:font-size="14pt" style:font-size-asian="14pt" style:font-size-complex="14pt"/>
    </style:style>
    <style:style style:name="P137" style:family="paragraph" style:parent-style-name="Standard" style:list-style-name="">
      <style:paragraph-properties fo:line-height="150%"/>
      <style:text-properties style:font-name="Arial" fo:font-size="14pt" style:font-size-asian="14pt" style:font-size-complex="14pt"/>
    </style:style>
    <style:style style:name="P138" style:family="paragraph" style:parent-style-name="Standard" style:list-style-name="">
      <style:paragraph-properties fo:line-height="150%"/>
      <style:text-properties style:font-name="Arial" fo:font-size="14pt" style:font-size-asian="14pt" style:font-size-complex="14pt"/>
    </style:style>
    <style:style style:name="P139" style:family="paragraph" style:parent-style-name="Standard" style:list-style-name="">
      <style:paragraph-properties fo:line-height="150%"/>
      <style:text-properties style:font-name="Arial" fo:font-size="14pt" officeooo:paragraph-rsid="00121e16" style:font-size-asian="14pt" style:font-size-complex="14pt"/>
    </style:style>
    <style:style style:name="P140" style:family="paragraph" style:parent-style-name="Standard" style:list-style-name="">
      <style:paragraph-properties fo:line-height="150%"/>
      <style:text-properties style:font-name="Arial" fo:font-size="14pt" officeooo:paragraph-rsid="001a269c" style:font-size-asian="14pt" style:font-size-complex="14pt"/>
    </style:style>
    <style:style style:name="P141" style:family="paragraph" style:parent-style-name="Standard" style:list-style-name="">
      <style:paragraph-properties fo:line-height="150%"/>
      <style:text-properties style:font-name="Arial" fo:font-size="14pt" officeooo:paragraph-rsid="00218646" style:font-size-asian="14pt" style:font-size-complex="14pt"/>
    </style:style>
    <style:style style:name="P142" style:family="paragraph" style:parent-style-name="Standard" style:list-style-name="">
      <style:paragraph-properties fo:line-height="150%"/>
      <style:text-properties style:font-name="Arial" fo:font-size="14pt" style:font-size-asian="14pt" style:font-size-complex="14pt"/>
    </style:style>
    <style:style style:name="P143" style:family="paragraph" style:parent-style-name="Standard" style:list-style-name="">
      <style:paragraph-properties fo:line-height="150%"/>
      <style:text-properties style:font-name="Arial" fo:font-size="14pt" style:font-size-asian="14pt" style:font-size-complex="14pt"/>
    </style:style>
    <style:style style:name="P144" style:family="paragraph" style:parent-style-name="Standard" style:list-style-name="">
      <style:paragraph-properties fo:line-height="150%"/>
      <style:text-properties style:font-name="Arial" fo:font-size="14pt" officeooo:paragraph-rsid="001da7f8" style:font-size-asian="14pt" style:font-size-complex="14pt"/>
    </style:style>
    <style:style style:name="P145" style:family="paragraph" style:parent-style-name="Standard" style:list-style-name="">
      <style:paragraph-properties fo:line-height="150%"/>
      <style:text-properties style:font-name="Arial" fo:font-size="14pt" style:font-size-asian="14pt" style:font-size-complex="14pt"/>
    </style:style>
    <style:style style:name="P146" style:family="paragraph" style:parent-style-name="Standard" style:list-style-name="">
      <style:paragraph-properties fo:line-height="150%"/>
      <style:text-properties style:font-name="Arial" fo:font-size="14pt" style:font-size-asian="14pt" style:font-size-complex="14pt"/>
    </style:style>
    <style:style style:name="P147" style:family="paragraph" style:parent-style-name="Standard" style:list-style-name="">
      <style:paragraph-properties fo:line-height="150%">
        <style:tab-stops>
          <style:tab-stop style:position="0.54cm"/>
        </style:tab-stops>
      </style:paragraph-properties>
      <style:text-properties style:font-name="Arial" fo:font-size="14pt" style:font-size-asian="14pt" style:font-size-complex="14pt"/>
    </style:style>
    <style:style style:name="P148" style:family="paragraph" style:parent-style-name="Standard" style:list-style-name="">
      <style:paragraph-properties fo:line-height="150%">
        <style:tab-stops>
          <style:tab-stop style:position="0.559cm"/>
        </style:tab-stops>
      </style:paragraph-properties>
      <style:text-properties style:font-name="Arial" fo:font-size="14pt" style:font-size-asian="14pt" style:font-size-complex="14pt"/>
    </style:style>
    <style:style style:name="P149" style:family="paragraph" style:parent-style-name="Standard">
      <style:paragraph-properties fo:line-height="150%">
        <style:tab-stops>
          <style:tab-stop style:position="0.559cm"/>
        </style:tab-stops>
      </style:paragraph-properties>
      <style:text-properties style:font-name="Arial" fo:font-size="14pt" officeooo:paragraph-rsid="00218646" style:font-size-asian="14pt" style:font-size-complex="14pt"/>
    </style:style>
    <style:style style:name="P150" style:family="paragraph" style:parent-style-name="Standard">
      <style:paragraph-properties fo:line-height="150%">
        <style:tab-stops>
          <style:tab-stop style:position="0.559cm"/>
        </style:tab-stops>
      </style:paragraph-properties>
      <style:text-properties style:font-name="Arial" fo:font-size="14pt" officeooo:paragraph-rsid="0021a69e" style:font-size-asian="14pt" style:font-size-complex="14pt"/>
    </style:style>
    <style:style style:name="P151" style:family="paragraph" style:parent-style-name="Standard">
      <style:paragraph-properties fo:line-height="150%">
        <style:tab-stops>
          <style:tab-stop style:position="0.559cm"/>
        </style:tab-stops>
      </style:paragraph-properties>
      <style:text-properties style:font-name="Arial" fo:font-size="14pt" officeooo:paragraph-rsid="0022ccf7" style:font-size-asian="14pt" style:font-size-complex="14pt"/>
    </style:style>
    <style:style style:name="P152" style:family="paragraph" style:parent-style-name="Standard">
      <style:paragraph-properties fo:line-height="150%"/>
      <style:text-properties style:font-name="Arial" fo:font-size="14pt" officeooo:paragraph-rsid="0019124e" style:font-size-asian="14pt" style:font-size-complex="14pt"/>
    </style:style>
    <style:style style:name="P153" style:family="paragraph" style:parent-style-name="Standard">
      <style:paragraph-properties fo:line-height="150%"/>
      <style:text-properties style:font-name="Arial" fo:font-size="14pt" officeooo:paragraph-rsid="001a269c" style:font-size-asian="14pt" style:font-size-complex="14pt"/>
    </style:style>
    <style:style style:name="P154" style:family="paragraph" style:parent-style-name="Standard">
      <style:paragraph-properties fo:line-height="150%">
        <style:tab-stops>
          <style:tab-stop style:position="0.579cm"/>
        </style:tab-stops>
      </style:paragraph-properties>
      <style:text-properties style:font-name="Arial" fo:font-size="14pt" officeooo:paragraph-rsid="001a269c" style:font-size-asian="14pt" style:font-size-complex="14pt"/>
    </style:style>
    <style:style style:name="P155" style:family="paragraph" style:parent-style-name="Standard">
      <style:paragraph-properties fo:line-height="150%">
        <style:tab-stops>
          <style:tab-stop style:position="0.579cm"/>
        </style:tab-stops>
      </style:paragraph-properties>
      <style:text-properties style:font-name="Arial" fo:font-size="14pt" officeooo:paragraph-rsid="0020adc7" style:font-size-asian="14pt" style:font-size-complex="14pt"/>
    </style:style>
    <style:style style:name="P156" style:family="paragraph" style:parent-style-name="Standard">
      <style:paragraph-properties fo:line-height="150%">
        <style:tab-stops>
          <style:tab-stop style:position="0.579cm"/>
        </style:tab-stops>
      </style:paragraph-properties>
      <style:text-properties style:font-name="Arial" fo:font-size="14pt" officeooo:paragraph-rsid="00218646" style:font-size-asian="14pt" style:font-size-complex="14pt"/>
    </style:style>
    <style:style style:name="P157" style:family="paragraph" style:parent-style-name="Standard">
      <style:paragraph-properties fo:line-height="150%">
        <style:tab-stops>
          <style:tab-stop style:position="0.579cm"/>
        </style:tab-stops>
      </style:paragraph-properties>
      <style:text-properties style:font-name="Arial" fo:font-size="14pt" officeooo:paragraph-rsid="0021a69e" style:font-size-asian="14pt" style:font-size-complex="14pt"/>
    </style:style>
    <style:style style:name="P158" style:family="paragraph" style:parent-style-name="Standard">
      <style:paragraph-properties fo:line-height="150%">
        <style:tab-stops>
          <style:tab-stop style:position="0.579cm"/>
        </style:tab-stops>
      </style:paragraph-properties>
      <style:text-properties style:font-name="Arial" fo:font-size="14pt" officeooo:paragraph-rsid="0022ccf7" style:font-size-asian="14pt" style:font-size-complex="14pt"/>
    </style:style>
    <style:style style:name="P159" style:family="paragraph" style:parent-style-name="Standard">
      <style:paragraph-properties fo:line-height="150%">
        <style:tab-stops>
          <style:tab-stop style:position="0.483cm"/>
        </style:tab-stops>
      </style:paragraph-properties>
      <style:text-properties style:font-name="Arial" fo:font-size="14pt" officeooo:paragraph-rsid="001a269c" style:font-size-asian="14pt" style:font-size-complex="14pt"/>
    </style:style>
    <style:style style:name="P160" style:family="paragraph" style:parent-style-name="Standard">
      <style:paragraph-properties fo:line-height="150%">
        <style:tab-stops>
          <style:tab-stop style:position="0.564cm"/>
        </style:tab-stops>
      </style:paragraph-properties>
      <style:text-properties style:font-name="Arial" fo:font-size="14pt" officeooo:paragraph-rsid="001a269c" style:font-size-asian="14pt" style:font-size-complex="14pt"/>
    </style:style>
    <style:style style:name="P161" style:family="paragraph" style:parent-style-name="Standard">
      <style:paragraph-properties fo:line-height="150%">
        <style:tab-stops>
          <style:tab-stop style:position="0.564cm"/>
        </style:tab-stops>
      </style:paragraph-properties>
      <style:text-properties style:font-name="Arial" fo:font-size="14pt" officeooo:paragraph-rsid="0020adc7" style:font-size-asian="14pt" style:font-size-complex="14pt"/>
    </style:style>
    <style:style style:name="P162" style:family="paragraph" style:parent-style-name="Standard">
      <style:paragraph-properties fo:line-height="150%">
        <style:tab-stops>
          <style:tab-stop style:position="0.564cm"/>
        </style:tab-stops>
      </style:paragraph-properties>
      <style:text-properties style:font-name="Arial" fo:font-size="14pt" officeooo:paragraph-rsid="00218646" style:font-size-asian="14pt" style:font-size-complex="14pt"/>
    </style:style>
    <style:style style:name="P163" style:family="paragraph" style:parent-style-name="Standard">
      <style:paragraph-properties fo:line-height="150%">
        <style:tab-stops>
          <style:tab-stop style:position="0.564cm"/>
        </style:tab-stops>
      </style:paragraph-properties>
      <style:text-properties style:font-name="Arial" fo:font-size="14pt" officeooo:paragraph-rsid="0022ccf7" style:font-size-asian="14pt" style:font-size-complex="14pt"/>
    </style:style>
    <style:style style:name="P164" style:family="paragraph" style:parent-style-name="Standard">
      <style:paragraph-properties fo:line-height="150%">
        <style:tab-stops>
          <style:tab-stop style:position="0.457cm"/>
        </style:tab-stops>
      </style:paragraph-properties>
      <style:text-properties style:font-name="Arial" fo:font-size="14pt" officeooo:paragraph-rsid="001a269c" style:font-size-asian="14pt" style:font-size-complex="14pt"/>
    </style:style>
    <style:style style:name="P165" style:family="paragraph" style:parent-style-name="Standard">
      <style:paragraph-properties fo:line-height="150%">
        <style:tab-stops>
          <style:tab-stop style:position="0.457cm"/>
        </style:tab-stops>
      </style:paragraph-properties>
      <style:text-properties style:font-name="Arial" fo:font-size="14pt" officeooo:paragraph-rsid="0022ccf7" style:font-size-asian="14pt" style:font-size-complex="14pt"/>
    </style:style>
    <style:style style:name="P166" style:family="paragraph" style:parent-style-name="Standard">
      <style:paragraph-properties fo:line-height="150%">
        <style:tab-stops>
          <style:tab-stop style:position="0.591cm"/>
        </style:tab-stops>
      </style:paragraph-properties>
      <style:text-properties style:font-name="Arial" fo:font-size="14pt" officeooo:paragraph-rsid="001a269c" style:font-size-asian="14pt" style:font-size-complex="14pt"/>
    </style:style>
    <style:style style:name="P167" style:family="paragraph" style:parent-style-name="Standard">
      <style:paragraph-properties fo:line-height="150%">
        <style:tab-stops>
          <style:tab-stop style:position="0.591cm"/>
        </style:tab-stops>
      </style:paragraph-properties>
      <style:text-properties style:font-name="Arial" fo:font-size="14pt" officeooo:paragraph-rsid="0020adc7" style:font-size-asian="14pt" style:font-size-complex="14pt"/>
    </style:style>
    <style:style style:name="P168" style:family="paragraph" style:parent-style-name="Standard">
      <style:paragraph-properties fo:line-height="150%">
        <style:tab-stops>
          <style:tab-stop style:position="0.591cm"/>
        </style:tab-stops>
      </style:paragraph-properties>
      <style:text-properties style:font-name="Arial" fo:font-size="14pt" officeooo:paragraph-rsid="0021a69e" style:font-size-asian="14pt" style:font-size-complex="14pt"/>
    </style:style>
    <style:style style:name="P169" style:family="paragraph" style:parent-style-name="Standard" style:list-style-name="">
      <style:paragraph-properties fo:line-height="150%">
        <style:tab-stops>
          <style:tab-stop style:position="0.552cm"/>
        </style:tab-stops>
      </style:paragraph-properties>
      <style:text-properties style:font-name="Arial" fo:font-size="14pt" style:font-size-asian="14pt" style:font-size-complex="14pt"/>
    </style:style>
    <style:style style:name="P170" style:family="paragraph" style:parent-style-name="Standard" style:list-style-name="">
      <style:paragraph-properties fo:line-height="150%">
        <style:tab-stops>
          <style:tab-stop style:position="0.552cm"/>
        </style:tab-stops>
      </style:paragraph-properties>
      <style:text-properties style:font-name="Arial" fo:font-size="14pt" officeooo:paragraph-rsid="001fc80a" style:font-size-asian="14pt" style:font-size-complex="14pt"/>
    </style:style>
    <style:style style:name="P171" style:family="paragraph" style:parent-style-name="Standard">
      <style:paragraph-properties fo:line-height="150%">
        <style:tab-stops>
          <style:tab-stop style:position="0.552cm"/>
        </style:tab-stops>
      </style:paragraph-properties>
      <style:text-properties style:font-name="Arial" fo:font-size="14pt" officeooo:paragraph-rsid="00218646" style:font-size-asian="14pt" style:font-size-complex="14pt"/>
    </style:style>
    <style:style style:name="P172" style:family="paragraph" style:parent-style-name="Standard">
      <style:paragraph-properties fo:line-height="150%">
        <style:tab-stops>
          <style:tab-stop style:position="0.552cm"/>
        </style:tab-stops>
      </style:paragraph-properties>
      <style:text-properties style:font-name="Arial" fo:font-size="14pt" officeooo:paragraph-rsid="0022ccf7" style:font-size-asian="14pt" style:font-size-complex="14pt"/>
    </style:style>
    <style:style style:name="P173" style:family="paragraph" style:parent-style-name="Standard">
      <style:paragraph-properties fo:line-height="150%"/>
      <style:text-properties style:font-name="Arial" fo:font-size="14pt" officeooo:paragraph-rsid="001b171a" style:font-size-asian="14pt" style:font-size-complex="14pt"/>
    </style:style>
    <style:style style:name="P174" style:family="paragraph" style:parent-style-name="Standard">
      <style:paragraph-properties fo:line-height="150%">
        <style:tab-stops>
          <style:tab-stop style:position="0.572cm"/>
        </style:tab-stops>
      </style:paragraph-properties>
      <style:text-properties style:font-name="Arial" fo:font-size="14pt" style:font-size-asian="14pt" style:font-size-complex="14pt"/>
    </style:style>
    <style:style style:name="P175" style:family="paragraph" style:parent-style-name="Standard">
      <style:paragraph-properties fo:line-height="150%">
        <style:tab-stops>
          <style:tab-stop style:position="0.572cm"/>
        </style:tab-stops>
      </style:paragraph-properties>
      <style:text-properties style:font-name="Arial" fo:font-size="14pt" officeooo:paragraph-rsid="001b171a" style:font-size-asian="14pt" style:font-size-complex="14pt"/>
    </style:style>
    <style:style style:name="P176" style:family="paragraph" style:parent-style-name="Standard">
      <style:paragraph-properties fo:line-height="150%">
        <style:tab-stops>
          <style:tab-stop style:position="0.572cm"/>
        </style:tab-stops>
      </style:paragraph-properties>
      <style:text-properties style:font-name="Arial" fo:font-size="14pt" officeooo:paragraph-rsid="001fc80a" style:font-size-asian="14pt" style:font-size-complex="14pt"/>
    </style:style>
    <style:style style:name="P177" style:family="paragraph" style:parent-style-name="Standard">
      <style:paragraph-properties fo:line-height="150%">
        <style:tab-stops>
          <style:tab-stop style:position="0.572cm"/>
        </style:tab-stops>
      </style:paragraph-properties>
      <style:text-properties style:font-name="Arial" fo:font-size="14pt" officeooo:paragraph-rsid="00204314" style:font-size-asian="14pt" style:font-size-complex="14pt"/>
    </style:style>
    <style:style style:name="P178" style:family="paragraph" style:parent-style-name="Standard">
      <style:paragraph-properties fo:line-height="150%">
        <style:tab-stops>
          <style:tab-stop style:position="0.572cm"/>
        </style:tab-stops>
      </style:paragraph-properties>
      <style:text-properties style:font-name="Arial" fo:font-size="14pt" officeooo:paragraph-rsid="00218646" style:font-size-asian="14pt" style:font-size-complex="14pt"/>
    </style:style>
    <style:style style:name="P179" style:family="paragraph" style:parent-style-name="Standard">
      <style:paragraph-properties fo:line-height="150%">
        <style:tab-stops>
          <style:tab-stop style:position="0.572cm"/>
        </style:tab-stops>
      </style:paragraph-properties>
      <style:text-properties style:font-name="Arial" fo:font-size="14pt" officeooo:paragraph-rsid="0021a69e" style:font-size-asian="14pt" style:font-size-complex="14pt"/>
    </style:style>
    <style:style style:name="P180" style:family="paragraph" style:parent-style-name="Standard">
      <style:paragraph-properties fo:line-height="150%">
        <style:tab-stops>
          <style:tab-stop style:position="0.572cm"/>
        </style:tab-stops>
      </style:paragraph-properties>
      <style:text-properties style:font-name="Arial" fo:font-size="14pt" officeooo:paragraph-rsid="0022ccf7" style:font-size-asian="14pt" style:font-size-complex="14pt"/>
    </style:style>
    <style:style style:name="P181" style:family="paragraph" style:parent-style-name="Standard">
      <style:paragraph-properties fo:line-height="150%">
        <style:tab-stops>
          <style:tab-stop style:position="0.584cm"/>
        </style:tab-stops>
      </style:paragraph-properties>
      <style:text-properties style:font-name="Arial" fo:font-size="14pt" officeooo:paragraph-rsid="001b171a" style:font-size-asian="14pt" style:font-size-complex="14pt"/>
    </style:style>
    <style:style style:name="P182" style:family="paragraph" style:parent-style-name="Standard">
      <style:paragraph-properties fo:line-height="150%">
        <style:tab-stops>
          <style:tab-stop style:position="0.584cm"/>
        </style:tab-stops>
      </style:paragraph-properties>
      <style:text-properties style:font-name="Arial" fo:font-size="14pt" officeooo:paragraph-rsid="001dcaeb" style:font-size-asian="14pt" style:font-size-complex="14pt"/>
    </style:style>
    <style:style style:name="P183" style:family="paragraph" style:parent-style-name="Standard">
      <style:paragraph-properties fo:line-height="150%">
        <style:tab-stops>
          <style:tab-stop style:position="0.584cm"/>
        </style:tab-stops>
      </style:paragraph-properties>
      <style:text-properties style:font-name="Arial" fo:font-size="14pt" officeooo:paragraph-rsid="00218646" style:font-size-asian="14pt" style:font-size-complex="14pt"/>
    </style:style>
    <style:style style:name="P184" style:family="paragraph" style:parent-style-name="Standard">
      <style:paragraph-properties fo:line-height="150%">
        <style:tab-stops>
          <style:tab-stop style:position="0.584cm"/>
        </style:tab-stops>
      </style:paragraph-properties>
      <style:text-properties style:font-name="Arial" fo:font-size="14pt" officeooo:paragraph-rsid="0021a69e" style:font-size-asian="14pt" style:font-size-complex="14pt"/>
    </style:style>
    <style:style style:name="P185" style:family="paragraph" style:parent-style-name="Standard">
      <style:paragraph-properties fo:line-height="150%">
        <style:tab-stops>
          <style:tab-stop style:position="0.584cm"/>
        </style:tab-stops>
      </style:paragraph-properties>
      <style:text-properties style:font-name="Arial" fo:font-size="14pt" officeooo:paragraph-rsid="0022ccf7" style:font-size-asian="14pt" style:font-size-complex="14pt"/>
    </style:style>
    <style:style style:name="P186" style:family="paragraph" style:parent-style-name="Standard">
      <style:paragraph-properties fo:line-height="150%"/>
      <style:text-properties style:font-name="Arial" fo:font-size="14pt" officeooo:paragraph-rsid="001da7f8" style:font-size-asian="14pt" style:font-size-complex="14pt"/>
    </style:style>
    <style:style style:name="P187" style:family="paragraph" style:parent-style-name="Standard" style:list-style-name="">
      <style:paragraph-properties fo:line-height="150%">
        <style:tab-stops>
          <style:tab-stop style:position="0.52cm"/>
        </style:tab-stops>
      </style:paragraph-properties>
      <style:text-properties style:font-name="Arial" fo:font-size="14pt" style:font-size-asian="14pt" style:font-size-complex="14pt"/>
    </style:style>
    <style:style style:name="P188" style:family="paragraph" style:parent-style-name="Standard">
      <style:paragraph-properties fo:line-height="150%">
        <style:tab-stops>
          <style:tab-stop style:position="0.52cm"/>
        </style:tab-stops>
      </style:paragraph-properties>
      <style:text-properties style:font-name="Arial" fo:font-size="14pt" officeooo:paragraph-rsid="0021a69e" style:font-size-asian="14pt" style:font-size-complex="14pt"/>
    </style:style>
    <style:style style:name="P189" style:family="paragraph" style:parent-style-name="Standard">
      <style:paragraph-properties fo:line-height="150%">
        <style:tab-stops>
          <style:tab-stop style:position="0.452cm"/>
        </style:tab-stops>
      </style:paragraph-properties>
      <style:text-properties style:font-name="Arial" fo:font-size="14pt" officeooo:paragraph-rsid="001da7f8" style:font-size-asian="14pt" style:font-size-complex="14pt"/>
    </style:style>
    <style:style style:name="P190" style:family="paragraph" style:parent-style-name="Standard">
      <style:paragraph-properties fo:line-height="150%">
        <style:tab-stops>
          <style:tab-stop style:position="0.437cm"/>
        </style:tab-stops>
      </style:paragraph-properties>
      <style:text-properties style:font-name="Arial" fo:font-size="14pt" officeooo:paragraph-rsid="001da7f8" style:font-size-asian="14pt" style:font-size-complex="14pt"/>
    </style:style>
    <style:style style:name="P191" style:family="paragraph" style:parent-style-name="Standard">
      <style:paragraph-properties fo:line-height="150%"/>
      <style:text-properties style:font-name="Arial" fo:font-size="14pt" officeooo:paragraph-rsid="001dcaeb" style:font-size-asian="14pt" style:font-size-complex="14pt"/>
    </style:style>
    <style:style style:name="P192" style:family="paragraph" style:parent-style-name="Standard">
      <style:paragraph-properties fo:line-height="150%">
        <style:tab-stops>
          <style:tab-stop style:position="0.469cm"/>
        </style:tab-stops>
      </style:paragraph-properties>
      <style:text-properties style:font-name="Arial" fo:font-size="14pt" officeooo:paragraph-rsid="001dcaeb" style:font-size-asian="14pt" style:font-size-complex="14pt"/>
    </style:style>
    <style:style style:name="P193" style:family="paragraph" style:parent-style-name="Standard">
      <style:paragraph-properties fo:line-height="150%">
        <style:tab-stops>
          <style:tab-stop style:position="0.469cm"/>
        </style:tab-stops>
      </style:paragraph-properties>
      <style:text-properties style:font-name="Arial" fo:font-size="14pt" officeooo:paragraph-rsid="001fc80a" style:font-size-asian="14pt" style:font-size-complex="14pt"/>
    </style:style>
    <style:style style:name="P194" style:family="paragraph" style:parent-style-name="Standard">
      <style:paragraph-properties fo:line-height="150%">
        <style:tab-stops>
          <style:tab-stop style:position="0.469cm"/>
        </style:tab-stops>
      </style:paragraph-properties>
      <style:text-properties style:font-name="Arial" fo:font-size="14pt" officeooo:paragraph-rsid="00218646" style:font-size-asian="14pt" style:font-size-complex="14pt"/>
    </style:style>
    <style:style style:name="P195" style:family="paragraph" style:parent-style-name="Standard">
      <style:paragraph-properties fo:line-height="150%">
        <style:tab-stops>
          <style:tab-stop style:position="0.469cm"/>
        </style:tab-stops>
      </style:paragraph-properties>
      <style:text-properties style:font-name="Arial" fo:font-size="14pt" officeooo:paragraph-rsid="0021a69e" style:font-size-asian="14pt" style:font-size-complex="14pt"/>
    </style:style>
    <style:style style:name="P196" style:family="paragraph" style:parent-style-name="Standard">
      <style:paragraph-properties fo:line-height="150%"/>
      <style:text-properties style:font-name="Arial" fo:font-size="14pt" officeooo:paragraph-rsid="001fc80a" style:font-size-asian="14pt" style:font-size-complex="14pt"/>
    </style:style>
    <style:style style:name="P197" style:family="paragraph" style:parent-style-name="Standard">
      <style:paragraph-properties fo:line-height="150%">
        <style:tab-stops>
          <style:tab-stop style:position="0.503cm"/>
        </style:tab-stops>
      </style:paragraph-properties>
      <style:text-properties style:font-name="Arial" fo:font-size="14pt" officeooo:paragraph-rsid="001fc80a" style:font-size-asian="14pt" style:font-size-complex="14pt"/>
    </style:style>
    <style:style style:name="P198" style:family="paragraph" style:parent-style-name="Standard">
      <style:paragraph-properties fo:line-height="150%">
        <style:tab-stops>
          <style:tab-stop style:position="4.66cm" style:leader-style="dotted" style:leader-text="."/>
        </style:tab-stops>
      </style:paragraph-properties>
      <style:text-properties style:font-name="Arial" fo:font-size="14pt" style:font-size-asian="14pt" style:font-size-complex="14pt"/>
    </style:style>
    <style:style style:name="P199" style:family="paragraph" style:parent-style-name="Standard">
      <style:paragraph-properties fo:line-height="150%">
        <style:tab-stops>
          <style:tab-stop style:position="4.711cm" style:leader-style="dotted" style:leader-text="."/>
        </style:tab-stops>
      </style:paragraph-properties>
      <style:text-properties style:font-name="Arial" fo:font-size="14pt" officeooo:paragraph-rsid="001fc80a" style:font-size-asian="14pt" style:font-size-complex="14pt"/>
    </style:style>
    <style:style style:name="P200" style:family="paragraph" style:parent-style-name="Standard">
      <style:paragraph-properties fo:line-height="150%">
        <style:tab-stops>
          <style:tab-stop style:position="4.433cm" style:leader-style="dotted" style:leader-text="."/>
        </style:tab-stops>
      </style:paragraph-properties>
      <style:text-properties style:font-name="Arial" fo:font-size="14pt" style:font-size-asian="14pt" style:font-size-complex="14pt"/>
    </style:style>
    <style:style style:name="P201" style:family="paragraph" style:parent-style-name="Standard">
      <style:paragraph-properties fo:line-height="150%">
        <style:tab-stops>
          <style:tab-stop style:position="4.464cm" style:leader-style="dotted" style:leader-text="."/>
        </style:tab-stops>
      </style:paragraph-properties>
      <style:text-properties style:font-name="Arial" fo:font-size="14pt" style:font-size-asian="14pt" style:font-size-complex="14pt"/>
    </style:style>
    <style:style style:name="P202" style:family="paragraph" style:parent-style-name="Standard">
      <style:paragraph-properties fo:line-height="150%">
        <style:tab-stops>
          <style:tab-stop style:position="4.247cm" style:leader-style="dotted" style:leader-text="."/>
          <style:tab-stop style:position="4.464cm" style:leader-style="dotted" style:leader-text="."/>
        </style:tab-stops>
      </style:paragraph-properties>
      <style:text-properties style:font-name="Arial" fo:font-size="14pt" style:font-size-asian="14pt" style:font-size-complex="14pt"/>
    </style:style>
    <style:style style:name="P203" style:family="paragraph" style:parent-style-name="Standard">
      <style:paragraph-properties fo:line-height="150%"/>
      <style:text-properties style:font-name="Arial" fo:font-size="14pt" officeooo:paragraph-rsid="00204314" style:font-size-asian="14pt" style:font-size-complex="14pt"/>
    </style:style>
    <style:style style:name="P204" style:family="paragraph" style:parent-style-name="Standard">
      <style:paragraph-properties fo:line-height="150%"/>
      <style:text-properties style:font-name="Arial" fo:font-size="14pt" officeooo:paragraph-rsid="0020adc7" style:font-size-asian="14pt" style:font-size-complex="14pt"/>
    </style:style>
    <style:style style:name="P205" style:family="paragraph" style:parent-style-name="Standard">
      <style:paragraph-properties fo:line-height="150%">
        <style:tab-stops>
          <style:tab-stop style:position="0.596cm"/>
        </style:tab-stops>
      </style:paragraph-properties>
      <style:text-properties style:font-name="Arial" fo:font-size="14pt" officeooo:paragraph-rsid="0020adc7" style:font-size-asian="14pt" style:font-size-complex="14pt"/>
    </style:style>
    <style:style style:name="P206" style:family="paragraph" style:parent-style-name="Standard">
      <style:paragraph-properties fo:line-height="150%"/>
      <style:text-properties style:font-name="Arial" fo:font-size="14pt" officeooo:paragraph-rsid="00218646" style:font-size-asian="14pt" style:font-size-complex="14pt"/>
    </style:style>
    <style:style style:name="P207" style:family="paragraph" style:parent-style-name="Standard">
      <style:paragraph-properties fo:line-height="150%">
        <style:tab-stops>
          <style:tab-stop style:position="0.527cm"/>
        </style:tab-stops>
      </style:paragraph-properties>
      <style:text-properties style:font-name="Arial" fo:font-size="14pt" officeooo:paragraph-rsid="00218646" style:font-size-asian="14pt" style:font-size-complex="14pt"/>
    </style:style>
    <style:style style:name="P208" style:family="paragraph" style:parent-style-name="Standard">
      <style:paragraph-properties fo:line-height="150%"/>
      <style:text-properties style:font-name="Arial" fo:font-size="14pt" officeooo:paragraph-rsid="0021a69e" style:font-size-asian="14pt" style:font-size-complex="14pt"/>
    </style:style>
    <style:style style:name="P209" style:family="paragraph" style:parent-style-name="Standard">
      <style:paragraph-properties fo:line-height="150%">
        <style:tab-stops>
          <style:tab-stop style:position="0.508cm"/>
        </style:tab-stops>
      </style:paragraph-properties>
      <style:text-properties style:font-name="Arial" fo:font-size="14pt" style:font-size-asian="14pt" style:font-size-complex="14pt"/>
    </style:style>
    <style:style style:name="P210" style:family="paragraph" style:parent-style-name="Standard">
      <style:paragraph-properties fo:line-height="150%"/>
      <style:text-properties style:font-name="Arial" fo:font-size="14pt" officeooo:paragraph-rsid="0022ccf7" style:font-size-asian="14pt" style:font-size-complex="14pt"/>
    </style:style>
    <style:style style:name="P211" style:family="paragraph" style:parent-style-name="Standard">
      <style:paragraph-properties fo:line-height="150%">
        <style:tab-stops>
          <style:tab-stop style:position="0.293cm"/>
        </style:tab-stops>
      </style:paragraph-properties>
      <style:text-properties style:font-name="Arial" fo:font-size="14pt" officeooo:paragraph-rsid="0022ccf7" style:font-size-asian="14pt" style:font-size-complex="14pt"/>
    </style:style>
    <style:style style:name="P212" style:family="paragraph" style:parent-style-name="Standard">
      <style:paragraph-properties fo:line-height="150%">
        <style:tab-stops>
          <style:tab-stop style:position="0.337cm"/>
        </style:tab-stops>
      </style:paragraph-properties>
      <style:text-properties style:font-name="Arial" fo:font-size="14pt" officeooo:paragraph-rsid="0022ccf7" style:font-size-asian="14pt" style:font-size-complex="14pt"/>
    </style:style>
    <style:style style:name="P213" style:family="paragraph" style:parent-style-name="Standard">
      <style:paragraph-properties fo:line-height="150%">
        <style:tab-stops>
          <style:tab-stop style:position="0.325cm"/>
        </style:tab-stops>
      </style:paragraph-properties>
      <style:text-properties style:font-name="Arial" fo:font-size="14pt" officeooo:paragraph-rsid="0022ccf7" style:font-size-asian="14pt" style:font-size-complex="14pt"/>
    </style:style>
    <style:style style:name="P214" style:family="paragraph" style:parent-style-name="Standard" style:list-style-name="">
      <style:paragraph-properties fo:line-height="150%"/>
      <style:text-properties style:font-name="Arial" fo:font-size="14pt" officeooo:rsid="001a269c" officeooo:paragraph-rsid="001a269c" style:font-size-asian="14pt" style:font-size-complex="14pt"/>
    </style:style>
    <style:style style:name="P215" style:family="paragraph" style:parent-style-name="Standard">
      <style:paragraph-properties fo:line-height="150%"/>
      <style:text-properties style:font-name="Arial" fo:font-size="14pt" officeooo:rsid="001b171a" officeooo:paragraph-rsid="001b171a" style:font-size-asian="14pt" style:font-size-complex="14pt"/>
    </style:style>
    <style:style style:name="P216" style:family="paragraph" style:parent-style-name="Standard">
      <style:paragraph-properties fo:line-height="150%"/>
      <style:text-properties style:font-name="Arial" fo:font-size="14pt" officeooo:rsid="001da7f8" officeooo:paragraph-rsid="001da7f8" style:font-size-asian="14pt" style:font-size-complex="14pt"/>
    </style:style>
    <style:style style:name="P217" style:family="paragraph" style:parent-style-name="Standard">
      <style:paragraph-properties fo:line-height="150%"/>
      <style:text-properties style:font-name="Arial" fo:font-size="14pt" officeooo:rsid="001fc80a" officeooo:paragraph-rsid="001fc80a" style:font-size-asian="14pt" style:font-size-complex="14pt"/>
    </style:style>
    <style:style style:name="P218" style:family="paragraph" style:parent-style-name="Standard" style:list-style-name="">
      <style:paragraph-properties fo:line-height="150%"/>
      <style:text-properties style:font-name="Arial" fo:font-size="14pt" officeooo:rsid="00204314" officeooo:paragraph-rsid="00204314" style:font-size-asian="14pt" style:font-size-complex="14pt"/>
    </style:style>
    <style:style style:name="P219" style:family="paragraph" style:parent-style-name="Standard">
      <style:paragraph-properties fo:line-height="150%"/>
      <style:text-properties officeooo:paragraph-rsid="0019124e"/>
    </style:style>
    <style:style style:name="P220" style:family="paragraph" style:parent-style-name="Standard">
      <style:paragraph-properties fo:line-height="150%"/>
      <style:text-properties officeooo:paragraph-rsid="0020adc7"/>
    </style:style>
    <style:style style:name="P221" style:family="paragraph" style:parent-style-name="Standard" style:list-style-name="" style:master-page-name="">
      <style:paragraph-properties fo:line-height="150%" style:page-number="auto"/>
      <style:text-properties style:font-name="Arial" fo:font-size="14pt" style:font-size-asian="14pt" style:font-size-complex="14pt"/>
    </style:style>
    <style:style style:name="P222" style:family="paragraph" style:parent-style-name="Standard" style:list-style-name="" style:master-page-name="">
      <style:paragraph-properties fo:line-height="150%" style:page-number="auto"/>
      <style:text-properties style:font-name="Arial" fo:font-size="14pt" style:font-size-asian="14pt" style:font-size-complex="14pt"/>
    </style:style>
    <style:style style:name="P223" style:family="paragraph" style:parent-style-name="Standard" style:list-style-name="" style:master-page-name="">
      <style:paragraph-properties fo:line-height="150%" style:page-number="auto"/>
      <style:text-properties style:font-name="Arial" fo:font-size="14pt" style:font-size-asian="14pt" style:font-size-complex="14pt"/>
    </style:style>
    <style:style style:name="P224" style:family="paragraph" style:parent-style-name="Standard" style:list-style-name="" style:master-page-name="">
      <style:paragraph-properties fo:line-height="150%" style:page-number="auto"/>
      <style:text-properties style:font-name="Arial" fo:font-size="14pt" style:font-size-asian="14pt" style:font-size-complex="14pt"/>
    </style:style>
    <style:style style:name="P225" style:family="paragraph" style:parent-style-name="Standard" style:list-style-name="" style:master-page-name="">
      <style:paragraph-properties fo:line-height="150%" style:page-number="auto"/>
      <style:text-properties style:font-name="Arial" fo:font-size="14pt" style:font-size-asian="14pt" style:font-size-complex="14pt"/>
    </style:style>
    <style:style style:name="P226" style:family="paragraph" style:parent-style-name="Standard" style:list-style-name="" style:master-page-name="">
      <style:paragraph-properties fo:line-height="150%" style:page-number="auto"/>
      <style:text-properties style:font-name="Arial" fo:font-size="14pt" style:font-size-asian="14pt" style:font-size-complex="14pt"/>
    </style:style>
    <style:style style:name="P227" style:family="paragraph" style:parent-style-name="Standard" style:list-style-name="" style:master-page-name="">
      <style:paragraph-properties fo:line-height="150%" style:page-number="auto">
        <style:tab-stops>
          <style:tab-stop style:position="0.54cm"/>
        </style:tab-stops>
      </style:paragraph-properties>
      <style:text-properties style:font-name="Arial" fo:font-size="14pt" style:font-size-asian="14pt" style:font-size-complex="14pt"/>
    </style:style>
    <style:style style:name="P228" style:family="paragraph" style:parent-style-name="Standard" style:list-style-name="" style:master-page-name="">
      <style:paragraph-properties fo:line-height="150%" style:page-number="auto"/>
      <style:text-properties style:font-name="Arial" fo:font-size="14pt" style:font-size-asian="14pt" style:font-size-complex="14pt"/>
    </style:style>
    <style:style style:name="P229" style:family="paragraph" style:parent-style-name="Standard" style:list-style-name="" style:master-page-name="">
      <style:paragraph-properties fo:line-height="150%" style:page-number="auto"/>
      <style:text-properties style:font-name="Arial" fo:font-size="14pt" style:font-size-asian="14pt" style:font-size-complex="14pt"/>
    </style:style>
    <style:style style:name="P230" style:family="paragraph" style:parent-style-name="Standard" style:list-style-name="" style:master-page-name="">
      <style:paragraph-properties fo:line-height="150%" style:page-number="auto"/>
      <style:text-properties style:font-name="Arial" fo:font-size="14pt" style:font-size-asian="14pt" style:font-size-complex="14pt"/>
    </style:style>
    <style:style style:name="P231" style:family="paragraph" style:parent-style-name="Standard" style:list-style-name="" style:master-page-name="">
      <style:paragraph-properties fo:line-height="150%" style:page-number="auto"/>
      <style:text-properties style:font-name="Arial" fo:font-size="14pt" style:font-size-asian="14pt" style:font-size-complex="14pt"/>
    </style:style>
    <style:style style:name="P232" style:family="paragraph" style:parent-style-name="Standard" style:list-style-name="" style:master-page-name="">
      <style:paragraph-properties fo:line-height="150%" style:page-number="auto"/>
      <style:text-properties style:font-name="Arial" fo:font-size="14pt" style:font-size-asian="14pt" style:font-size-complex="14pt"/>
    </style:style>
    <style:style style:name="P233" style:family="paragraph" style:parent-style-name="Standard" style:list-style-name="" style:master-page-name="">
      <style:paragraph-properties fo:line-height="150%" style:page-number="auto"/>
      <style:text-properties style:font-name="Arial" fo:font-size="14pt" style:font-size-asian="14pt" style:font-size-complex="14pt"/>
    </style:style>
    <style:style style:name="P234" style:family="paragraph" style:parent-style-name="Standard" style:list-style-name="" style:master-page-name="">
      <style:paragraph-properties fo:line-height="150%" style:page-number="auto"/>
      <style:text-properties style:font-name="Arial" fo:font-size="14pt" style:font-size-asian="14pt" style:font-size-complex="14pt"/>
    </style:style>
    <style:style style:name="P235" style:family="paragraph" style:parent-style-name="Standard" style:list-style-name="" style:master-page-name="">
      <style:paragraph-properties fo:line-height="150%" style:page-number="auto"/>
      <style:text-properties style:font-name="Arial" fo:font-size="14pt" style:font-size-asian="14pt" style:font-size-complex="14pt"/>
    </style:style>
    <style:style style:name="P236" style:family="paragraph" style:parent-style-name="Standard" style:list-style-name="" style:master-page-name="">
      <style:paragraph-properties fo:line-height="150%" style:page-number="auto"/>
      <style:text-properties style:font-name="Arial" fo:font-size="14pt" style:font-size-asian="14pt" style:font-size-complex="14pt"/>
    </style:style>
    <style:style style:name="P237" style:family="paragraph" style:parent-style-name="Standard" style:list-style-name="" style:master-page-name="">
      <style:paragraph-properties fo:line-height="150%" style:page-number="auto"/>
      <style:text-properties style:font-name="Arial" fo:font-size="14pt" style:font-size-asian="14pt" style:font-size-complex="14pt"/>
    </style:style>
    <style:style style:name="P238" style:family="paragraph" style:parent-style-name="Standard" style:list-style-name="" style:master-page-name="">
      <style:paragraph-properties fo:line-height="150%" style:page-number="auto"/>
      <style:text-properties style:font-name="Arial" fo:font-size="14pt" style:font-size-asian="14pt" style:font-size-complex="14pt"/>
    </style:style>
    <style:style style:name="P239" style:family="paragraph" style:parent-style-name="Standard" style:list-style-name="" style:master-page-name="">
      <style:paragraph-properties fo:line-height="150%" style:page-number="auto"/>
      <style:text-properties style:font-name="Arial" fo:font-size="14pt" style:font-size-asian="14pt" style:font-size-complex="14pt"/>
    </style:style>
    <style:style style:name="P240" style:family="paragraph" style:parent-style-name="Standard" style:list-style-name="" style:master-page-name="">
      <style:paragraph-properties fo:line-height="150%" style:page-number="auto"/>
      <style:text-properties style:font-name="Arial" fo:font-size="14pt" style:font-size-asian="14pt" style:font-size-complex="14pt"/>
    </style:style>
    <style:style style:name="P241" style:family="paragraph" style:parent-style-name="Standard" style:list-style-name="" style:master-page-name="">
      <style:paragraph-properties fo:line-height="150%" style:page-number="auto"/>
      <style:text-properties style:font-name="Arial" fo:font-size="14pt" style:font-size-asian="14pt" style:font-size-complex="14pt"/>
    </style:style>
    <style:style style:name="P242" style:family="paragraph" style:parent-style-name="Standard" style:list-style-name="" style:master-page-name="">
      <style:paragraph-properties fo:line-height="150%" style:page-number="auto"/>
      <style:text-properties style:font-name="Arial" fo:font-size="14pt" style:font-size-asian="14pt" style:font-size-complex="14pt"/>
    </style:style>
    <style:style style:name="P243" style:family="paragraph" style:parent-style-name="Standard" style:list-style-name="" style:master-page-name="">
      <style:paragraph-properties fo:line-height="150%" style:page-number="auto">
        <style:tab-stops>
          <style:tab-stop style:position="0.559cm"/>
        </style:tab-stops>
      </style:paragraph-properties>
      <style:text-properties style:font-name="Arial" fo:font-size="14pt" style:font-size-asian="14pt" style:font-size-complex="14pt"/>
    </style:style>
    <style:style style:name="P244" style:family="paragraph" style:parent-style-name="Standard" style:list-style-name="" style:master-page-name="">
      <style:paragraph-properties fo:line-height="150%" style:page-number="auto"/>
      <style:text-properties style:font-name="Arial" fo:font-size="14pt" style:font-size-asian="14pt" style:font-size-complex="14pt"/>
    </style:style>
    <style:style style:name="P245" style:family="paragraph" style:parent-style-name="Standard" style:list-style-name="" style:master-page-name="">
      <style:paragraph-properties fo:line-height="150%" style:page-number="auto"/>
      <style:text-properties style:font-name="Arial" fo:font-size="14pt" style:font-size-asian="14pt" style:font-size-complex="14pt"/>
    </style:style>
    <style:style style:name="P246" style:family="paragraph" style:parent-style-name="Standard" style:list-style-name="" style:master-page-name="">
      <style:paragraph-properties fo:line-height="150%" style:page-number="auto"/>
      <style:text-properties style:font-name="Arial" fo:font-size="14pt" style:font-size-asian="14pt" style:font-size-complex="14pt"/>
    </style:style>
    <style:style style:name="P247" style:family="paragraph" style:parent-style-name="Standard" style:list-style-name="" style:master-page-name="">
      <style:paragraph-properties fo:line-height="150%" style:page-number="auto"/>
      <style:text-properties style:font-name="Arial" fo:font-size="14pt" style:font-size-asian="14pt" style:font-size-complex="14pt"/>
    </style:style>
    <style:style style:name="P248" style:family="paragraph" style:parent-style-name="Standard" style:list-style-name="" style:master-page-name="">
      <style:paragraph-properties fo:line-height="150%" style:page-number="auto"/>
      <style:text-properties style:font-name="Arial" fo:font-size="14pt" style:font-size-asian="14pt" style:font-size-complex="14pt"/>
    </style:style>
    <style:style style:name="P249" style:family="paragraph" style:parent-style-name="Standard" style:list-style-name="" style:master-page-name="">
      <style:paragraph-properties fo:line-height="150%" style:page-number="auto"/>
      <style:text-properties style:font-name="Arial" fo:font-size="14pt" style:font-size-asian="14pt" style:font-size-complex="14pt"/>
    </style:style>
    <style:style style:name="P250" style:family="paragraph" style:parent-style-name="Standard" style:list-style-name="" style:master-page-name="">
      <style:paragraph-properties fo:line-height="150%" style:page-number="auto"/>
      <style:text-properties style:font-name="Arial" fo:font-size="14pt" style:font-size-asian="14pt" style:font-size-complex="14pt"/>
    </style:style>
    <style:style style:name="P251" style:family="paragraph" style:parent-style-name="Standard" style:list-style-name="" style:master-page-name="">
      <style:paragraph-properties fo:line-height="150%" style:page-number="auto">
        <style:tab-stops>
          <style:tab-stop style:position="0.527cm"/>
        </style:tab-stops>
      </style:paragraph-properties>
      <style:text-properties style:font-name="Arial" fo:font-size="14pt" style:font-size-asian="14pt" style:font-size-complex="14pt"/>
    </style:style>
    <style:style style:name="P252" style:family="paragraph" style:parent-style-name="Standard" style:list-style-name="" style:master-page-name="">
      <style:paragraph-properties fo:line-height="150%" style:page-number="auto"/>
      <style:text-properties style:font-name="Arial" fo:font-size="14pt" style:font-size-asian="14pt" style:font-size-complex="14pt"/>
    </style:style>
    <style:style style:name="P253" style:family="paragraph" style:parent-style-name="Standard" style:list-style-name="" style:master-page-name="">
      <style:paragraph-properties fo:line-height="150%" style:page-number="auto"/>
      <style:text-properties style:font-name="Arial" fo:font-size="14pt" style:font-size-asian="14pt" style:font-size-complex="14pt"/>
    </style:style>
    <style:style style:name="P254" style:family="paragraph" style:parent-style-name="Standard" style:master-page-name="">
      <style:paragraph-properties fo:margin-left="0cm" fo:margin-right="0cm" fo:line-height="150%" fo:text-indent="0.635cm" style:auto-text-indent="false" style:page-number="auto"/>
      <style:text-properties style:font-name="Arial" fo:font-size="14pt" officeooo:paragraph-rsid="001a269c" style:font-size-asian="14pt" style:font-size-complex="14pt"/>
    </style:style>
    <style:style style:name="P255" style:family="paragraph" style:parent-style-name="Standard" style:master-page-name="">
      <style:paragraph-properties fo:margin-left="0cm" fo:margin-right="0cm" fo:line-height="150%" fo:text-indent="0.635cm" style:auto-text-indent="false" style:page-number="auto"/>
      <style:text-properties style:font-name="Arial" fo:font-size="14pt" officeooo:paragraph-rsid="001b171a" style:font-size-asian="14pt" style:font-size-complex="14pt"/>
    </style:style>
    <style:style style:name="P256" style:family="paragraph" style:parent-style-name="Standard">
      <style:paragraph-properties fo:margin-left="0cm" fo:margin-right="0cm" fo:line-height="150%" fo:text-indent="0.635cm" style:auto-text-indent="false"/>
      <style:text-properties style:font-name="Arial" fo:font-size="14pt" officeooo:paragraph-rsid="001a269c" style:font-size-asian="14pt" style:font-size-complex="14pt"/>
    </style:style>
    <style:style style:name="P257" style:family="paragraph" style:parent-style-name="Standard">
      <style:paragraph-properties fo:margin-left="0cm" fo:margin-right="0cm" fo:line-height="150%" fo:text-indent="0.635cm" style:auto-text-indent="false"/>
      <style:text-properties style:font-name="Arial" fo:font-size="14pt" officeooo:paragraph-rsid="001b171a" style:font-size-asian="14pt" style:font-size-complex="14pt"/>
    </style:style>
    <style:style style:name="T1" style:family="text">
      <style:text-properties style:font-name="Arial" fo:font-size="14pt" style:font-size-asian="14pt" style:font-size-complex="14pt"/>
    </style:style>
    <style:style style:name="T2" style:family="text">
      <style:text-properties officeooo:rsid="00119cae"/>
    </style:style>
    <style:style style:name="T3" style:family="text">
      <style:text-properties officeooo:rsid="0011b44e"/>
    </style:style>
    <style:style style:name="T4" style:family="text">
      <style:text-properties officeooo:rsid="00121e16"/>
    </style:style>
    <style:style style:name="T5" style:family="text">
      <style:text-properties officeooo:rsid="0014d82a"/>
    </style:style>
    <style:style style:name="T6" style:family="text">
      <style:text-properties officeooo:rsid="0015c2bb"/>
    </style:style>
    <style:style style:name="T7" style:family="text">
      <style:text-properties officeooo:rsid="0015da41"/>
    </style:style>
    <style:style style:name="T8" style:family="text">
      <style:text-properties officeooo:rsid="001a269c"/>
    </style:style>
    <style:style style:name="T9" style:family="text">
      <style:text-properties officeooo:rsid="001b171a"/>
    </style:style>
    <style:style style:name="T10" style:family="text">
      <style:text-properties officeooo:rsid="001d60ef"/>
    </style:style>
    <style:style style:name="T11" style:family="text">
      <style:text-properties officeooo:rsid="001da7f8"/>
    </style:style>
    <style:style style:name="T12" style:family="text">
      <style:text-properties officeooo:rsid="001dcaeb"/>
    </style:style>
    <style:style style:name="T13" style:family="text">
      <style:text-properties officeooo:rsid="001fc80a"/>
    </style:style>
    <style:style style:name="T14" style:family="text">
      <style:text-properties officeooo:rsid="00204314"/>
    </style:style>
    <style:style style:name="T15" style:family="text">
      <style:text-properties officeooo:rsid="0020adc7"/>
    </style:style>
    <style:style style:name="T16" style:family="text">
      <style:text-properties officeooo:rsid="00218646"/>
    </style:style>
    <style:style style:name="T17" style:family="text">
      <style:text-properties officeooo:rsid="0021a69e"/>
    </style:style>
    <style:style style:name="T18" style:family="text">
      <style:text-properties officeooo:rsid="0022ccf7"/>
    </style:style>
    <style:style style:name="Sect1" style:family="section">
      <style:section-properties fo:margin-left="2.54cm" fo:margin-right="8.648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0">
        <text:p text:style-name="P64">MARTIN RÁZUS</text:p>
        <text:h text:style-name="P79" text:outline-level="1"/>
        <text:h text:style-name="P137" text:outline-level="1"><text:bookmark-start text:name="bookmark0"/>Z NÁŠHO CHRÁMU<text:bookmark-end text:name="bookmark0"/></text:h>
        <text:h text:style-name="P79" text:outline-level="6"/>
        <text:h text:style-name="P137" text:outline-level="6"><text:bookmark-start text:name="bookmark1"/>MODLITBY, PIESNE, REČŇOVANKY<text:bookmark-end text:name="bookmark1"/></text:h>
        <text:p text:style-name="P3"/>
        <text:p text:style-name="P3"/>
        <text:p text:style-name="P36">Tieto nenáročné verše písal som pre svoju praktickú potrebu v cirkvi. Púšťam ich do ve­rejnosti v pokornej nádeji, že sa zídu a osožia veci Božej.</text:p>
        <text:p text:style-name="P38"/>
        <text:p text:style-name="P38">Pôvodca.</text:p>
        <text:p text:style-name="P3"/>
        <text:p text:style-name="P40"/>
        <text:p text:style-name="P61">I.</text:p>
        <text:p text:style-name="P61"/>
        <text:p text:style-name="P40"><text:bookmark-start text:name="bookmark2"/>RANNÁ.<text:bookmark-end text:name="bookmark2"/></text:p>
        <text:p text:style-name="P3"/>
        <text:p text:style-name="P42">Keď deň vstáva,</text:p>
        <text:p text:style-name="P42"><text:soft-page-break/>buď Ti sláva</text:p>
        <text:p text:style-name="P42">za dobrotu,</text:p>
        <text:p text:style-name="P42">žes ma vzbudil</text:p>
        <text:p text:style-name="P42">ku životu!</text:p>
        <text:p text:style-name="P4">Otče milý,</text:p>
        <text:p text:style-name="P42">daj mi sily</text:p>
        <text:p text:style-name="P42">k práci — v boje:</text:p>
        <text:p text:style-name="P42">ochráň vďačné</text:p>
        <text:p text:style-name="P42">dieťa svoje! Amen.</text:p>
        <text:h text:style-name="P79" text:outline-level="6"/>
        <text:h text:style-name="P137" text:outline-level="6"/>
        <text:h text:style-name="P137" text:outline-level="6"><text:bookmark-start text:name="bookmark3"/>PRED JEDENÍM.<text:bookmark-end text:name="bookmark3"/></text:h>
        <text:p text:style-name="P3"/>
        <text:p text:style-name="P42">Požehnaj nám nebies Pane,</text:p>
        <text:p text:style-name="P42">dary pred nás predkladané,</text:p>
        <text:p text:style-name="P42">z lásky svojej sám nás hosti —</text:p>
        <text:p text:style-name="P42">duši-telu k spokojnosti! Amen.</text:p>
        <text:h text:style-name="P79" text:outline-level="6"/>
        <text:h text:style-name="P137" text:outline-level="6"><text:soft-page-break/></text:h>
        <text:h text:style-name="P137" text:outline-level="6"><text:bookmark-start text:name="bookmark4"/>PO JEDENÍ.<text:bookmark-end text:name="bookmark4"/></text:h>
        <text:p text:style-name="P3"/>
        <text:p text:style-name="P42">Tys nás sýtil, Bože, vieme,</text:p>
        <text:p text:style-name="P42">srdečne Ti ďakujeme!</text:p>
        <text:p text:style-name="P4">Len nám chlieb náš čo deň dávaj,</text:p>
        <text:p text:style-name="P42">vernú prácu požehnávaj! Amen.</text:p>
        <text:h text:style-name="P79" text:outline-level="6"/>
        <text:h text:style-name="P137" text:outline-level="6"/>
        <text:h text:style-name="P137" text:outline-level="6"><text:bookmark-start text:name="bookmark5"/>VEČERNÁ.<text:bookmark-end text:name="bookmark5"/></text:h>
        <text:p text:style-name="P3"/>
        <text:p text:style-name="P40">Noc tmie s neba.</text:p>
        <text:p text:style-name="P4">Bože, Teba</text:p>
        <text:p text:style-name="P42">srdcom hľadám,</text:p>
        <text:p text:style-name="P42">keď sa s vďakou</text:p>
        <text:p text:style-name="P42">k spánku skladám.</text:p>
        <text:p text:style-name="P3"/>
        <text:p text:style-name="P42">Daj mi snívať,</text:p>
        <text:p text:style-name="P42"><text:soft-page-break/>odpočívať</text:p>
        <text:p text:style-name="P42">od únavy...</text:p>
        <text:p text:style-name="P4">Vzbuď ma ráno</text:p>
        <text:p text:style-name="P42">v dobrom zdraví! Amen.</text:p>
        <text:h text:style-name="P79" text:outline-level="6"/>
        <text:h text:style-name="P137" text:outline-level="6"/>
        <text:h text:style-name="P137" text:outline-level="6"><text:bookmark-start text:name="bookmark6"/>PRI PRÍCHODE DO CHRÁMU.<text:bookmark-end text:name="bookmark6"/></text:h>
        <text:p text:style-name="P3"/>
        <text:p text:style-name="P42">Požehnaj nám, Bože, v tomto Tvojom chráme,</text:p>
        <text:p text:style-name="P42">nechže márne slovo Tvoje neslúchame,</text:p>
        <text:p text:style-name="P42">vylej ducha svojho na nás, utvrď v cnosti,</text:p>
        <text:p text:style-name="P42">a raz prijm nás k sebe z lásky do radosti!</text:p>
        <text:p text:style-name="P3">Amen.</text:p>
        <text:h text:style-name="P79" text:outline-level="6"/>
        <text:h text:style-name="P137" text:outline-level="6"/>
        <text:h text:style-name="P137" text:outline-level="6"><text:bookmark-start text:name="bookmark7"/>PRI ODCHODE Z CHRÁMU.<text:bookmark-end text:name="bookmark7"/></text:h>
        <text:p text:style-name="P3"/>
        <text:p text:style-name="P42">Buď Ti vďaka, Bože, vecný nebies Pane,</text:p>
        <text:p text:style-name="P42"><text:soft-page-break/>za to slovo sväté, nám dnes zvestované!</text:p>
        <text:p text:style-name="P42">Len nám krehkým popraj i tej pravej sily,</text:p>
        <text:p text:style-name="P42">by sme jak tu i tam doma svät<text:span text:style-name="T2">e</text:span> žili! Amen.</text:p>
        <text:h text:style-name="P66" text:outline-level="6"/>
        <text:h text:style-name="P147" text:outline-level="6"/>
        <text:h text:style-name="P147" text:outline-level="6"><text:bookmark-start text:name="bookmark8"/>V NEDEĽU.<text:bookmark-end text:name="bookmark8"/></text:h>
        <text:p text:style-name="P3"/>
        <text:p text:style-name="P40">(Ráno.)</text:p>
        <text:p text:style-name="P3"/>
        <text:p text:style-name="P44">Môj Bože, zas Tvoj milý deň</text:p>
        <text:p text:style-name="P44">som dožil, hoci nehoden —</text:p>
        <text:p text:style-name="P44">deň služby Tvojej oddychu,</text:p>
        <text:p text:style-name="P44">keď zem sa modlí potichu,</text:p>
        <text:p text:style-name="P44">kým vstáva svitu slávokráž.</text:p>
        <text:p text:style-name="P6">Vďaka Ti, Pane, za tú stráž,</text:p>
        <text:p text:style-name="P44">v nej mal som, do sna zabraný,</text:p>
        <text:p text:style-name="P44">za noci hojne ochrany.</text:p>
        <text:p text:style-name="P6">Ach, buď i za dňa hrad môj, štít,</text:p>
        <text:p text:style-name="P44"><text:soft-page-break/>a dušu slovom svojím sýť,</text:p>
        <text:p text:style-name="P44">navštív ma v svojej velebe,</text:p>
        <text:p text:style-name="P44">a zdvihni z prachu ku sebe! Amen.</text:p>
        <text:p text:style-name="P3"/>
        <text:p text:style-name="P40">(Večer.)</text:p>
        <text:p text:style-name="P3"/>
        <text:p text:style-name="P44">Už zhaslo slnko — stíchol ruch,</text:p>
        <text:p text:style-name="P44">a k Tebe má sa mdlý môj duch</text:p>
        <text:p text:style-name="P44">— ó, Vládče sveta — za to vše,</text:p>
        <text:p text:style-name="P44">čo dals’ mi dneska — najdrahšie:</text:p>
        <text:p text:style-name="P44">za múdrosť, čo žiť priučí,</text:p>
        <text:p text:style-name="P44">za radosť v Tvojom náručí!</text:p>
        <text:p text:style-name="P6">Ach, Bože dobrý, Tys’ môj, viem,</text:p>
        <text:p text:style-name="P44">i na lôžku keď spočiniem:</text:p>
        <text:p text:style-name="P44">privri mi oči sladkým snom,</text:p>
        <text:p text:style-name="P44">a uchráň zlého — aj môj dom!</text:p>
        <text:p text:style-name="P6">Osviež — daj pravde v duši rásť</text:p>
        <text:p text:style-name="P44">pre časnú púť... i večnú vlasť! Amen.</text:p>
        <text:p text:style-name="P3"><text:soft-page-break/></text:p>
        <text:p text:style-name="P62">V PONDELOK</text:p>
        <text:p text:style-name="P62"/>
        <text:p text:style-name="P6">(Ráno.)</text:p>
        <text:p text:style-name="P3"/>
        <text:p text:style-name="P44">To ráno, ako nový hosť,</text:p>
        <text:p text:style-name="P44">s ním nová práca — povinnosť.</text:p>
        <text:p text:style-name="P6">Môj Kriste, dielo moje znaj,</text:p>
        <text:p text:style-name="P44">a pomáhaj — ach, pomáhaj!</text:p>
        <text:p text:style-name="P6">Popraj mi sily, vzbuď i chuť,</text:p>
        <text:p text:style-name="P44">ťažkostiam žitia nevyhnúť,</text:p>
        <text:p text:style-name="P44">oprieť sa viac, čím tvrdšia hať,</text:p>
        <text:p text:style-name="P44">a z roboty i radosť mať,</text:p>
        <text:p text:style-name="P44">tak konať svoju úlohu</text:p>
        <text:p text:style-name="P44">sebe aj iným k osohu!</text:p>
        <text:p text:style-name="P7">O to zriem, Pane, k výšinám,</text:p>
        <text:p text:style-name="P45">a v Tvojom mene — počínam. Amen.</text:p>
        <text:p text:style-name="P3"/>
        <text:p text:style-name="P40"><text:soft-page-break/>(Večer.)</text:p>
        <text:p text:style-name="P3"/>
        <text:p text:style-name="P44">Zas o deň kratším žitia tok,</text:p>
        <text:p text:style-name="P44">však pevným v práci počiatok,</text:p>
        <text:p text:style-name="P6"><text:span text:style-name="T3">č</text:span>o rá<text:span text:style-name="T3">č</text:span>ils’, Pane, naložiť,</text:p>
        <text:p text:style-name="P44">a prečo sladko — sladko žiť.</text:p>
        <text:p text:style-name="P6">Vždy cítil som a dobre znám —</text:p>
        <text:p text:style-name="P44">so mnou si v práci i Ty sám.</text:p>
        <text:p text:style-name="P6">Príjm za to vďaku, Kriste môj,</text:p>
        <text:p text:style-name="P44">i tejto noci pri mne stoj</text:p>
        <text:p text:style-name="P44">a zbuď ma zajtra vo zdraví —</text:p>
        <text:p text:style-name="P44">čo zmeškal deň — nech napraví:</text:p>
        <text:p text:style-name="P44">Odpusť mi viny — zavaruj,</text:p>
        <text:p text:style-name="P44">a dieťa svoje ochraňuj! Amen.</text:p>
        <text:p text:style-name="P3"/>
        <text:p text:style-name="P62">V UTOROK</text:p>
        <text:p text:style-name="P40"/>
        <text:p text:style-name="P40">(Ráno.)</text:p>
        <text:p text:style-name="P3"><text:soft-page-break/></text:p>
        <text:p text:style-name="P44">Tej práce veľa — starostí —</text:p>
        <text:p text:style-name="P44">ó, čuj ma, Pane z výsosti:</text:p>
        <text:p text:style-name="P44">keď nad horami jasnie svit,</text:p>
        <text:p text:style-name="P44">uč úlohu si podeliť,</text:p>
        <text:p text:style-name="P44">neklesnúť v chvíľky vrtoche,</text:p>
        <text:p text:style-name="P44">veď mnoho zvládať po troche.</text:p>
        <text:p text:style-name="P3">Hoc borba o chlieb moja púť —</text:p>
        <text:p text:style-name="P3">na ducha nedaj zabudnúť,</text:p>
        <text:p text:style-name="P3">znať národ, cirkev v potrebe</text:p>
        <text:p text:style-name="P3">a nemyslieť len o sebe,</text:p>
        <text:p text:style-name="P3">lež vrchné veci milovať...</text:p>
        <text:p text:style-name="P3">tak vieru v Teba zachovať! Amen.</text:p>
        <text:p text:style-name="P3"/>
        <text:p text:style-name="P40">(Večer.)</text:p>
        <text:p text:style-name="P3"/>
        <text:p text:style-name="P44">Mdlo telu, mysli tiež už mdlo,</text:p>
        <text:p text:style-name="P44">keď mnoho sily odbudlo,</text:p>
        <text:p text:style-name="P44"><text:soft-page-break/>však — hoc ju trapy odvedú,</text:p>
        <text:p text:style-name="P44">ja zas som o krok ku predu.</text:p>
        <text:p text:style-name="P6">Môj Kriste, som jak zvädlá vňať,</text:p>
        <text:p text:style-name="P44">čo všetko musím prekonať!</text:p>
        <text:p text:style-name="P6">No, s Tebou, verím, obstojím,</text:p>
        <text:p text:style-name="P44">a ničoho sa nebojím,</text:p>
        <text:p text:style-name="P44">ustatý načriem sily zas,</text:p>
        <text:p text:style-name="P44">nehodný — vstanem na Tvoj hlas,</text:p>
        <text:p text:style-name="P44">a dojdem nebies ku dverám...</text:p>
        <text:p text:style-name="P27">V tej viere oči zavieram. Amen.</text:p>
        <text:p text:style-name="P3"/>
        <text:p text:style-name="P40"/>
        <text:p text:style-name="P40">V STREDU.</text:p>
        <text:p text:style-name="P3"/>
        <text:p text:style-name="P40">(Ráno.)</text:p>
        <text:p text:style-name="P3"/>
        <text:p text:style-name="P44">Čas letí — dielo ostáva,</text:p>
        <text:p text:style-name="P44">a mnohá rana boľavá:</text:p>
        <text:p text:style-name="P44"><text:soft-page-break/>i mieniš, vietor zavanie,</text:p>
        <text:p text:style-name="P44">a zbudne leda sklamanie.</text:p>
        <text:p text:style-name="P6"><text:span text:style-name="T3">Ó</text:span>, Duchu, zapáľ v duši lúč</text:p>
        <text:p text:style-name="P44">a pri práci i čakať uč —</text:p>
        <text:p text:style-name="P44">ak život srazí — znova vstať,</text:p>
        <text:p text:style-name="P44">a vytrvať... a vytrvať,</text:p>
        <text:p text:style-name="P44">kým zrno vzklíči v úslní</text:p>
        <text:p text:style-name="P44">a obilie sa zavlní.</text:p>
        <text:p text:style-name="P6">Ach, vyslyš, Duchu, posilň hruď</text:p>
        <text:p text:style-name="P44">a dnes, i vždycky so mnou buď! Amen.</text:p>
        <text:p text:style-name="P3"/>
        <text:p text:style-name="P40">(Večer.)</text:p>
        <text:p text:style-name="P3"/>
        <text:p text:style-name="P44">Kto ducha hľadá — nájde ho,</text:p>
        <text:p text:style-name="P44">i dobrého, i mužného</text:p>
        <text:p text:style-name="P44">u Teba, Pane, jak ja dnes —</text:p>
        <text:p text:style-name="P44">a minul mrak... a minul des.</text:p>
        <text:p text:style-name="P6">Ó, buď Ti chvála, veleba,</text:p>
        <text:p text:style-name="P44"><text:soft-page-break/>že vždy nájsť darov u Teba,</text:p>
        <text:p text:style-name="P44">a vypomôžeš pri psote nás</text:p>
        <text:p text:style-name="P44">v biednom našom živote!</text:p>
        <text:p text:style-name="P6">Utvrď mi dušu v pokoji,</text:p>
        <text:p text:style-name="P44">nech na diele si nástojí,</text:p>
        <text:p text:style-name="P44">od cieľa nech ma ani hnúť!</text:p>
        <text:p text:style-name="P3">A daj mi sladko spočinúť! Amen.</text:p>
        <text:h text:style-name="P79" text:outline-level="6"/>
        <text:h text:style-name="P137" text:outline-level="6"><text:bookmark-start text:name="bookmark9"/>VO ŠTVRTOK.<text:bookmark-end text:name="bookmark9"/></text:h>
        <text:p text:style-name="P3"/>
        <text:p text:style-name="P40">(Ráno.)</text:p>
        <text:p text:style-name="P3"/>
        <text:p text:style-name="P40">Čo práce vôkol — Kriste, hľaď!</text:p>
        <text:p text:style-name="P6">Lež prosím, daj i dušu znať,</text:p>
        <text:p text:style-name="P44">a riadiť v nej, a stavať v nej,</text:p>
        <text:p text:style-name="P44">pre večný život získanej!</text:p>
        <text:p text:style-name="P3">Uč zvládať vlastné necnosti,</text:p>
        <text:p text:style-name="P3">mať z mála — veľa radosti,</text:p>
        <text:p text:style-name="P3"><text:soft-page-break/>a ostriť vôľu ku činu</text:p>
        <text:p text:style-name="P3">za svoj rod, cirkev — rodinu!</text:p>
        <text:p text:style-name="P3">Odpúšťať iným — sebe nie,</text:p>
        <text:p text:style-name="P3">zrieť v pokore túh splnenie,</text:p>
        <text:p text:style-name="P3">byť malým — veľkosť v srdci niesť,</text:p>
        <text:p text:style-name="P3">nehľadať a nájsť v práci česť! Amen.</text:p>
        <text:p text:style-name="P3"/>
        <text:p text:style-name="P40">(Večer.)</text:p>
        <text:p text:style-name="P3"/>
        <text:p text:style-name="P44">Boj ťažkým s žitia potrebou,</text:p>
        <text:p text:style-name="P44">lež najťažším ten so sebou:</text:p>
        <text:p text:style-name="P44">sto ráz sa zaskvie oka jas</text:p>
        <text:p text:style-name="P44">a sto ráz skalí — padám zas,</text:p>
        <text:p text:style-name="P44">duša sa žalmom rozspieva,</text:p>
        <text:p text:style-name="P44">a zlé v nej sa mi vysmieva.</text:p>
        <text:p text:style-name="P6">Len ak ma, Pane, zdvihneš sám,</text:p>
        <text:p text:style-name="P44">vzchopím sa, kráčam, neklesám.</text:p>
        <text:p text:style-name="P6">I dnes, viem, pravdy v ponuku</text:p>
        <text:p text:style-name="P44"><text:soft-page-break/>Ty si ma viedol za ruku,</text:p>
        <text:p text:style-name="P44">nuž vďaka..! Však i za noci</text:p>
        <text:p text:style-name="P44">neodním lásky, pomoci! Amen.</text:p>
        <text:p text:style-name="P3"/>
        <text:p text:style-name="P40"/>
        <text:p text:style-name="P62">V PIATOK</text:p>
        <text:p text:style-name="P62"/>
        <text:p text:style-name="P40">(Ráno.)</text:p>
        <text:p text:style-name="P3"/>
        <text:p text:style-name="P44">Žiť zkúška je — a čiernu z chvíľ</text:p>
        <text:p text:style-name="P44">zrieš, hoc bys’ ani netušil,</text:p>
        <text:p text:style-name="P44">svet obkľúči ťa srdnatý</text:p>
        <text:p text:style-name="P44">a cítiš súmrak Golgaty.</text:p>
        <text:p text:style-name="P3">Ó, keď čas bôľu najvyšší,</text:p>
        <text:p text:style-name="P3">posilň ma, Pane Ježiši,</text:p>
        <text:p text:style-name="P3">za dielo hoci život dať,</text:p>
        <text:p text:style-name="P3">pred nepriateľmi vytrvať,</text:p>
        <text:p text:style-name="P3">a hoc by mali umučiť —</text:p>
        <text:p text:style-name="P3"><text:soft-page-break/>odplatu Tebe poručiť,</text:p>
        <text:p text:style-name="P3">zlosť preniesť, pomstu, protiveň...!</text:p>
        <text:p text:style-name="P28">V tom duchu daj mi dobrý deň. Amen.</text:p>
        <text:p text:style-name="P3"/>
        <text:p text:style-name="P40">(Večer.)</text:p>
        <text:p text:style-name="P3"/>
        <text:p text:style-name="P44">Hnev skončí raz, hoc búrny je,</text:p>
        <text:p text:style-name="P44">a večer všetko zakryje,</text:p>
        <text:p text:style-name="P44">noc hviezdna dá liek na rany,</text:p>
        <text:p text:style-name="P44">keď hrob pri hrobe srovnaný.</text:p>
        <text:p text:style-name="P6">Ach, čo sa duch len nadiví,</text:p>
        <text:p text:style-name="P44">môj Bože, žes’ tak pravdivý,</text:p>
        <text:p text:style-name="P44">a nájdeš v svoj čas každého,</text:p>
        <text:p text:style-name="P44">malého, jak i veľkého!</text:p>
        <text:p text:style-name="P6">Dáš trpieť, pravdu poraziť,</text:p>
        <text:p text:style-name="P44">však pomôžeš i zvíťaziť —</text:p>
        <text:p text:style-name="P44">rozžiariš svit s tmou po boji...</text:p>
        <text:p text:style-name="P3">A preto usnem v pokoji! Amen.</text:p>
        <text:p text:style-name="P3"><text:soft-page-break/></text:p>
        <text:p text:style-name="P62">V SOBOTU</text:p>
        <text:p text:style-name="P40"/>
        <text:p text:style-name="P40">(Ráno.)</text:p>
        <text:p text:style-name="P3"/>
        <text:p text:style-name="P44">Daj, Bože, múdre užiť čas,</text:p>
        <text:p text:style-name="P44">kým nevypŕchne zo zŕn klas,</text:p>
        <text:p text:style-name="P44">keď po noci sa vnove dní,</text:p>
        <text:p text:style-name="P44">kto vie — či nie deň posledný?</text:p>
        <text:p text:style-name="P6">Čas je, hoc strasti zahrnú,</text:p>
        <text:p text:style-name="P44">na dielo vložiť korunu.</text:p>
        <text:p text:style-name="P6">Daj, Bože, veď je potreba</text:p>
        <text:p text:style-name="P44">i duši vstúpiť do seba:</text:p>
        <text:p text:style-name="P44">čo ztratené — to vyhľadať,</text:p>
        <text:p text:style-name="P44">a celý dom si sporiadať!</text:p>
        <text:p text:style-name="P6">Ó, vyslyš — nech duch veselý</text:p>
        <text:p text:style-name="P44">chystá sa k večnej nedeli! Amen.</text:p>
        <text:p text:style-name="P3"/>
        <text:p text:style-name="P40"><text:soft-page-break/>(Večer.)</text:p>
        <text:p text:style-name="P3"/>
        <text:p text:style-name="P44">Deň dokonal a týždeň s ním:</text:p>
        <text:p text:style-name="P44">bol dobrým, bol i bolestným...</text:p>
        <text:p text:style-name="P44">Príjm, Bože, vďaku — pieseň chvál,</text:p>
        <text:p text:style-name="P44">žes’ mi ho v zdraví prežiť dal.</text:p>
        <text:p text:style-name="P6">Za všetky dary, o nich viem,</text:p>
        <text:p text:style-name="P44">i v mene svojich ďakujem —</text:p>
        <text:p text:style-name="P44">za chlad bied, práce za sparno,</text:p>
        <text:p text:style-name="P44">i že tu nie som nadarmo.</text:p>
        <text:p text:style-name="P6">Ľúto mi mojich pokleskov —</text:p>
        <text:p text:style-name="P44">zastri ma láskou nebeskou,</text:p>
        <text:p text:style-name="P44">odpusť mi duše pre nemoc!</text:p>
        <text:p text:style-name="P3">A daj mi sladkú, dobrú noc! Amen.</text:p>
        <text:p text:style-name="P3"/>
        <text:p text:style-name="P40"/>
        <text:p text:style-name="P40">PIESEŇ RANNÁ.</text:p>
        <text:p text:style-name="P3"/>
        <text:p text:style-name="P44"><text:soft-page-break/>Keď slnko vzchodí — príď, Kriste môj!</text:p>
        <text:p text:style-name="P44">Ja čakám, čakám — príď, pri mne stoj!</text:p>
        <text:p text:style-name="P44">Vďak, žes’ mi v noci</text:p>
        <text:p text:style-name="P44">bol na pomoci.</text:p>
        <text:p text:style-name="P6">Nuž úfam, hoci</text:p>
        <text:p text:style-name="P44">zvrie žitia boj!</text:p>
        <text:p text:style-name="P3"/>
        <text:p text:style-name="P44">Len zasvieť, drahý, i pod môj krov,</text:p>
        <text:p text:style-name="P44">žiarivým jasom laskavých slov,</text:p>
        <text:p text:style-name="P44">daj sily nadosť</text:p>
        <text:p text:style-name="P44">a z práce radosť,</text:p>
        <text:p text:style-name="P44">tak srdce nahosť —</text:p>
        <text:p text:style-name="P44">v nádeji znov!</text:p>
        <text:p text:style-name="P3"/>
        <text:p text:style-name="P40">Tys zorou mojou, Tvoj zrak môj svit,</text:p>
        <text:p text:style-name="P6">Tys slnkom čo zriem slávne vzchodiť...</text:p>
        <text:p text:style-name="P44">Ó, buď mi žiarou,</text:p>
        <text:p text:style-name="P44">tuž vierou jarou,</text:p>
        <text:p text:style-name="P44"><text:soft-page-break/>žič hojne darov!</text:p>
        <text:p text:style-name="P3">Príď, Kriste, príď!!</text:p>
        <text:h text:style-name="P79" text:outline-level="6"/>
        <text:h text:style-name="P137" text:outline-level="6"/>
        <text:h text:style-name="P137" text:outline-level="6"><text:bookmark-start text:name="bookmark10"/>PIESEŇ PRED JEDENÍM<text:bookmark-end text:name="bookmark10"/></text:h>
        <text:p text:style-name="P3"/>
        <text:p text:style-name="P44">Buď hosťom naším, Otče náš,</text:p>
        <text:p text:style-name="P44">čo vtáctvu nebies rád žehnáš,</text:p>
        <text:p text:style-name="P44">a opatríš, kto núdzny je —</text:p>
        <text:p text:style-name="P44">odievaš poľné ľalie!</text:p>
        <text:p text:style-name="P3"/>
        <text:p text:style-name="P40">Veď kto k nám lepší, ako Ty?</text:p>
        <text:p text:style-name="P3">Máš starosť o nás, siroty!</text:p>
        <text:p text:style-name="P6">Nad stolom štedré ruky vznes:</text:p>
        <text:p text:style-name="P44">náš vozdajší chlieb daj nám dnes!</text:p>
        <text:p text:style-name="P3"/>
        <text:p text:style-name="P44">Zem kropí práce našej znoj,</text:p>
        <text:p text:style-name="P44">však zlatý klas — to dar je Tvoj,</text:p>
        <text:p text:style-name="P44"><text:soft-page-break/>jak — čo strie obzor ďaleký...</text:p>
        <text:p text:style-name="P3">Ó, buď Ti sláva naveky!!</text:p>
        <text:h text:style-name="P79" text:outline-level="6"/>
        <text:h text:style-name="P137" text:outline-level="6"/>
        <text:h text:style-name="P137" text:outline-level="6"><text:bookmark-start text:name="bookmark11"/>PIESEŇ VEČERNÁ.<text:bookmark-end text:name="bookmark11"/></text:h>
        <text:p text:style-name="P3"/>
        <text:p text:style-name="P44">Tmy šumia — šumia krýdlami,</text:p>
        <text:p text:style-name="P44">deň zhasol — hviezdy nad nami,</text:p>
        <text:p text:style-name="P44">chlad tiahne, mdlobou tŕpne hruď...</text:p>
        <text:p text:style-name="P44">ó, Otče z neba, so mnou buď!</text:p>
        <text:p text:style-name="P3"/>
        <text:p text:style-name="P44">Tys požehnal mi toho dňa,</text:p>
        <text:p text:style-name="P44">hoc duša lásky nehodná,</text:p>
        <text:p text:style-name="P44">zrak privri snom, čo nemučí,</text:p>
        <text:p text:style-name="P44">nech spím, jak v Tvojom náručí!</text:p>
        <text:p text:style-name="P3"/>
        <text:p text:style-name="P44">A ráno ak Ti vô<text:span text:style-name="T3">ľ</text:span>a tá,</text:p>
        <text:p text:style-name="P44">svit zjasá mi, <text:span text:style-name="T3">j</text:span>ak zo zlata,</text:p>
        <text:p text:style-name="P44"><text:soft-page-break/>čo treba dá mi Tvoja moc.</text:p>
        <text:p text:style-name="P3">Tak usnem smelo: dobrá noc!</text:p>
        <text:h text:style-name="P79" text:outline-level="6"/>
        <text:h text:style-name="P137" text:outline-level="6"/>
        <text:h text:style-name="P137" text:outline-level="6"><text:bookmark-start text:name="bookmark12"/>ADVENTNÁ.<text:bookmark-end text:name="bookmark12"/></text:h>
        <text:h text:style-name="P79" text:outline-level="6"/>
        <text:h text:style-name="P137" text:outline-level="6"><text:bookmark-start text:name="bookmark13"/>I.<text:bookmark-end text:name="bookmark13"/></text:h>
        <text:p text:style-name="P3"/>
        <text:p text:style-name="P41">Keď stíchly polia — zmĺkly šíre luhy</text:p>
        <text:p text:style-name="P41">a miesto tepla mráz už sadá tuhý,</text:p>
        <text:p text:style-name="P8">Ty ideš, Kriste, medzi <text:span text:style-name="T4">ľ</text:span>ud svoj biedny,</text:p>
        <text:p text:style-name="P41">s potechou ideš — skromnučký a stredmý.</text:p>
        <text:p text:style-name="P41">Poh<text:span text:style-name="T4">ľ</text:span>adiť ideš utrápených <text:span text:style-name="T4">č</text:span>elo,</text:p>
        <text:p text:style-name="P41">rozjasniť všade, kde je neveselo,</text:p>
        <text:p text:style-name="P41">dať chudým chleba, bezradným zas rady,</text:p>
        <text:p text:style-name="P41">vyrovnať hnevy — uchlácholiť svady,</text:p>
        <text:p text:style-name="P41">siroty zdvihnúť — podopierať vdovy,</text:p>
        <text:p text:style-name="P41">nemocných liečiť presvätými slovy...</text:p>
        <text:p text:style-name="P9"><text:soft-page-break/></text:p>
        <text:p text:style-name="P46">—<text:tab/>Ó, večný Kráľu, zraky vierou svietia —</text:p>
        <text:p text:style-name="P46">vstúp medzi nás — hľa, vrúcne čakáme Ťa,</text:p>
        <text:p text:style-name="P46">nie s hosannou, len s tichým, vďačným slovom,</text:p>
        <text:p text:style-name="P46">chceme čuť zvesť tú o živote novom!</text:p>
        <text:p text:style-name="P46">Pohliadni na nás, popraj z lásky časti,</text:p>
        <text:p text:style-name="P46">zvlášť chorým našim ťažké na boľasti!</text:p>
        <text:p text:style-name="P3"/>
        <text:p text:style-name="P41">A žehnaj bratom, sestrám v diaľnom svete</text:p>
        <text:p text:style-name="P41">pre sľub svoj, pre to slovo Tvoje sväté —</text:p>
        <text:p text:style-name="P41">chráň ich od žiaľu, uchráň od úrazu!</text:p>
        <text:p text:style-name="P3"/>
        <text:p text:style-name="P41">Nedopusť na nás, ľud svoj, trest a zkazu,</text:p>
        <text:p text:style-name="P41">vyrovnaj hnevy, lásky popraj očiam,</text:p>
        <text:p text:style-name="P41">nech chystáme sa svedčne ku Vianociam,</text:p>
        <text:p text:style-name="P41">jak dietky Tvoje, v nich je stála viera,</text:p>
        <text:p text:style-name="P41">jak ovečky, čo chcú zrieť na pastiera!</text:p>
        <text:p text:style-name="P8">Daj prežiť noc, daj vítať slnka východ,</text:p>
        <text:p text:style-name="P41"><text:soft-page-break/>daj slávne svätiť, Pane, ten Tvoj príchod,</text:p>
        <text:p text:style-name="P3">keď stíchly polia — zmĺkly luhy-sady,</text:p>
        <text:p text:style-name="P8">Ty poteš stárež, osviež život mladý,</text:p>
        <text:p text:style-name="P41">nech zjasní duše svetla Tvojho prameň</text:p>
        <text:p text:style-name="P41">a oslávi Ťa, Kriste, ľud Tvoj! Amen.</text:p>
        <text:p text:style-name="P3"/>
        <text:p text:style-name="P63">II.</text:p>
        <text:p text:style-name="P63"/>
        <text:p text:style-name="P8">Jak Ján zo žalára — k Tebe, Kriste, zrieme,</text:p>
        <text:p text:style-name="P41">Teba vyčkávame, k tebe putujeme...</text:p>
        <text:p text:style-name="P8">Tys’ ten, Tys’ ten iste, koho ľud Tvoj čaká,</text:p>
        <text:p text:style-name="P41">keď ho morí bieda, trápi bolesť všaká!</text:p>
        <text:p text:style-name="P41">Pohľad Tvoj je liekom chorému, čo klesá,</text:p>
        <text:p text:style-name="P41">radostná zvesť Tvoja chudým zvestuje sa:</text:p>
        <text:p text:style-name="P41">Tys’ ten, ktorý kráčaš ticho v ťažké boje</text:p>
        <text:p text:style-name="P41">za svet Tvojho ducha — za kráľovstvo svoje!</text:p>
        <text:p text:style-name="P3"/>
        <text:p text:style-name="P41">Nechže Tvoja pravda nájde u nás sluchu,</text:p>
        <text:p text:style-name="P41"><text:soft-page-break/>na mysli nás zmocní — zmocní i na duchu,</text:p>
        <text:p text:style-name="P41">a nech slovo Tvoje v žitia nebezpečí</text:p>
        <text:p text:style-name="P41">našich smutných teší, našich chorých lieči!</text:p>
        <text:p text:style-name="P41">Radostná zvesť nech nás všetkých pevne spája</text:p>
        <text:p text:style-name="P41">doma, jak i s tými, čo šli vo svet z kraja!</text:p>
        <text:p text:style-name="P41">Daj im srdce čisté, myseľ sviežu, jarú,</text:p>
        <text:p text:style-name="P41">chráň ich od nešťastia — z práce popraj zdaru!</text:p>
        <text:p text:style-name="P3"/>
        <text:p text:style-name="P41">Tvoj duch nech nám svetlom, čo tma neuháša,</text:p>
        <text:p text:style-name="P41">by nám bola milšia chalupôčka naša,</text:p>
        <text:p text:style-name="P41">v nej pri zdraví, sile na duši i tele</text:p>
        <text:p text:style-name="P41">našli by sme chleba — rástli by sme v diele.</text:p>
        <text:p text:style-name="P41">Potechy praj z dietok, udrž mládež v cnosti,</text:p>
        <text:p text:style-name="P41">tak nás všetkých z lásky svojej rozradosti:</text:p>
        <text:p text:style-name="P8">nechže časy tieto k osohu nám slúžia,</text:p>
        <text:p text:style-name="P41">srdcia naše mäkčia — vôľu našu túžia —</text:p>
        <text:p text:style-name="P41">a my hľadíme ta, zkade zrak Tvoj svieti.</text:p>
        <text:p text:style-name="P3">Tys’ ten... príjm nás, Pane, ako svoje deti!</text:p>
        <text:p text:style-name="P3"><text:soft-page-break/>Amen.</text:p>
        <text:h text:style-name="P79" text:outline-level="6"/>
        <text:h text:style-name="P137" text:outline-level="6"/>
        <text:h text:style-name="P137" text:outline-level="6"><text:bookmark-start text:name="bookmark14"/>NA SVÄTVEČER.<text:bookmark-end text:name="bookmark14"/></text:h>
        <text:p text:style-name="P3"/>
        <text:p text:style-name="P41">Žiar zhasla bľadá,</text:p>
        <text:p text:style-name="P41">noc tichá sadá...</text:p>
        <text:p text:style-name="P41">hľa, tu čas,</text:p>
        <text:p text:style-name="P41">a my zas sami</text:p>
        <text:p text:style-name="P41">nad jasličkami:</text:p>
        <text:p text:style-name="P11">—<text:tab/>Ó, Mesiášu,</text:p>
        <text:p text:style-name="P47">počuj nás!</text:p>
        <text:p text:style-name="P3"/>
        <text:p text:style-name="P40">Stárež Ťa víta,</text:p>
        <text:p text:style-name="P3">života sýta...</text:p>
        <text:p text:style-name="P3">otcovia, matky,</text:p>
        <text:p text:style-name="P3">pre úsmev sladký...</text:p>
        <text:p text:style-name="P3">mládenci, panny,</text:p>
        <text:p text:style-name="P3"><text:soft-page-break/>žes’ — jak svit ranný...</text:p>
        <text:p text:style-name="P3">detičky:</text:p>
        <text:p text:style-name="P13">— vitaj nám, vitaj,</text:p>
        <text:p text:style-name="P48">radosti skytaj,</text:p>
        <text:p text:style-name="P8">Ježiško drahý,</text:p>
        <text:p text:style-name="P41">maličký!</text:p>
        <text:p text:style-name="P3"/>
        <text:p text:style-name="P41">Príjm’ nás za svojeť,</text:p>
        <text:p text:style-name="P41">v púti nás poveď</text:p>
        <text:p text:style-name="P41">do boja,</text:p>
        <text:p text:style-name="P8">praj nám, čo treba,</text:p>
        <text:p text:style-name="P41">zdravia i chleba,</text:p>
        <text:p text:style-name="P41">Slovenskej vlasti</text:p>
        <text:p text:style-name="P41">pokoja!</text:p>
        <text:p text:style-name="P3"/>
        <text:p text:style-name="P41">Nech ľud Tvoj zjasá,</text:p>
        <text:p text:style-name="P41">keď zjavila sa</text:p>
        <text:p text:style-name="P41">milosť zas...</text:p>
        <text:p text:style-name="P41"><text:soft-page-break/>a v pravde stojí</text:p>
        <text:p text:style-name="P41">v láske sa spojí</text:p>
        <text:p text:style-name="P41">pre ten Tvoj úsmev,</text:p>
        <text:p text:style-name="P41">pre Tvoj hlas!</text:p>
        <text:p text:style-name="P3"/>
        <text:p text:style-name="P41">A keď raz v tôni</text:p>
        <text:p text:style-name="P41">náš deň sa skloní,</text:p>
        <text:p text:style-name="P41">v svet zhučia zvony</text:p>
        <text:p text:style-name="P41">ďaleký —</text:p>
        <text:p text:style-name="P8">príjm nás, Ty, Pane,</text:p>
        <text:p text:style-name="P41">v nebeskom stáne</text:p>
        <text:p text:style-name="P41">a hosť nás, hosť nás</text:p>
        <text:p text:style-name="P41">naveky! Amen.</text:p>
        <text:h text:style-name="P79" text:outline-level="6"/>
        <text:h text:style-name="P137" text:outline-level="6"/>
        <text:h text:style-name="P137" text:outline-level="6"><text:bookmark-start text:name="bookmark15"/>VIANOČNÁ.<text:bookmark-end text:name="bookmark15"/></text:h>
        <text:p text:style-name="P3"/>
        <text:p text:style-name="P63">I.</text:p>
        <text:p text:style-name="P63"><text:soft-page-break/></text:p>
        <text:p text:style-name="P8">Ku Tvojim jasliam pri zbožnom vzdychu</text:p>
        <text:p text:style-name="P41">kráčame, Kriste, v maštáľku tichú</text:p>
        <text:p text:style-name="P41">s pastiermi, čo nad ovcami bdeli,</text:p>
        <text:p text:style-name="P41">kým kraj bol smutný, kým kraj bol stmelý —</text:p>
        <text:p text:style-name="P41">na žiar, čo jasá nad Betlehemom,</text:p>
        <text:p text:style-name="P41">na anjelský chór, čo v svete nemom</text:p>
        <text:p text:style-name="P41">zvestuje radosť, zvestuje techu —</text:p>
        <text:p text:style-name="P41">nesení duchom, kráčame v spechu...</text:p>
        <text:p text:style-name="P8">A dojdúc, s vďakou skladáme dlane</text:p>
        <text:p text:style-name="P41">u jasiel Tvojich, predrahý Pane.</text:p>
        <text:p text:style-name="P5"/>
        <text:p text:style-name="P43">— Ach, prijm nás, chudých, v chudobe svojej,</text:p>
        <text:p text:style-name="P43">ustatým v púti praj sily novej,</text:p>
        <text:p text:style-name="P43">nech na nás padne úsmev Tvoj sladký —</text:p>
        <text:p text:style-name="P43">poteší otcov, poteší matky,</text:p>
        <text:p text:style-name="P43">poteší dietky, mládencov, panny,</text:p>
        <text:p text:style-name="P43">chorým bôľ zľaví, zahojí rany,</text:p>
        <text:p text:style-name="P43"><text:soft-page-break/>vzdialených chráni v tom tvrdom boji</text:p>
        <text:p text:style-name="P29">o chlieb, a doma smútky nech hojí!</text:p>
        <text:p text:style-name="P3"/>
        <text:p text:style-name="P41">Ó, príjm nás, prijmi — to žiadosť vrúca,</text:p>
        <text:p text:style-name="P41">a darom? vezmi tie naše srdcia;</text:p>
        <text:p text:style-name="P41">buď naším; jak mi Tvoji byť chceme,</text:p>
        <text:p text:style-name="P41">prebývaj u nás, jak v Betleheme,</text:p>
        <text:p text:style-name="P41">žehnaj nám k práci, v hneve nás bratri,</text:p>
        <text:p text:style-name="P41">uč žiť — a žiť tak, ako sa patrí —</text:p>
        <text:p text:style-name="P41">by kvitly cirkev, národ, vlasť naša,</text:p>
        <text:p text:style-name="P41">z tej lásky, jej žiar márne svet zháša,</text:p>
        <text:p text:style-name="P8">z velikej lásky od Hospodina,</text:p>
        <text:p text:style-name="P41">čo dal nám Teba — svojeho Syna!</text:p>
        <text:p text:style-name="P8">Buď jemu chvála v nebi i — dole</text:p>
        <text:p text:style-name="P41">na zemi, mier a ľud dobrej vôle! Amen.</text:p>
        <text:p text:style-name="P3"/>
        <text:p text:style-name="P40">II.</text:p>
        <text:p text:style-name="P14"/>
        <text:p text:style-name="P49"><text:soft-page-break/>— Narodený Kriste, Mesiášu drahý,</text:p>
        <text:p text:style-name="P49">vďaka Ti, žes’ stupil na tie naše prahy,</text:p>
        <text:p text:style-name="P49">vošiels’ v chyžky naše, sadols’ k nášmu stolu,</text:p>
        <text:p text:style-name="P49">by si zahnal temno trápenia i bôľu —</text:p>
        <text:p text:style-name="P49">by si chudých tešil — chorým dával sily,</text:p>
        <text:p text:style-name="P49">pútnikom v tmách svetla — aby nezblúdili...</text:p>
        <text:p text:style-name="P49">Ach, buď s nami, Pane, jak s rodinkou svojou,</text:p>
        <text:p text:style-name="P49">vlej pokoja, lásky, vo vír zemských bojov,</text:p>
        <text:p text:style-name="P49">sotry slzy s očú, zahoj biednych rany,</text:p>
        <text:p text:style-name="P49">sprevoď všetkých verných, Pane milovaný...!</text:p>
        <text:p text:style-name="P49">Tebe porúčame tých, čo nemoc tlačí,</text:p>
        <text:p text:style-name="P8">Tebe, čo zrú dneska k nebu v horkom plači,</text:p>
        <text:p text:style-name="P41">Tebe milých našich, ktorí svätia s nami,</text:p>
        <text:p text:style-name="P41">Tebe tých za morom, i tých za horami,</text:p>
        <text:p text:style-name="P8">Tebe dietky svoje — všetko, čo len máme</text:p>
        <text:p text:style-name="P41">do ochrany Tvojej svätej porúčame:</text:p>
        <text:p text:style-name="P41">dožič všetkým hojne, čo im k žitiu treba...!</text:p>
        <text:p text:style-name="P41">A napokon — Tebe chceme dať i seba:</text:p>
        <text:p text:style-name="P41"><text:soft-page-break/>buď nám vodcom, radcom, spomocníkom v púti,</text:p>
        <text:p text:style-name="P41">rozraduj nás, keď nás smútok rozkormúti,</text:p>
        <text:p text:style-name="P41">pozdvihuj nás, akže sily u nás málo,</text:p>
        <text:p text:style-name="P41">aby — čo má kvitnúť, v nás i prekvitalo!</text:p>
        <text:p text:style-name="P8">A po tomto žití rozpni náruč svoju —</text:p>
        <text:p text:style-name="P41">preveď verných svojich z boja ku pokoju,</text:p>
        <text:p text:style-name="P41">a spoj nás tam v nebi, — udeľ večnej slávy,</text:p>
        <text:p text:style-name="P41">tak buď s nami, Kriste, Mesiášu pravý! Amen.</text:p>
        <text:h text:style-name="P79" text:outline-level="6"/>
        <text:h text:style-name="P137" text:outline-level="6"/>
        <text:h text:style-name="P137" text:outline-level="6"><text:bookmark-start text:name="bookmark16"/>PRI PAMIATKE MUČENÍKOV.<text:bookmark-end text:name="bookmark16"/></text:h>
        <text:p text:style-name="P3"/>
        <text:p text:style-name="P40">Daj zrieť slávu svoju, Pane,</text:p>
        <text:p text:style-name="P3">i keď telo biedne utýrané,</text:p>
        <text:p text:style-name="P3">i keď svet sa na nás rúti,</text:p>
        <text:p text:style-name="P3">buď nám vodcom, spomocníkom v púti!</text:p>
        <text:p text:style-name="P3"/>
        <text:p text:style-name="P40">I keď zloba siaha po kamen<text:span text:style-name="T4">í</text:span>,</text:p>
        <text:p text:style-name="P3"><text:soft-page-break/>nech moc Tvoja b<text:span text:style-name="T4">ôľ</text:span> náš v radosť mení.</text:p>
        <text:p text:style-name="P8">A keď umrieť — v mieri nechže mrieme,</text:p>
        <text:p text:style-name="P41">však raz s Tebou, Kriste, ožijeme! Amen.</text:p>
        <text:h text:style-name="P79" text:outline-level="6"/>
        <text:h text:style-name="P137" text:outline-level="6"/>
        <text:h text:style-name="P137" text:outline-level="6"><text:bookmark-start text:name="bookmark17"/>POSILŇ NÁS!<text:bookmark-end text:name="bookmark17"/></text:h>
        <text:p text:style-name="P3"/>
        <text:p text:style-name="P41">Pane Bože Trojjediný,</text:p>
        <text:p text:style-name="P41">odpusti nám naše viny,</text:p>
        <text:p text:style-name="P41">posilň nás na slova chlebe,</text:p>
        <text:p text:style-name="P41">pripusť dietky svoje k sebe!</text:p>
        <text:p text:style-name="P8">Nedaj blúdiť — nedaj hynúť,</text:p>
        <text:p text:style-name="P41">v lone svojom daj spočinúť,</text:p>
        <text:p text:style-name="P41">a po časnom putovaní,</text:p>
        <text:p text:style-name="P8">Otče, Synu, Duchu Svätý,</text:p>
        <text:p text:style-name="P41">v daroch hojný — prebohatý,</text:p>
        <text:p text:style-name="P41">otvor i nám nebies stány! Amen.</text:p>
        <text:h text:style-name="P79" text:outline-level="6"/>
        <text:h text:style-name="P137" text:outline-level="6"><text:soft-page-break/></text:h>
        <text:h text:style-name="P137" text:outline-level="6"><text:bookmark-start text:name="bookmark18"/>MODLITBA ZA CIRKEV.<text:bookmark-end text:name="bookmark18"/></text:h>
        <text:p text:style-name="P15"/>
        <text:p text:style-name="P50">— Bože,</text:p>
        <text:p text:style-name="P37">Tys, videl cirkev schnúť,</text:p>
        <text:p text:style-name="P39">však nedals’ pravde zahynúť,</text:p>
        <text:p text:style-name="P39">hoc oheň pálil — tiekla krv...</text:p>
        <text:p text:style-name="P39">a Tys’ i dnes ten — jak i prv!</text:p>
        <text:p text:style-name="P39">Prosíme v tomto čase bied,</text:p>
        <text:p text:style-name="P39">jak predkov niekdy nás tiež veď,</text:p>
        <text:p text:style-name="P39">praj chleba, k dielu pohody</text:p>
        <text:p text:style-name="P39">a slovu Svojmu slobody!</text:p>
        <text:p text:style-name="P8">Nech máme ruky do práce</text:p>
        <text:p text:style-name="P41">a srdcia vierou horiace,</text:p>
        <text:p text:style-name="P41">rodičia, dietky do venca,</text:p>
        <text:p text:style-name="P41">sťa ovce Tvojho ovčienca!</text:p>
        <text:p text:style-name="P8">A jak svoj dom — tak po vôli</text:p>
        <text:p text:style-name="P41">chceme mať školy, kostoly,</text:p>
        <text:p text:style-name="P41"><text:soft-page-break/>kde preniká i hruď, i um</text:p>
        <text:p text:style-name="P41">to Tvoje evanjelium,</text:p>
        <text:p text:style-name="P41">čo radosť množí, zmiern<text:span text:style-name="T4">í</text:span> kríž</text:p>
        <text:p text:style-name="P41">a zdvíha z prachu v nebies výš!</text:p>
        <text:p text:style-name="P41">No — najmä ostňov bodliaka</text:p>
        <text:p text:style-name="P41">nech sa nám duša neľaká,</text:p>
        <text:p text:style-name="P41">a neplaší moc nečistá,</text:p>
        <text:p text:style-name="P41">hoc príde trpieť pre Krista...</text:p>
        <text:p text:style-name="P41">daj vodcov, čo nás povedú</text:p>
        <text:p text:style-name="P41">s úsmevom smelo kupredu</text:p>
        <text:p text:style-name="P41">a viera divy vykoná!</text:p>
        <text:p text:style-name="P3">Len žehnaj hradbám Siona! Amen.</text:p>
        <text:h text:style-name="P79" text:outline-level="6"/>
        <text:h text:style-name="P137" text:outline-level="6"/>
        <text:h text:style-name="P137" text:outline-level="6"><text:bookmark-start text:name="bookmark19"/>NA SYLVESTRA.<text:bookmark-end text:name="bookmark19"/></text:h>
        <text:p text:style-name="P3"/>
        <text:p text:style-name="P40"><text:bookmark-start text:name="bookmark20"/>I.<text:bookmark-end text:name="bookmark20"/></text:p>
        <text:p text:style-name="P3"/>
        <text:p text:style-name="P41"><text:soft-page-break/>Bože drahý, Otče milý,</text:p>
        <text:p text:style-name="P41">keď sa koniec roku chýli,</text:p>
        <text:p text:style-name="P41">buď Ti vďaka vrúcna, vrelá,</text:p>
        <text:p text:style-name="P41">za velikosť Tvojho diela</text:p>
        <text:p text:style-name="P41">na zemi i nad hviezdami —</text:p>
        <text:p text:style-name="P41">žes’ bol s nami — žes’ bol s nami!</text:p>
        <text:p text:style-name="P41">Ďakujú Ti hospodári</text:p>
        <text:p text:style-name="P41">za všeliké Tvoje dary,</text:p>
        <text:p text:style-name="P41">hoc si chleba skromne dával</text:p>
        <text:p text:style-name="P41">jednak s’ práci požehnával!</text:p>
        <text:p text:style-name="P41">Ďakujú Ti za dar sladký</text:p>
        <text:p text:style-name="P41">z hlbín duš<text:span text:style-name="T4">e</text:span> všetky matky,</text:p>
        <text:p text:style-name="P41">synovia a vďačné dcéry —</text:p>
        <text:p text:style-name="P41">za dar zdravia — za dar viery!</text:p>
        <text:p text:style-name="P41">Ďakujú i za tie kvietky</text:p>
        <text:p text:style-name="P41">z jara — z leta naše dietky!</text:p>
        <text:p text:style-name="P41">Ďakujú ti opustení,</text:p>
        <text:p text:style-name="P41">núdzni, smutní, ukrivdení!</text:p>
        <text:p text:style-name="P8"><text:soft-page-break/>Keď let časov rýchly zrieme</text:p>
        <text:p text:style-name="P41">za lásku Ti ďakujeme,</text:p>
        <text:p text:style-name="P41">i prosíme — Trojjediný</text:p>
        <text:p text:style-name="P41">odpusti nám naše viny,</text:p>
        <text:p text:style-name="P41">v cirkvi svojej bohumilej</text:p>
        <text:p text:style-name="P41">požehnania na nás vylej!</text:p>
        <text:p text:style-name="P8">Tým čo za chlebom šli v diale,</text:p>
        <text:p text:style-name="P41">buď sám spomocníkom stále,</text:p>
        <text:p text:style-name="P41">chráň ich, veď ich, neopusti</text:p>
        <text:p text:style-name="P41">žitia tohto v ťažkej púšti!</text:p>
        <text:p text:style-name="P8">Domácim sám poteš srdcia,</text:p>
        <text:p text:style-name="P41">tam kde volá prosba vrúca:</text:p>
        <text:p text:style-name="P41">v novom roku sily nové</text:p>
        <text:p text:style-name="P41">nech nájdeme v Tvojom slove!</text:p>
        <text:p text:style-name="P8">Ó, buď s nami jak v tej chvíli</text:p>
        <text:p text:style-name="P41">Bože drahý, Otče milý,</text:p>
        <text:p text:style-name="P41">chráň pred hriechom, chráň pred bludom,</text:p>
        <text:p text:style-name="P41">by sme boli Tvojím ľudom!</text:p>
        <text:p text:style-name="P8"><text:soft-page-break/>A keď niekdy čas ten stane,</text:p>
        <text:p text:style-name="P41">v stány nebies prijm nás, Pane! Amen.</text:p>
        <text:p text:style-name="P3"/>
        <text:p text:style-name="P40">II.</text:p>
        <text:p text:style-name="P3"/>
        <text:p text:style-name="P41">Jar odkvitla a leto dalo dary...</text:p>
        <text:p text:style-name="P41">dnes odchodí i Rok, ten mdlý a starý,</text:p>
        <text:p text:style-name="P41">s ním bôle naše, žiale, smútky mnohé,</text:p>
        <text:p text:style-name="P41">radosti skvelé, jak i preubohé.</text:p>
        <text:p text:style-name="P8">My cítime — zvlášť v túto svätú dobu —</text:p>
        <text:p text:style-name="P41">že všetci zas sme o rok bližšie k hrobu.</text:p>
        <text:p text:style-name="P41">Preto tu, v chráme, Bože dobrý, svätý,</text:p>
        <text:p text:style-name="P41">za večera dnes duch náš korí sa Ti,</text:p>
        <text:p text:style-name="P41">a čo sme vzali z darov rodnej zeme —</text:p>
        <text:p text:style-name="P41">ďakujeme Ti, Pane, ďakujeme:</text:p>
        <text:p text:style-name="P8">Za všetko, čo je drahé duši-telu,</text:p>
        <text:p text:style-name="P41">prijm vďaku vrelú, prijmi vďaku vrelú...</text:p>
        <text:p text:style-name="P41">Poteš zvlášť tých, im treba potešenia,</text:p>
        <text:p text:style-name="P41"><text:soft-page-break/>náreky chorých nech sa v jasot zmenia,</text:p>
        <text:p text:style-name="P41">trúchlivých utíš — núdznych posmel v boji,</text:p>
        <text:p text:style-name="P41">a srdce búrne nech sa upokojí...</text:p>
        <text:p text:style-name="P8">Sjednoť nás všetkých — všetkých, drahý Hosti,</text:p>
        <text:p text:style-name="P41">keď volá na nás márnosť nad márnosti,</text:p>
        <text:p text:style-name="P8">a cítime — i sila, rozkoš, sláva,</text:p>
        <text:p text:style-name="P41">jak tento Rok — tak biedne dokonáva...!</text:p>
        <text:p text:style-name="P41">Vzdialených prichýľ, v zkúškach posilni hr<text:span text:style-name="T4">uď</text:span>,</text:p>
        <text:p text:style-name="P41">bratom a sestrám naším nedaj zhynúť,</text:p>
        <text:p text:style-name="P41">žehnaj im, žehnaj i za tohto sviatku</text:p>
        <text:p text:style-name="P41">pri konci roka — ako na začiatku.</text:p>
        <text:p text:style-name="P8">Ó, buď nám všetkým Tvoja milosť daná</text:p>
        <text:p text:style-name="P41">i v túto noc i najbližšieho rána —</text:p>
        <text:p text:style-name="P41">čo ztrácame, by zas sme našli v Tebe;</text:p>
        <text:p text:style-name="P41">tu časne radosť a po smrti nebe! Amen.</text:p>
        <text:h text:style-name="P79" text:outline-level="6"/>
        <text:h text:style-name="P137" text:outline-level="6"/>
        <text:h text:style-name="P137" text:outline-level="6"><text:bookmark-start text:name="bookmark21"/>NA NOVÝ ROK.<text:bookmark-end text:name="bookmark21"/></text:h>
        <text:p text:style-name="P16"><text:soft-page-break/></text:p>
        <text:p text:style-name="P51">— Bože, v tomto roku novom</text:p>
        <text:p text:style-name="P51">posilňuj nás svojím slovom,</text:p>
        <text:p text:style-name="P51">veď nás, chráň nás, žehnaj z lásky</text:p>
        <text:p text:style-name="P51">a tak uľav život ťažký...!</text:p>
        <text:p text:style-name="P51">Žehnaj srdciam čo Ťa znajú</text:p>
        <text:p text:style-name="P51">a k tebe sa uchádzajú:</text:p>
        <text:p text:style-name="P51">v príbytku ich sám buď hosťom</text:p>
        <text:p text:style-name="P51">a prizdob ho viery skvostom!</text:p>
        <text:p text:style-name="P51">Daj zdravia a k práci sily</text:p>
        <text:p text:style-name="P51">i radosti, Pane milý,</text:p>
        <text:p text:style-name="P51">a tak osož šťastia darom</text:p>
        <text:p text:style-name="P51">všetkým naším hospodárom.</text:p>
        <text:p text:style-name="P8">Po ťažkostiach žič pohodu</text:p>
        <text:p text:style-name="P41">i remeslu i obchodu,</text:p>
        <text:p text:style-name="P41">by čo treba — všade mali</text:p>
        <text:p text:style-name="P41">a čo svedčí — z lásky dali.</text:p>
        <text:p text:style-name="P41">Žehnaj matkám v domácnosti,</text:p>
        <text:p text:style-name="P41"><text:soft-page-break/>udrž dietky v láske cnosti,</text:p>
        <text:p text:style-name="P41">chorých lieč a tým, čo pošli</text:p>
        <text:p text:style-name="P41">svetom — Strážcu v púti sošli!</text:p>
        <text:p text:style-name="P41">Pomáhaj im i nám v strasti,</text:p>
        <text:p text:style-name="P41">chráň nešťastia, chráň boľasti,</text:p>
        <text:p text:style-name="P41">neopusť ľud biedou hnaný,</text:p>
        <text:p text:style-name="P41">ale pomôž — zahoj rany!</text:p>
        <text:p text:style-name="P8">Tak pôjdeme smelo bojom, </text:p>
        <text:p text:style-name="P41">ane Bože, v mene Tvojom!</text:p>
        <text:p text:style-name="P3">Amen.</text:p>
        <text:h text:style-name="P79" text:outline-level="6"/>
        <text:h text:style-name="P137" text:outline-level="6"/>
        <text:h text:style-name="P139" text:outline-level="6"><text:bookmark-start text:name="bookmark22"/>PÔSTNA.</text:h>
        <text:h text:style-name="P139" text:outline-level="6"/>
        <text:h text:style-name="P139" text:outline-level="6">I.<text:bookmark-end text:name="bookmark22"/></text:h>
        <text:p text:style-name="P3"/>
        <text:p text:style-name="P52">Kriste, keď čas smutný stáva,</text:p>
        <text:p text:style-name="P52">buď Ti česť — ó, buď Ti sláva</text:p>
        <text:p text:style-name="P52"><text:soft-page-break/>za ten trúd a za púť svätú,</text:p>
        <text:p text:style-name="P52">po nej kráčaš na Golgatu!</text:p>
        <text:p text:style-name="P52">Prosíme však, Pane drahý,</text:p>
        <text:p text:style-name="P52">žehnaj naše dobré snahy —</text:p>
        <text:p text:style-name="P17">Tvoje kroky nasledovať,</text:p>
        <text:p text:style-name="P52">a jak Ty chceš — tak sa chovať!</text:p>
        <text:p text:style-name="P52">Všetkých, ktorí zrú dnes k Tebe,</text:p>
        <text:p text:style-name="P52">pováž — na vzdych otvor nebe,</text:p>
        <text:p text:style-name="P52">vyslyš, uchráň, popraj zdravia,</text:p>
        <text:p text:style-name="P52">za dobrotu nech Ťa slávia!</text:p>
        <text:p text:style-name="P17">Ľud svoj zastaň božskou mocou,</text:p>
        <text:p text:style-name="P52">na čeľadných vzhliadni otcov,</text:p>
        <text:p text:style-name="P52">i na matky — dietky v diali,</text:p>
        <text:p text:style-name="P52">aby sa tam dobre mali!</text:p>
        <text:p text:style-name="P17">I tu doma prosby slýchaj,</text:p>
        <text:p text:style-name="P52">a mdlých v práci mocne zdvíhaj,</text:p>
        <text:p text:style-name="P52">žehnaj pilným rukám, Pane,</text:p>
        <text:p text:style-name="P52">zachovaj, čo z lásky dané,</text:p>
        <text:p text:style-name="P52"><text:soft-page-break/>nech sa dielu šťastne darí...</text:p>
        <text:p text:style-name="P17">Praj nám dožiť peknej jari,</text:p>
        <text:p text:style-name="P52">a ak vôľa Tvoja svätá,</text:p>
        <text:p text:style-name="P52">žič nám úrodného leta!</text:p>
        <text:p text:style-name="P17">Zavaruj nás všakej zloby,</text:p>
        <text:p text:style-name="P52">telo — dušu od choroby,</text:p>
        <text:p text:style-name="P52">od úkladov — od zlých rečí,</text:p>
        <text:p text:style-name="P52">a daj hľadať vrchných vecí...</text:p>
        <text:p text:style-name="P17">až sa niekdy v Tvojom chráme</text:p>
        <text:p text:style-name="P52">po časnosti — na večnosti</text:p>
        <text:p text:style-name="P52">v sláve Tvojej uhliadame! Amen.</text:p>
        <text:p text:style-name="P3"/>
        <text:p text:style-name="P40">II.</text:p>
        <text:p text:style-name="P3"/>
        <text:p text:style-name="P52">Pod krížom Tvojím, Kriste,</text:p>
        <text:p text:style-name="P52">kde bôľ a plač a des,</text:p>
        <text:p text:style-name="P52">v preťažkom smútku iste</text:p>
        <text:p text:style-name="P52">i ľud Tvoj stojí dnes,</text:p>
        <text:p text:style-name="P52"><text:soft-page-break/>a hľadí na tú hlavu,</text:p>
        <text:p text:style-name="P52">korunou tŕnenú,</text:p>
        <text:p text:style-name="P52">na dušu preboľavú</text:p>
        <text:p text:style-name="P52">útrapmi znavenú —</text:p>
        <text:p text:style-name="P52">a cíti ťažkosť slova,</text:p>
        <text:p text:style-name="P52">keď — dokonanô je, —</text:p>
        <text:p text:style-name="P52">obloha hasne znova,</text:p>
        <text:p text:style-name="P52">tmy hustnú závoje...!</text:p>
        <text:p text:style-name="P17">I my sme trúchli, Pane,</text:p>
        <text:p text:style-name="P52">čujeme bôľu hlas, —</text:p>
        <text:p text:style-name="P52">praj svoje požehnanie</text:p>
        <text:p text:style-name="P52">a poteš, poteš nás!</text:p>
        <text:p text:style-name="P17">Tys’ Synom Boha Otca,</text:p>
        <text:p text:style-name="P52">hotovým k obeti,</text:p>
        <text:p text:style-name="P52">si brat náš, drahý vodca...</text:p>
        <text:p text:style-name="P52">noc rýchlo uletí</text:p>
        <text:p text:style-name="P52">a vstane slnko rána</text:p>
        <text:p text:style-name="P52">i Ty s ním odrazu:</text:p>
        <text:p text:style-name="P17"><text:soft-page-break/>Smrť bude poviazaná,</text:p>
        <text:p text:style-name="P52">nebeský Víťazu!</text:p>
        <text:p text:style-name="P17">Ó, žič nám potechy tej,</text:p>
        <text:p text:style-name="P52">náš Pane žehnaný,</text:p>
        <text:p text:style-name="P52">pod krížom duši zbitej</text:p>
        <text:p text:style-name="P52">ó, dožič potechy tej —</text:p>
        <text:p text:style-name="P52">smiluj sa nad nami! Amen.</text:p>
        <text:h text:style-name="P79" text:outline-level="6"/>
        <text:h text:style-name="P137" text:outline-level="6"/>
        <text:h text:style-name="P137" text:outline-level="6"><text:bookmark-start text:name="bookmark23"/>JARNÁ.<text:bookmark-end text:name="bookmark23"/></text:h>
        <text:p text:style-name="P3"/>
        <text:p text:style-name="P53">Ty kážeš, Bože, pukne ľad,</text:p>
        <text:p text:style-name="P53">budí sa jar a kvitne sad,</text:p>
        <text:p text:style-name="P53">čo spalo v zemi — zelenie,</text:p>
        <text:p text:style-name="P3">To moci Tvojej znamenie!</text:p>
        <text:p text:style-name="P18">Tou mocou svojou ľud svoj chráň,</text:p>
        <text:p text:style-name="P53">keď kvetom jasá živo stráň,</text:p>
        <text:p text:style-name="P53">žehnaj mu doma, vo svete,</text:p>
        <text:p text:style-name="P53"><text:soft-page-break/>pre meno Tvoje presväté!</text:p>
        <text:p text:style-name="P18">Daj šťastia gazdom, ľuďom tiež,</text:p>
        <text:p text:style-name="P53">posilň ich v práci, zdvíhaj, teš,</text:p>
        <text:p text:style-name="P53">pri zdraví chovaj, zdaru praj,</text:p>
        <text:p text:style-name="P53">chudobe našej pomáhaj!</text:p>
        <text:p text:style-name="P18">Osviežuj dušu ustatú,</text:p>
        <text:p text:style-name="P53">a šťastného žič návratu!</text:p>
        <text:p text:style-name="P18">Požehnaj i tým za morom</text:p>
        <text:p text:style-name="P53">i na zdraví, i k úsporom!</text:p>
        <text:p text:style-name="P18">A nám tu doma pri diele,</text:p>
        <text:p text:style-name="P53">nech ide práca vesele,</text:p>
        <text:p text:style-name="P53">úroda nechže prehojná,</text:p>
        <text:p text:style-name="P53">i na chlebe i duchovná —</text:p>
        <text:p text:style-name="P53">by sadali sme bez bôľu</text:p>
        <text:p text:style-name="P53">pod krovmi, čo deň ku stolu,</text:p>
        <text:p text:style-name="P18">a cítili, že nás máš rád,</text:p>
        <text:p text:style-name="P53">nedopustíš k nám biedu, hlad,</text:p>
        <text:p text:style-name="P53">ba dvíhaš ľud svoj výš a výš</text:p>
        <text:p text:style-name="P53"><text:soft-page-break/>statočnú prácu odmeníš!</text:p>
        <text:p text:style-name="P18">Ó, vyslyš, Bože, v krásny máj</text:p>
        <text:p text:style-name="P53">cirkvi i rodu pomáhaj —</text:p>
        <text:p text:style-name="P53">a po časnosti v náhradu</text:p>
        <text:p text:style-name="P53">v nebeskú prijm’ nás záhradu! Amen.</text:p>
        <text:h text:style-name="P79" text:outline-level="6"/>
        <text:h text:style-name="P137" text:outline-level="6"/>
        <text:h text:style-name="P137" text:outline-level="6"><text:bookmark-start text:name="bookmark24"/>TY BUĎ ŠTÍTOM...<text:bookmark-end text:name="bookmark24"/></text:h>
        <text:p text:style-name="P19"/>
        <text:p text:style-name="P54">V sklamaniach a v žiali žitia,</text:p>
        <text:p text:style-name="P54">keď nám duša kvíli,</text:p>
        <text:p text:style-name="P54">v búri — v tresku hromobitia</text:p>
        <text:p text:style-name="P54">popraj, Bože, sily!</text:p>
        <text:p text:style-name="P18">A hoc cesta na Golgatu — a hoc srdce puká:</text:p>
        <text:p text:style-name="P53">nech nás chráni, nech nás vedie</text:p>
        <text:p text:style-name="P53">Tvoja svätá ruka!</text:p>
        <text:p text:style-name="P3"/>
        <text:p text:style-name="P53">Ty buď štítom našim, Pane,</text:p>
        <text:p text:style-name="P53"><text:soft-page-break/>slovo Tvoje svetlom,</text:p>
        <text:p text:style-name="P53">nech svet bije — neustane</text:p>
        <text:p text:style-name="P53">viera v srdci vznetlom!</text:p>
        <text:p text:style-name="P18">A tá ruší hory mocou, čo je v Kristu daná,</text:p>
        <text:p text:style-name="P53">a po kríži dá sa dočkať</text:p>
        <text:p text:style-name="P53">velebného rána!</text:p>
        <text:p text:style-name="P15"/>
        <text:p text:style-name="P50"/>
        <text:p text:style-name="P50"><text:bookmark-start text:name="bookmark25"/>V NEDEĽU KVETNÚ.<text:bookmark-end text:name="bookmark25"/></text:p>
        <text:p text:style-name="P3"/>
        <text:p text:style-name="P55">Hosanna, Kriste... kráčaš zas,</text:p>
        <text:p text:style-name="P55">keď svitá jari krásny čas,</text:p>
        <text:p text:style-name="P55">a pučia vnove ratolesti:</text:p>
        <text:p text:style-name="P55">hosanna... ó, čuj — ved<text:span text:style-name="T5">ľ</text:span>a cesty!</text:p>
        <text:p text:style-name="P55">To duše naše volajú,</text:p>
        <text:p text:style-name="P55">a zdravia Ťa a vítajú!</text:p>
        <text:p text:style-name="P3"/>
        <text:p text:style-name="P55">Ach, postoj pri nás, poshovej,</text:p>
        <text:p text:style-name="P55"><text:soft-page-break/>síl treba doby do novej,</text:p>
        <text:p text:style-name="P55">a kto nám dá, ak Ty nie, milý,</text:p>
        <text:p text:style-name="P55">k pravému žitiu pravej sily?</text:p>
        <text:p text:style-name="P20">Ľud prosí — ľudu svojmu daj,</text:p>
        <text:p text:style-name="P55">a v biedach sám mu požehnaj!</text:p>
        <text:p text:style-name="P20">Na chorých povznes svoje ruky</text:p>
        <text:p text:style-name="P55">a uľav bôle, utíš muky,</text:p>
        <text:p text:style-name="P55">uzdrav... a biednym k boku staň,</text:p>
        <text:p text:style-name="P55">žič vyživenia — zlého chráň!</text:p>
        <text:p text:style-name="P55">Pomáhaj ľudu, keď zem orie</text:p>
        <text:p text:style-name="P55">doma... i tým, čo šli za more,</text:p>
        <text:p text:style-name="P55">a kdekoľvek sú pod nebom...</text:p>
        <text:p text:style-name="P55">i tým, čo idú za chlebom.</text:p>
        <text:p text:style-name="P20">A žehnaj roľám v zraste mladom,</text:p>
        <text:p text:style-name="P55">požehnaj hriadkam, lúkam, sadom,</text:p>
        <text:p text:style-name="P55">i priemyslu, i živnosti,</text:p>
        <text:p text:style-name="P55">tak ľud svoj láskou uhosti!</text:p>
        <text:p text:style-name="P3"/>
        <text:p text:style-name="P55"><text:soft-page-break/>My k Tebe, Pane, máme zrenie,</text:p>
        <text:p text:style-name="P55">hoc hriešnym naše pokolenie,</text:p>
        <text:p text:style-name="P20">však k radosti Ti chceme žiť,</text:p>
        <text:p text:style-name="P55">nie trápiť Ťa a usužiť.</text:p>
        <text:p text:style-name="P20">Len utvrď sám v nás vieru stálu:</text:p>
        <text:p text:style-name="P55">hosanna, Kriste, večný Kráľ<text:span text:style-name="T5">u</text:span>! Amen.</text:p>
        <text:p text:style-name="P3"/>
        <text:p text:style-name="P40"/>
        <text:p text:style-name="P40"><text:bookmark-start text:name="bookmark26"/>PÔSTNA.<text:bookmark-end text:name="bookmark26"/></text:p>
        <text:p text:style-name="P3"/>
        <text:p text:style-name="P40">(Pieseň.)</text:p>
        <text:p text:style-name="P20">Keď na kríži, Kriste milý,</text:p>
        <text:p text:style-name="P55">zas umieraš v tejto chvíli —</text:p>
        <text:p text:style-name="P55">i nám... i nám život bezútešný!</text:p>
        <text:p text:style-name="P3">Spomeň... spomeň na nás, ľud svoj hriešny.</text:p>
        <text:p text:style-name="P3"/>
        <text:p text:style-name="P55">Naša chlúba — Tvoja hana,</text:p>
        <text:p text:style-name="P55">naša radosť — Tvoja rana!</text:p>
        <text:p text:style-name="P20"><text:soft-page-break/>Svetlom svieti Tvoja duša biela,</text:p>
        <text:p text:style-name="P55">a tŕň... a tŕň vôkol Tvojho čela!</text:p>
        <text:p text:style-name="P3"/>
        <text:p text:style-name="P40">Trpíš a pre naše zlosti,</text:p>
        <text:p text:style-name="P3">Pane, hriešnych omilosti!</text:p>
        <text:p text:style-name="P3">Radosť slnkom hasne nad horami:</text:p>
        <text:p text:style-name="P3">Kriste... Kriste, smiluj sa nad nami!</text:p>
        <text:h text:style-name="P68" text:outline-level="6"/>
        <text:h text:style-name="P148" text:outline-level="6"/>
        <text:h text:style-name="P148" text:outline-level="6"><text:bookmark-start text:name="bookmark27"/>V KRÍŽI.<text:bookmark-end text:name="bookmark27"/></text:h>
        <text:p text:style-name="P3"/>
        <text:p text:style-name="P55">Dnes trpím s Tebou Pane,</text:p>
        <text:p text:style-name="P55">v zahrade Getsemane,</text:p>
        <text:p text:style-name="P55">tma na dušu sa tlačí,</text:p>
        <text:p text:style-name="P55">a slovo viazne v plači.</text:p>
        <text:p text:style-name="P20">Sny moje — uletely,</text:p>
        <text:p text:style-name="P55">a trpkým život celý,</text:p>
        <text:p text:style-name="P55">svet miesto láskou čistou,</text:p>
        <text:p text:style-name="P55"><text:soft-page-break/>ma bije — nenávisťou...</text:p>
        <text:p text:style-name="P55">Ach, dovoľ lieku na hruď,</text:p>
        <text:p text:style-name="P55">a vedľa Teba kľaknúť,</text:p>
        <text:p text:style-name="P55">nech zvolám trúchlo-zbožne:</text:p>
        <text:p text:style-name="P55">ó, Otče jestli možné —</text:p>
        <text:p text:style-name="P55">nuž odvráť veľký kalich,</text:p>
        <text:p text:style-name="P55">nezkúšaj príliš malých!</text:p>
        <text:p text:style-name="P20">Však chceš-li inak, Pane,</text:p>
        <text:p text:style-name="P55">nech vôľa sa ti stane! Amen.</text:p>
        <text:h text:style-name="P79" text:outline-level="6"/>
        <text:h text:style-name="P137" text:outline-level="6"/>
        <text:h text:style-name="P137" text:outline-level="6"><text:bookmark-start text:name="bookmark28"/>PRED PRIJÍMANÍM.<text:bookmark-end text:name="bookmark28"/></text:h>
        <text:p text:style-name="P3"/>
        <text:p text:style-name="P55">Keď ku Večeri zveš nás, Pane,</text:p>
        <text:p text:style-name="P55">my vieme — z lásky svojej zveš,</text:p>
        <text:p text:style-name="P55">lebo nás veľmi miluješ.</text:p>
        <text:p text:style-name="P3">Nuž naplň požehnaním dlane,</text:p>
        <text:p text:style-name="P3">a srdciam nedaj uvädnúť:</text:p>
        <text:p text:style-name="P3"><text:soft-page-break/>uč ľud svoj k hodu verne zasadnúť! Amen.</text:p>
        <text:h text:style-name="P79" text:outline-level="6"/>
        <text:h text:style-name="P137" text:outline-level="6"/>
        <text:h text:style-name="P137" text:outline-level="6"><text:bookmark-start text:name="bookmark29"/>MODLITBA DIETOK.<text:bookmark-end text:name="bookmark29"/></text:h>
        <text:p text:style-name="P3">(Pri konfirmácii.)</text:p>
        <text:p text:style-name="P3"/>
        <text:p text:style-name="P56">Spasiteľu Kriste, priateľ dietok pravý,</text:p>
        <text:p text:style-name="P56">k Tebe dvíhame zrak dnes, keď duch náš slávi:</text:p>
        <text:p text:style-name="P56">prijmi vrúcne vďaky za dar Svojej lásky,</text:p>
        <text:p text:style-name="P56">pod ňou sme my zreli jak na slnku klásky,</text:p>
        <text:p text:style-name="P56">i za slovo sväté, ním zveš hladných k sebe</text:p>
        <text:p text:style-name="P56">a Ty sám sa dávaš vo víne a chlebe!</text:p>
        <text:p text:style-name="P22">— Ach, buď pri nás, Pane, hoc sme maloletí,</text:p>
        <text:p text:style-name="P57">ale z našich očú vďačnosť k Tebe svieti,</text:p>
        <text:p text:style-name="P57">prítomnosti svojim dietkam neodpieraj,</text:p>
        <text:p text:style-name="P57">odpusť naše viny, s nami povečeraj!</text:p>
        <text:p text:style-name="P3">Nech sa telo Tvoje stane našim telom</text:p>
        <text:p text:style-name="P23">a my, oblečení v rúchu čistobie<text:span text:style-name="T6">l</text:span>om,</text:p>
        <text:p text:style-name="P56"><text:soft-page-break/>kráčame tým svetom, jak je vôľa Tvoja,</text:p>
        <text:p text:style-name="P56">cez úklady, ktoré svet i hriech nám stroja,</text:p>
        <text:p text:style-name="P56">neprípustní bludu, v pravde Tvojej stáli,</text:p>
        <text:p text:style-name="P56">ku cti otcom — matkám, čo nás vychovali,</text:p>
        <text:p text:style-name="P56">ku cti cirkvi, čo nás pojila jak mliekom,</text:p>
        <text:p text:style-name="P56">by sme rástli duchom a nie iba vekom,</text:p>
        <text:p text:style-name="P56">v prospech rodu, z jeho kosti i kosť naša...!</text:p>
        <text:p text:style-name="P30">o to vzdych sŕdc našich ku Tebe sa vznáša!!</text:p>
        <text:p text:style-name="P24">— Čuj nás — ó, čuj, Pane, podaj slabým ramien,</text:p>
        <text:p text:style-name="P58">žehnaj, pomiluj nás a buď s nami! Amen.</text:p>
        <text:p text:style-name="P3"/>
        <text:p text:style-name="P40"/>
        <text:p text:style-name="P40">NA VEĽKÚ NOC.</text:p>
        <text:h text:style-name="P79" text:outline-level="5"/>
        <text:h text:style-name="P137" text:outline-level="5"><text:bookmark-start text:name="bookmark30"/>I.<text:bookmark-end text:name="bookmark30"/></text:h>
        <text:p text:style-name="P3"/>
        <text:p text:style-name="P59">Víťazný Kriste, buď Ti ve<text:span text:style-name="T7">č</text:span>ná chvála,</text:p>
        <text:p text:style-name="P59">keď Tvoja sila aj smrť prevládala:</text:p>
        <text:p text:style-name="P59"><text:soft-page-break/>nedeľa svitla po Velikom piatku,</text:p>
        <text:p text:style-name="P59">a mení horké slzy v nádej sladkú!</text:p>
        <text:p text:style-name="P25">I v našom srdci čistá radosť jasá,</text:p>
        <text:p text:style-name="P59">žes’ vstal, — a zloba sveta utiahla sa,</text:p>
        <text:p text:style-name="P59">to nalieva nám sily k žitia boju</text:p>
        <text:p text:style-name="P59">za pravdu Tvoju a za vieru svoju.</text:p>
        <text:p text:style-name="P25">Ó, vzkriesený náš Pane, praj nám kľudu</text:p>
        <text:p text:style-name="P59">a žehnaj sám v deň tento svojmu ľudu,</text:p>
        <text:p text:style-name="P59">uľavuj chorým, vylieč neduh všaký,</text:p>
        <text:p text:style-name="P59">vyslyš tých, ktorí hľadia nad oblaky,</text:p>
        <text:p text:style-name="P59">požehnaj tým, čo museli v kraj iný</text:p>
        <text:p text:style-name="P59">za skyvou chleba — diaľnej do cudziny,</text:p>
        <text:p text:style-name="P59">udrž ich v zdraví, popraj šťastia v diele,</text:p>
        <text:p text:style-name="P59">chráň od úrazu na duši i tele!</text:p>
        <text:p text:style-name="P25">Domácich poteš, — že ich prosbu čuješ</text:p>
        <text:p text:style-name="P59">a na ich milých v svete pamätuješ!</text:p>
        <text:p text:style-name="P59">Požehnaj biednym, Pane milostivý,</text:p>
        <text:p text:style-name="P59">požehnaj zemi, čo nás všetkých živí,</text:p>
        <text:p text:style-name="P59"><text:soft-page-break/>otvor nám hojnosť štedroty tým jarom...!</text:p>
        <text:p text:style-name="P59">Požehnaj všetkým našim hospodárom,</text:p>
        <text:p text:style-name="P59">otcom i matkám, na nich starosť leží,</text:p>
        <text:p text:style-name="P59">vzbuď novú, jasnú nádej pri mládeži,</text:p>
        <text:p text:style-name="P59">jak prebíja sa v sade kvieťa znova,</text:p>
        <text:p text:style-name="P59">nech pučí v srdciach pravda Tvojho slova,</text:p>
        <text:p text:style-name="P25">a jak s’ ten kameň zdvihol niekdy s hrobu,</text:p>
        <text:p text:style-name="P59">daj dietkam svojim dožiť lepšiu dobu,</text:p>
        <text:p text:style-name="P59">nech v srdciach jasot nedele tej vzplanie...</text:p>
        <text:p text:style-name="P3">A po skončení žitia — vzkries nás, Pane!</text:p>
        <text:p text:style-name="P3">Amen.</text:p>
        <text:p text:style-name="P3"/>
        <text:p text:style-name="P40">II.</text:p>
        <text:p text:style-name="P3"/>
        <text:p text:style-name="P59">Ó, Kriste, keď si zvládal smrť,</text:p>
        <text:p text:style-name="P59">neodchoď od nás, s nami buď,</text:p>
        <text:p text:style-name="P59">voď nás a v púti z lásky raď,</text:p>
        <text:p text:style-name="P59">na naše ľudské biedy hľaď!</text:p>
        <text:p text:style-name="P25"><text:soft-page-break/>Buď s tými, čo Ťa volajú</text:p>
        <text:p text:style-name="P59">a v Tvoju pomoc úfajú!</text:p>
        <text:p text:style-name="P25">Kde súži nemoc — vzhliadni, lieč,</text:p>
        <text:p text:style-name="P59">a daj čuť verným Tvoju reč,</text:p>
        <text:p text:style-name="P59">čo dvíha s lôžka — uľaví,</text:p>
        <text:p text:style-name="P59">osladí život boľavý!</text:p>
        <text:p text:style-name="P25">Buď s tými, čo šli do sveta,</text:p>
        <text:p text:style-name="P59">kde nádej v Tebe opretá —</text:p>
        <text:p text:style-name="P59">pomáhaj dietkam, rodičom,</text:p>
        <text:p text:style-name="P59">nedaj trieť biedy na ničom!</text:p>
        <text:p text:style-name="P25">A tých, čo v smútkoch hľadia k nám,</text:p>
        <text:p text:style-name="P59">poteš — ó, Pane — poteš sám,</text:p>
        <text:p text:style-name="P59">uisť ich v svojej dobrote</text:p>
        <text:p text:style-name="P26"><text:span text:style-name="T7">o </text:span>novom, lepšom živote,</text:p>
        <text:p text:style-name="P60">kde shliadajú, až príjde čas,</text:p>
        <text:p text:style-name="P60">ztratených svojich milých zas!</text:p>
        <text:p text:style-name="P3">A keď sa budí nový kvet,</text:p>
        <text:p text:style-name="P31"><text:span text:style-name="T7">i </text:span>strom sa počal pod ním skvieť,</text:p>
        <text:p text:style-name="P25"><text:soft-page-break/>i tráva bujnie zelená,</text:p>
        <text:p text:style-name="P59">na poli ufnosť znovená —</text:p>
        <text:p text:style-name="P59">ach, Spasite<text:span text:style-name="T7">ľ</text:span>u, šťastia praj</text:p>
        <text:p text:style-name="P59">a chlebu nášmu požehnaj!</text:p>
        <text:p text:style-name="P25">Jak v Emaus tých raz z večera,</text:p>
        <text:p text:style-name="P59">sa zrak náš k Tebe upiera:</text:p>
        <text:p text:style-name="P25">Ó, ostaň s nami, s nami buď,</text:p>
        <text:p text:style-name="P59">pamätaj na nás — na svoj ľud</text:p>
        <text:p text:style-name="P59">a niekdy, až raz zmrkne sa,</text:p>
        <text:p text:style-name="P59">otvor nám svoje nebesá! Amen.</text:p>
        <text:h text:style-name="P79" text:outline-level="6"/>
        <text:h text:style-name="P137" text:outline-level="6"/>
        <text:h text:style-name="P137" text:outline-level="6"><text:bookmark-start text:name="bookmark31"/>NA VSTÚPENIE.<text:bookmark-end text:name="bookmark31"/></text:h>
        <text:p text:style-name="P3"/>
        <text:p text:style-name="P59">Náš Pane, drahý Pane,</text:p>
        <text:p text:style-name="P59">keď v nebo vstupuješ,</text:p>
        <text:p text:style-name="P59">teš duše ustráchané,</text:p>
        <text:p text:style-name="P59">cirkev, ju miluješ!</text:p>
        <text:p text:style-name="P25"><text:soft-page-break/>Daj hlásať slovo svoje</text:p>
        <text:p text:style-name="P59">a pravdu zvestovať,</text:p>
        <text:p text:style-name="P59">stíš bludu hriešne boje,</text:p>
        <text:p text:style-name="P59">uč vieru zachovať!</text:p>
        <text:p text:style-name="P25">Nemocných lieč, zľav strasti,</text:p>
        <text:p text:style-name="P59">vštep nádej presladkú,</text:p>
        <text:p text:style-name="P59">lej balzam na boľasti,</text:p>
        <text:p text:style-name="P59">a drž do ostatku.</text:p>
        <text:p text:style-name="P25">Sprevoď sám našich v svete,</text:p>
        <text:p text:style-name="P59">daj zdaru ku práci,</text:p>
        <text:p text:style-name="P59">nech strom ich žitia v kvete</text:p>
        <text:p text:style-name="P59">bohato rodiaci!</text:p>
        <text:p text:style-name="P25">Posilň ich, popraj zdaru</text:p>
        <text:p text:style-name="P59">za potu kropaje,</text:p>
        <text:p text:style-name="P59">nebeský Hospodár<text:span text:style-name="T7">u</text:span>...</text:p>
        <text:p text:style-name="P59">nech srdce okraje!</text:p>
        <text:p text:style-name="P25">A žehnaj všetkým, ktorí</text:p>
        <text:p text:style-name="P59">ku Tebe hľadia dnes,</text:p>
        <text:p text:style-name="P59"><text:soft-page-break/>v nich viera svetlom horí...</text:p>
        <text:p text:style-name="P59">Sám ruky nad nás vznes,</text:p>
        <text:p text:style-name="P59">blahoreč zemi, ľudu,</text:p>
        <text:p text:style-name="P59">oslň nás velebou —</text:p>
        <text:p text:style-name="P59">po časných chvíľach trudu</text:p>
        <text:p text:style-name="P59">pojmi nás so sebou...!</text:p>
        <text:p text:style-name="P25">Tam, na pravici Božej,</text:p>
        <text:p text:style-name="P59">kde radosť večne byť,</text:p>
        <text:p text:style-name="P59">chceme Ťa, Spasiteľu,</text:p>
        <text:p text:style-name="P59">raz i my velebiť! Amen.</text:p>
        <text:h text:style-name="P79" text:outline-level="6"/>
        <text:h text:style-name="P137" text:outline-level="6"/>
        <text:h text:style-name="P137" text:outline-level="6"><text:bookmark-start text:name="bookmark32"/>PAS ĽUD SVOJ, PANE!<text:bookmark-end text:name="bookmark32"/></text:h>
        <text:p text:style-name="P3"/>
        <text:p text:style-name="P59">Na pastvy zelené,</text:p>
        <text:p text:style-name="P59">ku vodám živým</text:p>
        <text:p text:style-name="P59">ve<text:span text:style-name="T7">ď</text:span> nás, ak blúdime,</text:p>
        <text:p text:style-name="P59">buď milostivým!</text:p>
        <text:p text:style-name="P3"><text:soft-page-break/></text:p>
        <text:p text:style-name="P59">Háj v zlý i dobrý čas,</text:p>
        <text:p text:style-name="P59">mdlých v náruč vezmi nás,</text:p>
        <text:p text:style-name="P59">a pas nás, ľud svoj, spas</text:p>
        <text:p text:style-name="P59">tým slovom živým! Amen.</text:p>
        <text:p text:style-name="P3"/>
        <text:p text:style-name="P40"/>
        <text:p text:style-name="P40">TURÍČNA.</text:p>
        <text:h text:style-name="P79" text:outline-level="5"/>
        <text:h text:style-name="P137" text:outline-level="5"><text:bookmark-start text:name="bookmark33"/>I.<text:bookmark-end text:name="bookmark33"/></text:h>
        <text:p text:style-name="P3"/>
        <text:p text:style-name="P152">Pane Kriste, ako niekdy učedníkov,</text:p>
        <text:p text:style-name="P152">obdar i nás svojou láskou prevelikou,</text:p>
        <text:p text:style-name="P152">na oblohe duší strach i starosť tienia,</text:p>
        <text:p text:style-name="P152">popraj svetla z ducha, popraj potešenia!</text:p>
        <text:p text:style-name="P152">Posilň najmä tých, čo i dnes svätia v plači,</text:p>
        <text:p text:style-name="P152">keď ich súži nemoc a kríž všaký tlačí,</text:p>
        <text:p text:style-name="P152">čo schnú, jak pne bútle, vädnú ako kvietky —</text:p>
        <text:p text:style-name="P152"><text:soft-page-break/>bratia, sestry naše, neduživé dietky!</text:p>
        <text:p text:style-name="P77">Buď ich lekárom — och, dotkni sa ich tela,</text:p>
        <text:p text:style-name="P152">by sa miesto bôľu — nádej v očiach skvela,</text:p>
        <text:p text:style-name="P152">ožilo mdlé srdce v uistení sladkom,</text:p>
        <text:p text:style-name="P152">a tak tento sviatok bol i pre nich sviatkom...!</text:p>
        <text:p text:style-name="P152">Vylej ducha na tých, ktorí v svet sa dali,</text:p>
        <text:p text:style-name="P152">nech sú zdraví telom a vo viere stáli,</text:p>
        <text:p text:style-name="P152">rodičia i dietky, mládenci i panny,</text:p>
        <text:p text:style-name="P152">nech ich všemohúca ruka Tvoja chráni,</text:p>
        <text:p text:style-name="P152">dá im, čo len treba! — sily, šťastia, mieru,</text:p>
        <text:p text:style-name="P152">požehnania z toho, čo za prácu berú!</text:p>
        <text:p text:style-name="P152">Nechže cítia, jak tie hriadky, keď ich zrosia,</text:p>
        <text:p text:style-name="P152">dar modlitieb, v nich tu doma za nich prosia,</text:p>
        <text:p text:style-name="P152">by Ti sami mohli vzdať raz s nami chválu</text:p>
        <text:p text:style-name="P152">za tú veľkú milosť — lásku neskonalú,</text:p>
        <text:p text:style-name="P152">ňou s’ ich vyvaroval zlého, viedols’ k cieľu!</text:p>
        <text:p text:style-name="P77">A tak obdar duchom cirkev našu celú,</text:p>
        <text:p text:style-name="P152">obroď hriešny život, očisť temna zvyky,</text:p>
        <text:p text:style-name="P152"><text:soft-page-break/>rečou lásky nech sa ozvú zlé jazyky,</text:p>
        <text:p text:style-name="P152">hlasom odpúšťania srdcia hnevné, tvrdé,</text:p>
        <text:p text:style-name="P219"><text:span text:style-name="T1">k pravde by sa mali tí, čo hynú v blude!</text:span></text:p>
        <text:p text:style-name="P77">Za tú pravdu stáť nech chlubou našou, Pane,</text:p>
        <text:p text:style-name="P152">milovať chrám a dať vďačne, keď nám dané,</text:p>
        <text:p text:style-name="P152">nezúfať, lež ufať, — veď je pomoc z Teba,</text:p>
        <text:p text:style-name="P152">nahému dáš odev, hladnému dáš chleba!</text:p>
        <text:p text:style-name="P77">Žič i nám, čo treba, hojne v dome každom,</text:p>
        <text:p text:style-name="P152">ohrej role slnkom a zas pokrop dažďom,</text:p>
        <text:p text:style-name="P152">aby — čo tak sľubne dnes nám zdobí dielo</text:p>
        <text:p text:style-name="P152">na poli i v sadoch — k úžitku nám zrelo!</text:p>
        <text:p text:style-name="P77">My zas by sme rástli, rodičia i deti,</text:p>
        <text:p text:style-name="P152">kým nám slnko žitia tu na zemi svieti,</text:p>
        <text:p text:style-name="P152">svorne, v poslušnosti, z lásky v pravej cnosti,</text:p>
        <text:p text:style-name="P152">a tak vošli niekdy k Tebe — do radosti! Amen.</text:p>
        <text:p text:style-name="P3"/>
        <text:p text:style-name="P40">II.</text:p>
        <text:p text:style-name="P3"/>
        <text:p text:style-name="P152"><text:soft-page-break/>Bože, Duchu Svätý, smutných tešiteľu,</text:p>
        <text:p text:style-name="P152">sostúp s výšin — čiň nás schopných k tomu dielu,</text:p>
        <text:p text:style-name="P152">čo od Krista, jak cieľ žitia svojho známe,</text:p>
        <text:p text:style-name="P152">posväť našu cirkev doma, ako v chráme!</text:p>
        <text:p text:style-name="P153">Podpor našich chorých, uľavuj bôľ ťažký,</text:p>
        <text:p text:style-name="P153">prichýľ dom, kde prosia za dar Tvojej lásky,</text:p>
        <text:p text:style-name="P153">popraj šťastia, zdaru tej ich dobrej snahe!</text:p>
        <text:p text:style-name="P153">Sprevoď v svete šírom duše naše drahé,</text:p>
        <text:p text:style-name="P153">čo nás opustili pre kus toho chleba,</text:p>
        <text:p text:style-name="P153">ktorý k vyživeniu chudobe je treba!</text:p>
        <text:p text:style-name="P78">Ach buď s nimi, Bože, ako s nami žes’ tu,</text:p>
        <text:p text:style-name="P153">svieť im potešením na ďalekú cestu,</text:p>
        <text:p text:style-name="P153">žič im zdravia, práce v preďalekom kraji,</text:p>
        <text:p text:style-name="P153">nech ich milosť Tvoja ochraňuje — háji</text:p>
        <text:p text:style-name="P153">od chorôb i kríža, od všelikej škody,</text:p>
        <text:p text:style-name="P153">a niekdy ich v štastí domov doprevodí...</text:p>
        <text:p text:style-name="P78">Ó, čuj, Duchu Bože, vrelé naše vzdychy</text:p>
        <text:p text:style-name="P153">a daj i nám všetkým život šťastný, tichý,</text:p>
        <text:p text:style-name="P153"><text:soft-page-break/>i potechy z úrod rodnej našej zeme,</text:p>
        <text:p text:style-name="P153">nechže v potu tvári márne neorieme,</text:p>
        <text:p text:style-name="P153">a sa klasom zvlní radosť jasná — čistá...!</text:p>
        <text:p text:style-name="P153">Pomiluj nás, biednych, pre Ježiša Krista! Amen.</text:p>
        <text:h text:style-name="P79" text:outline-level="3"/>
        <text:h text:style-name="P137" text:outline-level="3"><text:span text:style-name="T8">III</text:span><text:bookmark-start text:name="bookmark34"/>.<text:bookmark-end text:name="bookmark34"/></text:h>
        <text:p text:style-name="P3"/>
        <text:p text:style-name="P153">Duchu svätý, spŕchlý s nebies podľa sľubu,</text:p>
        <text:p text:style-name="P153">zapáľ srdcia naše v obeť bohuľúbu;</text:p>
        <text:p text:style-name="P153">jak pred stáletiami verných učeníkov —</text:p>
        <text:p text:style-name="P153">naplň i nás svojou láskou prevelikou.</text:p>
        <text:p text:style-name="P153">Nezavrhni nás, hoc prikrehkých sme cností,</text:p>
        <text:p text:style-name="P153">lebo prosíme Ta vrúcnej v kajúcnosti:</text:p>
        <text:p text:style-name="P153">osviež myseľ chorých, z lásky priviň k sebe,</text:p>
        <text:p text:style-name="P153">tých, čo mieniš vylieč — iných preveď v nebe.</text:p>
        <text:p text:style-name="P153">Popraj sily k práci — za chlieb v potu tvári,</text:p>
        <text:p text:style-name="P153">nechže ľudu Tvojmu pokoj z očú žiari</text:p>
        <text:p text:style-name="P153">doma, kdekoľvek — i v šírom-dialnom svete!</text:p>
        <text:p text:style-name="P153"><text:soft-page-break/>Žehnaj verným pre to Tvoje meno sväté,</text:p>
        <text:p text:style-name="P153">vo zdraví a šťastí nechže nažívajú</text:p>
        <text:p text:style-name="P153">zvlášť tí, čo sa k prosbám našim uchádzajú!</text:p>
        <text:p text:style-name="P153">Viď sám biedy naše Ty, čo s’ robil divy,</text:p>
        <text:p text:style-name="P153">blahoreč tej zemi, čo nás všetkých živí,</text:p>
        <text:p text:style-name="P153">netresci nás pre hriech nedostatky — hladom,</text:p>
        <text:p text:style-name="P153">dožič slnka — vlahy roľám našim, sadom!</text:p>
        <text:p text:style-name="P153">Zvlaž i srdcia naše, skýpri duší pôdu,</text:p>
        <text:p text:style-name="P153">tak nás učiň hodných slávnostného hodu,</text:p>
        <text:p text:style-name="P153">nech sa v tomto chráme mocou Tvojho slova,</text:p>
        <text:p text:style-name="P153">oľutujúc viny, zrodíme dnes znova!</text:p>
        <text:p text:style-name="P78">Odev poškvrnený tak sa na sneh zmení,</text:p>
        <text:p text:style-name="P153">a my vrátime sa domov potešení,</text:p>
        <text:p text:style-name="P153">vymanení z hriechu preukrutnej tlamy...</text:p>
        <text:p text:style-name="P78">Bože Duchu, smiluj — smiluj sa nad nami! Amen.</text:p>
        <text:h text:style-name="P79" text:outline-level="6"/>
        <text:h text:style-name="P137" text:outline-level="6"/>
        <text:h text:style-name="P137" text:outline-level="6"><text:bookmark-start text:name="bookmark35"/>ZA POKOJ.<text:bookmark-end text:name="bookmark35"/></text:h>
        <text:p text:style-name="P3"><text:soft-page-break/></text:p>
        <text:p text:style-name="P153">Daj, Bože, pokoja,</text:p>
        <text:p text:style-name="P153">jak dažďa jarného,</text:p>
        <text:p text:style-name="P153">jak slnka teplého,</text:p>
        <text:p text:style-name="P153">a bôle sveta sa zahoja</text:p>
        <text:p text:style-name="P21">— zahoja!</text:p>
        <text:p text:style-name="P3"/>
        <text:p text:style-name="P153">Daj, Bože, mieru v hruď</text:p>
        <text:p text:style-name="P153">jak modré nebesá —</text:p>
        <text:p text:style-name="P153">nech duša neklesá:</text:p>
        <text:p text:style-name="P153">v šťastí i v súžení s nami buď</text:p>
        <text:p text:style-name="P12">— s nami buď!</text:p>
        <text:p text:style-name="P3"/>
        <text:p text:style-name="P153">Daj, Bože, nádeje</text:p>
        <text:p text:style-name="P153">jak ten chlieb voňavý,</text:p>
        <text:p text:style-name="P153">že zášť sa pristaví!</text:p>
        <text:p text:style-name="P3">A radosť národy poleje</text:p>
        <text:p text:style-name="P32">— poleje! Amen.</text:p>
        <text:h text:style-name="P79" text:outline-level="6"><text:soft-page-break/></text:h>
        <text:h text:style-name="P137" text:outline-level="6"/>
        <text:h text:style-name="P137" text:outline-level="6"><text:bookmark-start text:name="bookmark36"/>NA TROJICU.<text:bookmark-end text:name="bookmark36"/></text:h>
        <text:p text:style-name="P3"/>
        <text:p text:style-name="P40">Bože, kto stupí Tvojej do stopy!</text:p>
        <text:p text:style-name="P78">A láska jednak všetko pochopí,</text:p>
        <text:p text:style-name="P153">jak otcovsky sa staráš o svet náš,</text:p>
        <text:p text:style-name="P153">a taje bytia biednym otváraš.</text:p>
        <text:p text:style-name="P78">Jak Otec tvoríš — chrániš, ako Syn,</text:p>
        <text:p text:style-name="P153">a zdvíhaš, jak Duch — jeden Hospodin.</text:p>
        <text:p text:style-name="P153"><text:span text:style-name="T8">Č</text:span>o vidieť — všetko dielom Tvojím je,</text:p>
        <text:p text:style-name="P153">od divu hviezd — po poľné ľalie,</text:p>
        <text:p text:style-name="P153">my sami sme len Tvojím odleskom</text:p>
        <text:p text:style-name="P153">v tom žitia pláne šírom — nebeskom.</text:p>
        <text:p text:style-name="P78">Ó, tvor v nás, Otče, pravý obraz svoj,</text:p>
        <text:p text:style-name="P153">a veď nás, Kriste, keď vrie boj na boj,</text:p>
        <text:p text:style-name="P153">a tuž nás, Duchu... popraj odvahy,</text:p>
        <text:p text:style-name="P153">i požehnanie vylej na snahy!</text:p>
        <text:p text:style-name="P78"><text:soft-page-break/>Nech zjasá viera v zraku — na líci,</text:p>
        <text:p text:style-name="P153">a my sme jedno — s Jedným v Trojici,</text:p>
        <text:p text:style-name="P153">zapiati lásky božským spôsobom</text:p>
        <text:p text:style-name="P153">tu časne... Však i večne — za hrobom!</text:p>
        <text:p text:style-name="P3">Amen.</text:p>
        <text:h text:style-name="P79" text:outline-level="6"/>
        <text:h text:style-name="P137" text:outline-level="6"/>
        <text:h text:style-name="P137" text:outline-level="6"><text:bookmark-start text:name="bookmark37"/>ZA ÚRODY.<text:bookmark-end text:name="bookmark37"/></text:h>
        <text:p text:style-name="P3"/>
        <text:p text:style-name="P153">Orali sme — siali</text:p>
        <text:p text:style-name="P153">polia v šír i diali,</text:p>
        <text:p text:style-name="P87">— Ó, hľaď, Bože, na ne</text:p>
        <text:p text:style-name="P154">a žič požehnane:</text:p>
        <text:p text:style-name="P154">nech sa zbožie zvlní</text:p>
        <text:p text:style-name="P154">morom na úslní,</text:p>
        <text:p text:style-name="P154">oťažejú stromy</text:p>
        <text:p text:style-name="P154">poza naše domy,</text:p>
        <text:p text:style-name="P154">lúky zdvihnú, rosou —</text:p>
        <text:p text:style-name="P154"><text:soft-page-break/>prv, než padnú kosou...!</text:p>
        <text:p text:style-name="P3"/>
        <text:p text:style-name="P153">Chráň ich, Hospodáru,</text:p>
        <text:p text:style-name="P153">od zkazy a zmaru,</text:p>
        <text:p text:style-name="P153">dážďom pozalievaj,</text:p>
        <text:p text:style-name="P153">slnkom poohrievaj.</text:p>
        <text:p text:style-name="P78">Nech by chlebík rástol,</text:p>
        <text:p text:style-name="P153">vonný chlebík — na stôl,</text:p>
        <text:p text:style-name="P153">a ľud v dobrej vôli</text:p>
        <text:p text:style-name="P153">svážal do stodoly</text:p>
        <text:p text:style-name="P153">dary, čo Ťa slávia...!</text:p>
        <text:p text:style-name="P3"/>
        <text:p text:style-name="P153">K tomu — daj nám zdravia,</text:p>
        <text:p text:style-name="P153">pokoja a mieru,</text:p>
        <text:p text:style-name="P153">utvrď našu vieru</text:p>
        <text:p text:style-name="P153">v ducha veľké statky!</text:p>
        <text:p text:style-name="P78">Na slovenské chatky</text:p>
        <text:p text:style-name="P153">zasvieť láskou svojou,</text:p>
        <text:p text:style-name="P153"><text:soft-page-break/>sprosť nás trpkých bojov,</text:p>
        <text:p text:style-name="P153">a stol, Bože, s nami</text:p>
        <text:p text:style-name="P153">tu i nad hviezdami! Amen.</text:p>
        <text:p text:style-name="P3"/>
        <text:p text:style-name="P40"/>
        <text:p text:style-name="P40">PROSBA.</text:p>
        <text:p text:style-name="P3"/>
        <text:p text:style-name="P40">Mnohých máš, Bože,</text:p>
        <text:p text:style-name="P254">ľahko spomnúť na nich,</text:p>
        <text:p text:style-name="P256">jak ten strom v kvete — darmi osypaných,</text:p>
        <text:p text:style-name="P256">pod krov ich snáša život plné koše</text:p>
        <text:p text:style-name="P256">a srdcia nevedia kam od rozkoše,</text:p>
        <text:p text:style-name="P256">aký šperk kúpiť — aké strojiť šaty,</text:p>
        <text:p text:style-name="P256">jak jesť a podniesť čiašu, v nej mok zlatý,</text:p>
        <text:p text:style-name="P256">jak vybúriť sa, vyžiť, kým čas trvá...!?</text:p>
        <text:p text:style-name="P16"/>
        <text:p text:style-name="P154">— Osvieť ich, aspoň tam, kde citu mrva,</text:p>
        <text:p text:style-name="P154">Bože náš!</text:p>
        <text:p text:style-name="P3"><text:soft-page-break/></text:p>
        <text:p text:style-name="P40">No, viac ich máš,</text:p>
        <text:p text:style-name="P254">im dni len bolesť znovia,</text:p>
        <text:p text:style-name="P256">bo ťažko žiť a stále za d<text:span text:style-name="T8">ô</text:span>novia.</text:p>
        <text:p text:style-name="P78">Hej, dusný vzduch sa pod krov chalúp tlačí</text:p>
        <text:p text:style-name="P153">a niekde srší zrak, kým inde v plači,</text:p>
        <text:p text:style-name="P153">že márna snaha — púšťou život celý,</text:p>
        <text:p text:style-name="P153">kde svisnú ruky, hoc by robiť chcely!</text:p>
        <text:p text:style-name="P3">A divá túžba utkvie v srdci mnohom...</text:p>
        <text:p text:style-name="P90"/>
        <text:p text:style-name="P159">— Vyrovnaj! Rozsúď! Ukáž, že Tys’ Bohom,</text:p>
        <text:p text:style-name="P159">Otče náš...</text:p>
        <text:h text:style-name="P66" text:outline-level="6"/>
        <text:h text:style-name="P147" text:outline-level="6"/>
        <text:h text:style-name="P147" text:outline-level="6"><text:bookmark-start text:name="bookmark38"/>V DÔNOV<text:bookmark-end text:name="bookmark38"/><text:span text:style-name="T8">Í</text:span></text:h>
        <text:p text:style-name="P3"/>
        <text:p text:style-name="P153">Spasiteľu Kriste, vyslyš, kde Ťa prosia</text:p>
        <text:p text:style-name="P153">v núdzi a či v smútku oči bôľom rosia!</text:p>
        <text:p text:style-name="P78"><text:soft-page-break/>Buď lekárom chorých z lásky svojej, Pane,</text:p>
        <text:p text:style-name="P153">a kde rana páli — praj balzamu k rane!</text:p>
        <text:p text:style-name="P78">Ľudu v svete žehnaj — chudobnému ľudu,</text:p>
        <text:p text:style-name="P153">zdarom korunuj sám prácu ťažkú — tvrdú!</text:p>
        <text:p text:style-name="P78">I nám doma popraj ducha — tela dary,</text:p>
        <text:p text:style-name="P153">nech i pri robote zrak náš svitom žiari!</text:p>
        <text:p text:style-name="P78">Keď svet opatruješ — opatri i nás tu:</text:p>
        <text:p text:style-name="P153">uchráň role, sady — úrodám žič vzrastu!</text:p>
        <text:p text:style-name="P78">Daj nám dôjsť žne hojnej — v zdraví, v dobrej vôli,</text:p>
        <text:p text:style-name="P153">do sýpok zviezť zbožie, a krm do stodoly!</text:p>
        <text:p text:style-name="P78">A keď nám tu dáš, čo k žitiu časne treba,</text:p>
        <text:p text:style-name="P153">po tej našej púti popraj verným neba! Amen.</text:p>
        <text:h text:style-name="P79" text:outline-level="6"/>
        <text:h text:style-name="P137" text:outline-level="6"/>
        <text:h text:style-name="P137" text:outline-level="6"><text:bookmark-start text:name="bookmark39"/>ZA POŽEHNANIE.<text:bookmark-end text:name="bookmark39"/></text:h>
        <text:p text:style-name="P3"/>
        <text:p text:style-name="P153">Daj, Bože, chleba —</text:p>
        <text:p text:style-name="P153">ó, dopraj svojmu ľudu,</text:p>
        <text:p text:style-name="P153"><text:soft-page-break/>nech nenadarmo</text:p>
        <text:p text:style-name="P153">tu orie tvrdú hrudu!</text:p>
        <text:p text:style-name="P3">Ach daj nám — daj,</text:p>
        <text:p text:style-name="P3">robote našej z lásky požehnaj</text:p>
        <text:p text:style-name="P3">a ústa naše Tebe žehnať budú! Amen.</text:p>
        <text:p text:style-name="P3"/>
        <text:p text:style-name="P40"/>
        <text:h text:style-name="P79" text:outline-level="6"><text:bookmark-start text:name="bookmark40"/>VYSŤAHOVALECKÁ.<text:bookmark-end text:name="bookmark40"/></text:h>
        <text:p text:style-name="P3">(Na cestu.)</text:p>
        <text:p text:style-name="P3"/>
        <text:p text:style-name="P153">Keď opúšťam svoj rodný kraj —</text:p>
        <text:p text:style-name="P153">ó, Bože, praj mi šťastia, praj:</text:p>
        <text:p text:style-name="P153">chalúpka našou — cudzím svet,</text:p>
        <text:p text:style-name="P153">však čo, keď doma chleba niet?</text:p>
        <text:p text:style-name="P78">Nuž v Tvojom mene idem v dia<text:span text:style-name="T8">ľ</text:span>,</text:p>
        <text:p text:style-name="P153">a so mnou bol a so mnou žiaľ,</text:p>
        <text:p text:style-name="P153">lež — pevne verím — ideš tiež,</text:p>
        <text:p text:style-name="P153">a Ty mi v biede pomôžeš!</text:p>
        <text:p text:style-name="P78"><text:soft-page-break/>Nuž otúž srdce, posilň hruď,</text:p>
        <text:p text:style-name="P153">a veď ma medzi dobrý ľud,</text:p>
        <text:p text:style-name="P153">kde za vlasť moju — ztratenú</text:p>
        <text:p text:style-name="P153">nájdem si úchyľ v zámenu.</text:p>
        <text:p text:style-name="P78">Tu poctivo si ja chcem žiť,</text:p>
        <text:p text:style-name="P153">čo zarobím — i ušetriť,</text:p>
        <text:p text:style-name="P153">a niekdy — veď to žiaden taj —</text:p>
        <text:p text:style-name="P153">rád bych sa vrátiť šťastne v kraj,</text:p>
        <text:p text:style-name="P153">kde hroby otcov — rodina,</text:p>
        <text:p text:style-name="P153">reč, viera — drahá otčina,</text:p>
        <text:p text:style-name="P153">tie hory-doly, nebesá...</text:p>
        <text:p text:style-name="P3">Ach, čuj ma, Bože... Stane sa! Amen.</text:p>
        <text:h text:style-name="P79" text:outline-level="6"/>
        <text:h text:style-name="P137" text:outline-level="6"/>
        <text:h text:style-name="P137" text:outline-level="6"><text:bookmark-start text:name="bookmark41"/>ROBOTNÍCKA.<text:bookmark-end text:name="bookmark41"/></text:h>
        <text:p text:style-name="P3"/>
        <text:p text:style-name="P153">Továrne sveta. Správca veliký,</text:p>
        <text:p text:style-name="P153">na Teba myslím v shone fabriky,</text:p>
        <text:p text:style-name="P153"><text:soft-page-break/>keď práca ide — hučí stroj na stroj —</text:p>
        <text:p text:style-name="P153">Tebe sa sverím, drahý Bože môj.</text:p>
        <text:p text:style-name="P78">Ó, daj mi sily — zmôcť i nezdolné,</text:p>
        <text:p text:style-name="P153">pre moje ruky ťažké, mozoľné,</text:p>
        <text:p text:style-name="P153">udrž ma v zdraví, dodaj chuti žiť,</text:p>
        <text:p text:style-name="P153">a v tvrdom diele zdarn<text:span text:style-name="T8">e</text:span> súťažiť!</text:p>
        <text:p text:style-name="P78">Zdvihni ma, akže složí únava,</text:p>
        <text:p text:style-name="P153">veď na mzdu moju mnohý vyčkáva!</text:p>
        <text:p text:style-name="P78">Ak zkúsiť ma chceš — Tvoj som Pane — zkús,</text:p>
        <text:p text:style-name="P153">len neodjímaj hladným chleba kus:</text:p>
        <text:p text:style-name="P153">padnem-li, veru žiaľ — je po všetkom,</text:p>
        <text:p text:style-name="P153">bo moje sily — našim majetkom.</text:p>
        <text:p text:style-name="P78">A preto chráň ma — uchráň nešťastia,</text:p>
        <text:p text:style-name="P153">nech z mozoľov nám chlebík vyrastá.</text:p>
        <text:p text:style-name="P78">Za Tvoju lásku chcem Ti vďačným byť,</text:p>
        <text:p text:style-name="P153">do vôle sa Ti dať a podrobiť,</text:p>
        <text:p text:style-name="P153">prenášať vierou ťažké úlohy,</text:p>
        <text:p text:style-name="P153">dokázať v Tebe to, čo nemnohí...</text:p>
        <text:p text:style-name="P78"><text:soft-page-break/>A až raz práca bude skončená,</text:p>
        <text:p text:style-name="P153">vezmi ma, prosím v svoje ramená,</text:p>
        <text:p text:style-name="P153">pomiluj dušu borbou ustatú,</text:p>
        <text:p text:style-name="P153">a v nebesiach praj hojnú odplatu! Amen.</text:p>
        <text:h text:style-name="P79" text:outline-level="6"/>
        <text:h text:style-name="P137" text:outline-level="6"/>
        <text:h text:style-name="P137" text:outline-level="6"><text:bookmark-start text:name="bookmark42"/>ZA DÁŽĎ.<text:bookmark-end text:name="bookmark42"/></text:h>
        <text:p text:style-name="P3"/>
        <text:p text:style-name="P153">Zem volá, Bože,</text:p>
        <text:p text:style-name="P153">spukaná:</text:p>
        <text:p text:style-name="P153">medeným nebe,</text:p>
        <text:p text:style-name="P153">a už len v Tebe</text:p>
        <text:p text:style-name="P153">ochrana!</text:p>
        <text:p text:style-name="P12"/>
        <text:p text:style-name="P160">— Počuj — ó, beda,</text:p>
        <text:p text:style-name="P160">prebeda: —</text:p>
        <text:p text:style-name="P160">sad pustne holý</text:p>
        <text:p text:style-name="P160">a živnosť v poli</text:p>
        <text:p text:style-name="P160"><text:soft-page-break/>uvädá!</text:p>
        <text:p text:style-name="P3"/>
        <text:p text:style-name="P153">Ohlás sa... rozstri</text:p>
        <text:p text:style-name="P153">lásky plášť</text:p>
        <text:p text:style-name="P153">a dokáž, žes’ tu,</text:p>
        <text:p text:style-name="P153">uchovaj trestu:</text:p>
        <text:p text:style-name="P153">sošli dážď...!</text:p>
        <text:p text:style-name="P3"/>
        <text:p text:style-name="P153">Nech zvlaží náš kraj,</text:p>
        <text:p text:style-name="P153">obživí...</text:p>
        <text:p text:style-name="P78">a ľud Tvoj splesá,</text:p>
        <text:p text:style-name="P153">za Tebou hne sa</text:p>
        <text:p text:style-name="P153">na divy!</text:p>
        <text:p text:style-name="P3"/>
        <text:p text:style-name="P153">Zem zmiera... Tvoja</text:p>
        <text:p text:style-name="P153">dobrota —</text:p>
        <text:p text:style-name="P153">odpusť nám viny!</text:p>
        <text:p text:style-name="P3">Ó, Trojjediný,</text:p>
        <text:p text:style-name="P3"><text:soft-page-break/>praj nám — ach, popraj</text:p>
        <text:p text:style-name="P3">života! Amen.</text:p>
        <text:h text:style-name="P79" text:outline-level="6"/>
        <text:h text:style-name="P137" text:outline-level="6"/>
        <text:h text:style-name="P140" text:outline-level="6"><text:bookmark-start text:name="bookmark43"/>ZA BÚRNEHO A DAŽDIVÉHO LETA.</text:h>
        <text:h text:style-name="P140" text:outline-level="6"/>
        <text:h text:style-name="P140" text:outline-level="6">I.<text:bookmark-end text:name="bookmark43"/></text:h>
        <text:p text:style-name="P3"/>
        <text:p text:style-name="P153">Čas nadišiel, ó, Bože, s nami buď,</text:p>
        <text:p text:style-name="P153">keď na poliach sa narobí Tvoj ľud...</text:p>
        <text:p text:style-name="P153">buď s nami, Bože, poteš smutných, Pane,</text:p>
        <text:p text:style-name="P153">jak v chalúpke, kde otca niet —</text:p>
        <text:p text:style-name="P153">sám zdvihni mysle pre to smilovanie</text:p>
        <text:p text:style-name="P153">a sám buď otcom! Láskou svieť...</text:p>
        <text:p text:style-name="P153">úbohým dietkam, i nám, Otče milý,</text:p>
        <text:p text:style-name="P153">keď trnie duch náš v tejto vážnej chvíli!</text:p>
        <text:p text:style-name="P3"/>
        <text:p text:style-name="P153">Na poli našom požehnanie Tvoje —</text:p>
        <text:p text:style-name="P153"><text:soft-page-break/>tie rady krížov hrste klasov zralýc<text:span text:style-name="T8">h</text:span>.</text:p>
        <text:p text:style-name="P78">Ó, zastav búrnych živlov ťažké boje,</text:p>
        <text:p text:style-name="P153">daj svietiť slnku, poteš osiralých!</text:p>
        <text:p text:style-name="P78">Nech ľud Tvoj márne v biede nemozolí —</text:p>
        <text:p text:style-name="P153">a nech nás minie čo nás ľaká, bolí!</text:p>
        <text:p text:style-name="P3"/>
        <text:p text:style-name="P153">Ach, Pane, rozsvieť, rozsvieť svoju tvár,</text:p>
        <text:p text:style-name="P153">a radosti praj, vozdajšieho chleba,</text:p>
        <text:p text:style-name="P153">žehnaj nám všetkým, vyhosť všaký svár,</text:p>
        <text:p text:style-name="P153">nech srdcom vďačne vyznávame Teba —</text:p>
        <text:p text:style-name="P153">a chválime Ťa za tie veľké činy!</text:p>
        <text:p text:style-name="P3">Vyslyš nás, zachráň, Bože trojjediný!!</text:p>
        <text:p text:style-name="P3">Amen.</text:p>
        <text:p text:style-name="P3"/>
        <text:p text:style-name="P40"/>
        <text:p text:style-name="P40">II.</text:p>
        <text:p text:style-name="P3"/>
        <text:p text:style-name="P153">Náš Bože, Otče premilý,</text:p>
        <text:p text:style-name="P153"><text:soft-page-break/>v čas smutný popraj posily,</text:p>
        <text:p text:style-name="P153">daj slnku svojmu svietiť zas,</text:p>
        <text:p text:style-name="P153">a poteš nás... oh, poteš nás!</text:p>
        <text:p text:style-name="P78">H<text:span text:style-name="T8">ľ</text:span>a, srdce tŕpne <text:span text:style-name="T8">o</text:span>bavou,</text:p>
        <text:p text:style-name="P153">keď vody nebies zo stavov</text:p>
        <text:p text:style-name="P153">sa hrnú, a tak odrazu —</text:p>
        <text:p text:style-name="P153">nám vyjde nádej na zkazu!</text:p>
        <text:p text:style-name="P78">Ó, Bože, Otče premilý,</text:p>
        <text:p text:style-name="P153">smiluj sa a praj posily,</text:p>
        <text:p text:style-name="P153">ochráň nás, biednych, od škody,</text:p>
        <text:p text:style-name="P153">a dožič ľudu úrody!</text:p>
        <text:p text:style-name="P78">Kto k tebe volá — nezhynie,</text:p>
        <text:p text:style-name="P153">či tu doma — či v cudzine:</text:p>
        <text:p text:style-name="P153">nuž nedaj zhynúť ani nám,</text:p>
        <text:p text:style-name="P153">čo zrieme k Tvojim výšinám!</text:p>
        <text:p text:style-name="P78">I dnes, i vždycky s nami buď,</text:p>
        <text:p text:style-name="P153">a ráč nás z biedy vytrhnúť,</text:p>
        <text:p text:style-name="P153">daj slnku svojmu svietiť zas —</text:p>
        <text:p text:style-name="P153"><text:soft-page-break/>pre Krista Pána vyslyš nás! Amen.</text:p>
        <text:h text:style-name="P79" text:outline-level="6"/>
        <text:h text:style-name="P137" text:outline-level="6"/>
        <text:h text:style-name="P137" text:outline-level="6"><text:bookmark-start text:name="bookmark44"/>ZA ŽATVY.<text:bookmark-end text:name="bookmark44"/></text:h>
        <text:p text:style-name="P3"/>
        <text:p text:style-name="P153">Daj nám, Bože, slnka,</text:p>
        <text:p text:style-name="P153">daj k žatve pohody,</text:p>
        <text:p text:style-name="P153">nech škodu netrpia</text:p>
        <text:p text:style-name="P153">tie naše úrody!</text:p>
        <text:p text:style-name="P78">Čo si nám požehnal</text:p>
        <text:p text:style-name="P153">za prácu z tej zeme —</text:p>
        <text:p text:style-name="P153">nech šťastne zožneme</text:p>
        <text:p text:style-name="P153">i šťastne svezieme!</text:p>
        <text:p text:style-name="P153">Nehľaď na prečiny</text:p>
        <text:p text:style-name="P153">netresci pre hriechy,</text:p>
        <text:p text:style-name="P153">lež odpusť z milosti</text:p>
        <text:p text:style-name="P153">a popraj potechy!</text:p>
        <text:p text:style-name="P153">Vzhliadni sám na chorých</text:p>
        <text:p text:style-name="P153"><text:soft-page-break/>i na tých v cudzine,</text:p>
        <text:p text:style-name="P153">nech nik z nich nežiali,</text:p>
        <text:p text:style-name="P153">nech nik z nich nezhynie!</text:p>
        <text:p text:style-name="P153">Chráň biednych, i nás tu,</text:p>
        <text:p text:style-name="P153">posilňuj v trápení</text:p>
        <text:p text:style-name="P153">čo bôľom bolelo —</text:p>
        <text:p text:style-name="P153">nech radosť zamení!</text:p>
        <text:p text:style-name="P3"/>
        <text:p text:style-name="P153">A keď raz príde čas,</text:p>
        <text:p text:style-name="P153">žeň žitia začne sa —</text:p>
        <text:p text:style-name="P153">po púti v časnosti</text:p>
        <text:p text:style-name="P153">otvor nám nebesá! Amen.</text:p>
        <text:h text:style-name="P79" text:outline-level="6"/>
        <text:h text:style-name="P137" text:outline-level="6"/>
        <text:h text:style-name="P137" text:outline-level="6"><text:bookmark-start text:name="bookmark45"/>OBECNÁ.<text:bookmark-end text:name="bookmark45"/></text:h>
        <text:p text:style-name="P3">(Na jar alebo v jeseni.)</text:p>
        <text:p text:style-name="P3"/>
        <text:p text:style-name="P40"><text:bookmark-start text:name="bookmark46"/>I.<text:bookmark-end text:name="bookmark46"/></text:p>
        <text:p text:style-name="P78"><text:soft-page-break/>Bože mocný, v láske stály,</text:p>
        <text:p text:style-name="P153">prijmi naše vďačné chvály,</text:p>
        <text:p text:style-name="P153">vyslyš naše prosby vrúce,</text:p>
        <text:p text:style-name="P153">osiralé poteš srdce!</text:p>
        <text:p text:style-name="P78">Žehnaj milým našim v púti,</text:p>
        <text:p text:style-name="P153">nech ich neresť nekormúti,</text:p>
        <text:p text:style-name="P153">praj im zdravia, sily, zdaru,</text:p>
        <text:p text:style-name="P153">nebeský náš Hospodár<text:span text:style-name="T8">u</text:span>!</text:p>
        <text:p text:style-name="P78">Nech im nádej svetlom horí,</text:p>
        <text:p text:style-name="P153">či na suchu, či na mori,</text:p>
        <text:p text:style-name="P153">pred príhodou zlou sám chráň ich,</text:p>
        <text:p text:style-name="P153">posilň doma pozostalých,</text:p>
        <text:p text:style-name="P153">utíš žalôb trúchle hlasy,</text:p>
        <text:p text:style-name="P153">utvrď vieru v lepšie časy!</text:p>
        <text:p text:style-name="P153">Nemocným Ty buď lekárom,</text:p>
        <text:p text:style-name="P153">núdznym prispej hojným darom!</text:p>
        <text:p text:style-name="P153">Na roliach čo poschádzané —</text:p>
        <text:p text:style-name="P153">zveľaď Pane, uchráň Pane,</text:p>
        <text:p text:style-name="P153"><text:soft-page-break/>popraj času — vhodnej chvíle,</text:p>
        <text:p text:style-name="P153">potešenia z našej píle,</text:p>
        <text:p text:style-name="P153">by sme mali darov z neba,</text:p>
        <text:p text:style-name="P153">ako zdravia — tak i chleba!</text:p>
        <text:p text:style-name="P153"><text:span text:style-name="T8">Ž</text:span>ehnaj naše dobré snahy,</text:p>
        <text:p text:style-name="P78">Bože verný, Otče drahý,</text:p>
        <text:p text:style-name="P153">pre tú lásku, čo vždy istá,</text:p>
        <text:p text:style-name="P153">a pre Pána Jezukrista! Amen.</text:p>
        <text:p text:style-name="P3"/>
        <text:p text:style-name="P40">II.</text:p>
        <text:p text:style-name="P3"/>
        <text:p text:style-name="P153">Lekár<text:span text:style-name="T8">u</text:span> náš — nebies Pane,</text:p>
        <text:p text:style-name="P153">poteš duše sužované,</text:p>
        <text:p text:style-name="P153">posilň v kríži, uľav bôle,</text:p>
        <text:p text:style-name="P153">v žitia tohto ťažkej škole!</text:p>
        <text:p text:style-name="P78">Len moc Tvoja veľká, božská</text:p>
        <text:p text:style-name="P153">zdvihne našich chorých s lôžka:</text:p>
        <text:p text:style-name="P153">nech ich k Tvojej láske púta</text:p>
        <text:p text:style-name="P153"><text:soft-page-break/>nádej srdca rozkvitnutá,</text:p>
        <text:p text:style-name="P153">a síl nových nechže sbiera</text:p>
        <text:p text:style-name="P153">z našich prosieb tá ich viera,</text:p>
        <text:p text:style-name="P153">by tak z ducha — slabé telo</text:p>
        <text:p text:style-name="P153">osvieželo — otuželo.</text:p>
        <text:p text:style-name="P78">Neeh sa žalosť v radosť zmení</text:p>
        <text:p text:style-name="P153">v smútku — všakom roztrúchlení.</text:p>
        <text:p text:style-name="P153">Kde rmut dlie pod pustým krovom,</text:p>
        <text:p text:style-name="P153">zjasni tvár sám svojím slovom,</text:p>
        <text:p text:style-name="P153">potrebným daj z Tvojho mania</text:p>
        <text:p text:style-name="P153">šťastia, hojnosť požehnania...</text:p>
        <text:p text:style-name="P153">v zakročení z lásky sporom,</text:p>
        <text:p text:style-name="P153">či tu doma — či za morom!</text:p>
        <text:p text:style-name="P78">Ó, žič všetkým v prácach zdaru,</text:p>
        <text:p text:style-name="P153">nebeský náš Hospodár<text:span text:style-name="T8">u,</text:span></text:p>
        <text:p text:style-name="P153">i tým v svete — i domácim,</text:p>
        <text:p text:style-name="P153">v potutvári robotiacim!</text:p>
        <text:p text:style-name="P78">Žehnaj štedre živnosť našu,</text:p>
        <text:p text:style-name="P153"><text:soft-page-break/>dopraj príhodného času,</text:p>
        <text:p text:style-name="P153">zdravia, mieru, a čo treba —</text:p>
        <text:p text:style-name="P153">pravosť ducha, hojnosť chleba,</text:p>
        <text:p text:style-name="P153">nech by mocne znelý chvály!</text:p>
        <text:p text:style-name="P3">Tebe, v láske neskonalý! Amen.</text:p>
        <text:h text:style-name="P79" text:outline-level="4"/>
        <text:h text:style-name="P137" text:outline-level="4"><text:span text:style-name="T8">III</text:span><text:bookmark-start text:name="bookmark47"/>.<text:bookmark-end text:name="bookmark47"/></text:h>
        <text:p text:style-name="P3"/>
        <text:p text:style-name="P153">Bože, z veľkej lásky</text:p>
        <text:p text:style-name="P153">uľav život ťažký,</text:p>
        <text:p text:style-name="P153">a kde smútky tienia —</text:p>
        <text:p text:style-name="P153">popraj potešenia!</text:p>
        <text:p text:style-name="P95">V kríži, trpkom stave</text:p>
        <text:p text:style-name="P164">daruj biednym zdravie</text:p>
        <text:p text:style-name="P164">— slzy chorých osuš,</text:p>
        <text:p text:style-name="P164">slabé srdcia otuž!</text:p>
        <text:p text:style-name="P78">Slovo Tvoje lieči</text:p>
        <text:p text:style-name="P153">v žitia nebezpečí:</text:p>
        <text:p text:style-name="P153"><text:soft-page-break/>praj ho hojnú mieru</text:p>
        <text:p text:style-name="P153">verným pre ich vieru!</text:p>
        <text:p text:style-name="P78">A pre sľuby sväté</text:p>
        <text:p text:style-name="P153">ujmi sa tých v svete,</text:p>
        <text:p text:style-name="P153">čo nás opustili,</text:p>
        <text:p text:style-name="P3">Pane Bože milý!</text:p>
        <text:p text:style-name="P78">Tam kde rana častá,</text:p>
        <text:p text:style-name="P153">chráň ich od nešťastia,</text:p>
        <text:p text:style-name="P153">predzvestuj im prácu</text:p>
        <text:p text:style-name="P153">zdarom lahodiacu,</text:p>
        <text:p text:style-name="P153">modlitby ich slýchaj,</text:p>
        <text:p text:style-name="P153">v nemoci mdlých zdvíhaj!</text:p>
        <text:p text:style-name="P153">Smutných rozradosti,</text:p>
        <text:p text:style-name="P153">poteš v domácnosti,</text:p>
        <text:p text:style-name="P153">že Ty pamätuješ —</text:p>
        <text:p text:style-name="P153">svojich ochraňuješ</text:p>
        <text:p text:style-name="P153">v žitia búrne srážky!</text:p>
        <text:p text:style-name="P78">Uľav údel ťažký</text:p>
        <text:p text:style-name="P153"><text:soft-page-break/>i nám...! Daj, čo treba</text:p>
        <text:p text:style-name="P153">časne — večne neba! Amen.</text:p>
        <text:p text:style-name="P3"/>
        <text:p text:style-name="P40">IV.</text:p>
        <text:p text:style-name="P3"/>
        <text:p text:style-name="P40">Pane Bože Trojjediný,</text:p>
        <text:p text:style-name="P3">odpusti nám naše viny,</text:p>
        <text:p text:style-name="P3">skloň sa — ľud Tvoj vrúcne volá —</text:p>
        <text:p text:style-name="P3">pomôž, ak je Tvoja vôľa!</text:p>
        <text:p text:style-name="P78">Na nemocných v kríži vzhliadni,</text:p>
        <text:p text:style-name="P153">veď Ty máš liek vždycky snadný...</text:p>
        <text:p text:style-name="P153">vyveď z bôľu, zahoj rany,</text:p>
        <text:p text:style-name="P3">Lekáru náš milovaný!</text:p>
        <text:p text:style-name="P78">Tým, čo za chlebom šli v diale,</text:p>
        <text:p text:style-name="P153">sám buď strážcom — vodcom stále,</text:p>
        <text:p text:style-name="P153">daj im zdravia, popraj sily,</text:p>
        <text:p text:style-name="P153">by — čo treba, vyrobili,</text:p>
        <text:p text:style-name="P153">a niekdy Ti vzdali chválu</text:p>
        <text:p text:style-name="P153"><text:soft-page-break/>za milosť tak neskonalú,</text:p>
        <text:p text:style-name="P153">ktorá i nám nech je daná,</text:p>
        <text:p text:style-name="P153">jak svit rosy zavčas rána,</text:p>
        <text:p text:style-name="P153">z lásky Tvojej — neubylej!</text:p>
        <text:p text:style-name="P153">Požehnania, Bože, vylej</text:p>
        <text:p text:style-name="P153">na zem našu, jak na srdcia, —</text:p>
        <text:p text:style-name="P153">nech nás zdvihne viera vrúca,</text:p>
        <text:p text:style-name="P153">čo nás prenesie v svet iný;</text:p>
        <text:p text:style-name="P153">k Tebe, Pane Trojjediný! Amen.</text:p>
        <text:h text:style-name="P79" text:outline-level="5"><text:bookmark-start text:name="bookmark48"/><text:bookmark-end text:name="bookmark48"/></text:h>
        <text:h text:style-name="P214" text:outline-level="5">IV.</text:h>
        <text:h text:style-name="P214" text:outline-level="5"/>
        <text:p text:style-name="P78">Otče z neba, v mene Krista Spasiteľa —</text:p>
        <text:p text:style-name="P153">keď pred trónom Tvojím kloníme dnes čelá,</text:p>
        <text:p text:style-name="P153">vzhliadni na nemocných v kríži prevelikom,</text:p>
        <text:p text:style-name="P153">buď im tešiteľom, buď im spomocníkom,</text:p>
        <text:p text:style-name="P153">varuj od z<text:span text:style-name="T8">ú</text:span>fan<text:span text:style-name="T8">i</text:span>a — k bremenu praj sily!</text:p>
        <text:p text:style-name="P153">Podobne sa ujmi, Pane Bože milý,</text:p>
        <text:p text:style-name="P153"><text:soft-page-break/>bratov, sestár našich v šírom-dialnom svete,</text:p>
        <text:p text:style-name="P153">nech im šťastie jasá, ako ten strom v kvete!</text:p>
        <text:p text:style-name="P153">Daj im zdravia, jak i vozdajšieho chleba,</text:p>
        <text:p text:style-name="P153">aby v požehnaní poznávali Teba!</text:p>
        <text:p text:style-name="P78">Veď sám všetkých — nech im slovo Tvoje svieti,</text:p>
        <text:p text:style-name="P153">raď im, opatruj sám manželky i deti,</text:p>
        <text:p text:style-name="P153">zdržuj v láske, zveľaď na duchu ich pravom!</text:p>
        <text:p text:style-name="P153">Veď kto bude, ak nie Ty s ich chudým stavom?</text:p>
        <text:p text:style-name="P153">Ó, nech sprevádza ich láska Tvoja svätá,</text:p>
        <text:p text:style-name="P153">a raz nech sa zasa veselo k nám vrátia —</text:p>
        <text:p text:style-name="P153">slúžiť Tebe, Bože, v tomto Tvojom chráme!</text:p>
        <text:p text:style-name="P78">I nezamestnaných Tebe porúčame,</text:p>
        <text:p text:style-name="P153">predzvestuj im chleba — ukáž cestu k práci,</text:p>
        <text:p text:style-name="P153">a prijm’ vďaku za čas, roľám lahodiaci!</text:p>
        <text:p text:style-name="P78">Praj nám chvíľu vhodnú — hojnosť požehnania,</text:p>
        <text:p text:style-name="P153">aby sme Ťa chváliť mohli do skonania,</text:p>
        <text:p text:style-name="P153">a po časnom žití daj nám toho daru —</text:p>
        <text:p text:style-name="P153">prejsť z údolia smrti k Tebe, Hospodár<text:span text:style-name="T8">u</text:span>! Amen.</text:p>
        <text:h text:style-name="P68" text:outline-level="6"><text:soft-page-break/></text:h>
        <text:h text:style-name="P148" text:outline-level="6"><text:bookmark-start text:name="bookmark49"/>V CUDZINE.<text:bookmark-end text:name="bookmark49"/></text:h>
        <text:p text:style-name="P3"/>
        <text:p text:style-name="P153">Môj Bože, jak list vietor metie, </text:p>
        <text:p text:style-name="P153">tak život môj tu v cudzom svete;</text:p>
        <text:p text:style-name="P153">kraj rodný, chalúpočka v diali,</text:p>
        <text:p text:style-name="P153">a samota až dušu páli.</text:p>
        <text:p text:style-name="P78">Kvet zraku neraz zvlaží rosa</text:p>
        <text:p text:style-name="P153">za tými, čo ma v srdci nosia,</text:p>
        <text:p text:style-name="P153">keď iná reč, i zvyky iné,</text:p>
        <text:p text:style-name="P153">jak u nás doma, na dedine...</text:p>
        <text:p text:style-name="P97">— Ach, Bože, Ty buď otcom mojím,</text:p>
        <text:p text:style-name="P166">keď jak tá hruška v poli stojím,</text:p>
        <text:p text:style-name="P166">a jak to vtáča šírym nebom...</text:p>
        <text:p text:style-name="P166">ja musím — ak chcem žiť — za chlebom!</text:p>
        <text:p text:style-name="P166">Ukáž mi cestu, podopri ma,</text:p>
        <text:p text:style-name="P166">keď obava mi srdce jíma,</text:p>
        <text:p text:style-name="P166">daj zdravia, v práci hojne zdaru,</text:p>
        <text:p text:style-name="P166"><text:soft-page-break/>a k tomu myseľ sviežu, jarú!</text:p>
        <text:p text:style-name="P78">Vo viere utvrď, nech ma háji,</text:p>
        <text:p text:style-name="P153">a žehnaj milým v rodnom kraji,</text:p>
        <text:p text:style-name="P153">jak mne tu, nádejou svieť novou...!</text:p>
        <text:p text:style-name="P153">A niekdy v šťastí vráť ma domov!</text:p>
        <text:p text:style-name="P3">Amen.</text:p>
        <text:h text:style-name="P72" text:outline-level="6"/>
        <text:h text:style-name="P169" text:outline-level="6"/>
        <text:h text:style-name="P169" text:outline-level="6"><text:bookmark-start text:name="bookmark50"/>V CUDZINE.<text:bookmark-end text:name="bookmark50"/></text:h>
        <text:p text:style-name="P3">(Pieseň.)</text:p>
        <text:p text:style-name="P3"/>
        <text:p text:style-name="P40">Kam ani vánok od nás nezaveje,</text:p>
        <text:p text:style-name="P3">a duši neraz clivo, presmutne je —</text:p>
        <text:p text:style-name="P3">ja k nohám Tvojím, Otče nebies, padám,</text:p>
        <text:p text:style-name="P3">a slúcham v borbe žitia Tvojím radám,</text:p>
        <text:p text:style-name="P3">tu v cudzom kraji, kde jem chlieb svoj v potu..</text:p>
        <text:p text:style-name="P3">Ó, vzhliadni, prosím, na mňa, na sirotu!</text:p>
        <text:p text:style-name="P3"/>
        <text:p text:style-name="P153"><text:soft-page-break/>Tie hory nie sú, ako naše hory,</text:p>
        <text:p text:style-name="P153">ni potok, jak tam u nás, nehovorí,</text:p>
        <text:p text:style-name="P153">i slnko inak vzchodí bielym ránom,</text:p>
        <text:p text:style-name="P153">však Tys’ i tohto sveta mocným Pánom,</text:p>
        <text:p text:style-name="P153">pod Tvojím zrakom jeho tvrdé boje!</text:p>
        <text:p text:style-name="P3">A kdes’ Ty... doma tam i dieťa Tvoje!</text:p>
        <text:p text:style-name="P3"/>
        <text:p text:style-name="P153">Len popraj zdravia, varuj od úrazu</text:p>
        <text:p text:style-name="P153">na duchu tele! Odvráť všakú zkazu!</text:p>
        <text:p text:style-name="P3">Daj zdaru v práci, žič i chvíľky milej!</text:p>
        <text:p text:style-name="P3">I na tých doma požehnania vylej!</text:p>
        <text:p text:style-name="P98">Chráň národ biedny, nech viac neboľastí,</text:p>
        <text:p text:style-name="P173">a spoj nás v rodnej — jak i v nebies vlasti!</text:p>
        <text:p text:style-name="P3"/>
        <text:p text:style-name="P40"/>
        <text:p text:style-name="P215">ZA OSIRALÝCH</text:p>
        <text:p text:style-name="P215"/>
        <text:p text:style-name="P173">Bože dobrotivý, veľký v slove, v skutku,</text:p>
        <text:p text:style-name="P173"><text:soft-page-break/>vzhliadni z lásky na dom, v prevelikom smútku!</text:p>
        <text:p text:style-name="P173">Letí ten čas, letí — a žiaľ neusína,</text:p>
        <text:p text:style-name="P173">keď na verných sväz sa ťažko zapomína:</text:p>
        <text:p text:style-name="P173">tvrdo kvitne radosť na života púšti,</text:p>
        <text:p text:style-name="P173">ak raz nieto otca — ostáva dom pustý!</text:p>
        <text:p text:style-name="P98">Preto, Bože večný, — osiralých poteš,</text:p>
        <text:p text:style-name="P173">veď kto sa ich ujme, ak Ty nepomôžeš?</text:p>
        <text:p text:style-name="P98">Posilň matku-vdovu, dietky v láske čistej,</text:p>
        <text:p text:style-name="P173">požehnaním, radou v samote im prispej!</text:p>
        <text:p text:style-name="P98">A keď príde chvíľa zanechať svet v cnosti,</text:p>
        <text:p text:style-name="P173">spoj rodinku niekdy s otcom vo večnosti.</text:p>
        <text:p text:style-name="P98"/>
        <text:p text:style-name="P173">Podobne sa ujmi tam, kde šťastia neni,</text:p>
        <text:p text:style-name="P173">duší ubiedených — v žiali, utrpení,</text:p>
        <text:p text:style-name="P173">osuš slzy, Pane, umierň ťarchy — bôľu,</text:p>
        <text:p text:style-name="P173">že sme všetci svoji a žiť máme spolu,</text:p>
        <text:p text:style-name="P173">hoci prejsť i skonom — nájsť sa v svete onom,</text:p>
        <text:p text:style-name="P173">radovať sa večne pred tým Tvojím trónom!</text:p>
        <text:p text:style-name="P3"><text:soft-page-break/>Amen.</text:p>
        <text:p text:style-name="P3"/>
        <text:p text:style-name="P40"/>
        <text:h text:style-name="P251" text:outline-level="6"><text:bookmark-start text:name="bookmark51"/>V NEMOCI.<text:bookmark-end text:name="bookmark51"/></text:h>
        <text:p text:style-name="P3"/>
        <text:p text:style-name="P40">Bože,</text:p>
        <text:p text:style-name="P255">Tys’ vždy v láske verný</text:p>
        <text:p text:style-name="P257">a my takí malicherní:</text:p>
        <text:p text:style-name="P257">dáš nám zdravia — hojnou čiašou,</text:p>
        <text:p text:style-name="P257">sila svalov zdá sa — našou,</text:p>
        <text:p text:style-name="P257">zázrak zraku — krásy mnohé</text:p>
        <text:p text:style-name="P257">na zemi i na oblohe,</text:p>
        <text:p text:style-name="P257">zázrak sluchu — zvučná vrava,</text:p>
        <text:p text:style-name="P257">vt<text:span text:style-name="T9">áč</text:span>ia pieseň štebotavá,</text:p>
        <text:p text:style-name="P257">zázrak čuchu — sviežosť vôní,</text:p>
        <text:p text:style-name="P257">keď sa kvieťa vánkom kloní,</text:p>
        <text:p text:style-name="P257">zázrak chuti — rozkoš sladká,</text:p>
        <text:p text:style-name="P257">zázrak, keď čos’ ruka hladká...</text:p>
        <text:p text:style-name="P100"><text:soft-page-break/>— Zázrak? Bože, čo my vieme??</text:p>
        <text:p text:style-name="P175">Máme to? — Nič... Vždy viac chceme</text:p>
        <text:p text:style-name="P175">až po vzdušné hory-doly...!</text:p>
        <text:p text:style-name="P3"/>
        <text:p text:style-name="P173">Ale keď č<text:span text:style-name="T9">o</text:span>s’ v údoch zbolí,</text:p>
        <text:p text:style-name="P173">skalí zrak a nejde práca,</text:p>
        <text:p text:style-name="P173">s<text:span text:style-name="T9">lab</text:span>nú smysly — svet sa ztráca,</text:p>
        <text:p text:style-name="P173">dych sa chytá v kvapkách znoja —</text:p>
        <text:p text:style-name="P173">trnie duša, ako moja,</text:p>
        <text:p text:style-name="P173">plaché srdce smutno vraví:</text:p>
        <text:p text:style-name="P173">bohatí sme, kým sme zdraví!</text:p>
        <text:p text:style-name="P98">Plaché srdce, Bože, prosí:</text:p>
        <text:p text:style-name="P173">vädne kvet — ó, popraj rosy,</text:p>
        <text:p text:style-name="P173">popraj lieku mocou slova,</text:p>
        <text:p text:style-name="P173">bohatým ma učiň znova,</text:p>
        <text:p text:style-name="P98">hoc i žitia biedy znavia,</text:p>
        <text:p text:style-name="P173">aspoň nech mám zdravia — zdravia!!</text:p>
        <text:p text:style-name="P173">Ak nie — posilň, trpieť nauč,</text:p>
        <text:p text:style-name="P173"><text:soft-page-break/>a príjm ducha v svoju náruč! Amen.</text:p>
        <text:h text:style-name="P79" text:outline-level="6"/>
        <text:h text:style-name="P137" text:outline-level="6"/>
        <text:h text:style-name="P137" text:outline-level="6"><text:bookmark-start text:name="bookmark52"/>KAJÚCA.<text:bookmark-end text:name="bookmark52"/></text:h>
        <text:p text:style-name="P3"/>
        <text:p text:style-name="P40">U Tvojich bielych nôh,</text:p>
        <text:p text:style-name="P175">— <text:span text:style-name="T9">ó</text:span>, Kriste nevinný —</text:p>
        <text:p text:style-name="P175">kajúcne padám</text:p>
        <text:p text:style-name="P175">a hriech svoj skladám.</text:p>
        <text:p text:style-name="P98">Netresci za slová,</text:p>
        <text:p text:style-name="P173">nekáraj za činy,</text:p>
        <text:p text:style-name="P173">ich trpkosť nosím;</text:p>
        <text:p text:style-name="P173">odpusť mi, prosím! Amen.</text:p>
        <text:p text:style-name="P3"/>
        <text:p text:style-name="P40"/>
        <text:p text:style-name="P40"><text:bookmark-start text:name="bookmark53"/>KAJÚCA.<text:bookmark-end text:name="bookmark53"/></text:p>
        <text:p text:style-name="P3"/>
        <text:p text:style-name="P40">(Pieseň.)</text:p>
        <text:p text:style-name="P3"><text:soft-page-break/></text:p>
        <text:p text:style-name="P173">Smutno, presmutno mi;</text:p>
        <text:p text:style-name="P173">ťarcha na svedomí!</text:p>
        <text:p text:style-name="P98">A Ty, Kriste, kým ja v prachu,</text:p>
        <text:p text:style-name="P173">stojíš biely-čistý celý:</text:p>
        <text:p text:style-name="P173">zdvihni dušu plachú!</text:p>
        <text:p text:style-name="P3"/>
        <text:p text:style-name="P173">Rúcho poškvrnené,</text:p>
        <text:p text:style-name="P173">hrozia hriechu tiene,</text:p>
        <text:p text:style-name="P173">však Ty, Pane, pre tú muku</text:p>
        <text:p text:style-name="P173">tam na dreve — ustaň v hneve,</text:p>
        <text:p text:style-name="P173">podajže mi ruku!</text:p>
        <text:p text:style-name="P3"/>
        <text:p text:style-name="P173">Posilň ducha — telo,</text:p>
        <text:p text:style-name="P173">obleč v rúcho bielo,</text:p>
        <text:p text:style-name="P173">roznieť v srdci viery plameň:</text:p>
        <text:p text:style-name="P173">pravde tu žiť — Tebe slúžiť —</text:p>
        <text:p text:style-name="P173">až na veky! Amen.</text:p>
        <text:h text:style-name="P79" text:outline-level="6"><text:soft-page-break/></text:h>
        <text:h text:style-name="P137" text:outline-level="6"/>
        <text:h text:style-name="P137" text:outline-level="6"><text:bookmark-start text:name="bookmark54"/>VĎAKA ZA ÚRODY.<text:bookmark-end text:name="bookmark54"/></text:h>
        <text:p text:style-name="P14"/>
        <text:p text:style-name="P181">— Dobrodinče z neba, Hospodáru milý,</text:p>
        <text:p text:style-name="P181">ajhľa, kvety vädnú — jeseň k nám sa chýli,</text:p>
        <text:p text:style-name="P181">a my za úrody rodnej našej zeme</text:p>
        <text:p text:style-name="P181">dnes Ti ďakujeme!... Vrúcne ďakujeme —</text:p>
        <text:p text:style-name="P181">za slniečko, čo nám kýpru pôdu hrialo,</text:p>
        <text:p text:style-name="P181">za oblaky, z nich sa požehnanie lialo,</text:p>
        <text:p text:style-name="P181">za zdravie a silu, za mier prajný práci,</text:p>
        <text:p text:style-name="P181">jak i za dar viery — srdcu lahodiaci...</text:p>
        <text:p text:style-name="P181">za všetko to, Bože, Tvoje sväté meno</text:p>
        <text:p text:style-name="P181">nech je pochváleno! Nech je zvelebeno!!</text:p>
        <text:p text:style-name="P3"/>
        <text:p text:style-name="P173">Tam, kde núdza, nemoc — zdvíhaj v zarmútení,</text:p>
        <text:p text:style-name="P173">veľkou Tvoja láska — nech mdlých pozatieni,</text:p>
        <text:p text:style-name="P173">vyslobodí z kríža, slzy očú ssuší,</text:p>
        <text:p text:style-name="P173"><text:soft-page-break/>poosvieži telo, polahodí duši!</text:p>
        <text:p text:style-name="P3"/>
        <text:p text:style-name="P173">Čos’ dal — daj i užiť, nekryť kdes’ vo vedre</text:p>
        <text:p text:style-name="P173">vodu pred smädnými: rozdeliť sa štedre!</text:p>
        <text:p text:style-name="P173">Žehnaj hospodárom — nech si odpočinú,</text:p>
        <text:p text:style-name="P173">a zas veď ich v diele, popraj šťastia k činu!</text:p>
        <text:p text:style-name="P173">Žehnaj roľám, sadom — chráň od nepohody,</text:p>
        <text:p text:style-name="P173">nechže ťažká práca na zmar nevychodí,</text:p>
        <text:p text:style-name="P173">uchráň všelikého sklamania a bôľu!</text:p>
        <text:p text:style-name="P3">Obrob však i obsej duší našich roľu,</text:p>
        <text:p text:style-name="P3">jak zem nám, by niekdy my sme dali Tebe,</text:p>
        <text:p text:style-name="P3">až raz svezieš klasy sŕdc ta, v svoje nebe!</text:p>
        <text:p text:style-name="P3">Amen.</text:p>
        <text:h text:style-name="P79" text:outline-level="6"/>
        <text:h text:style-name="P137" text:outline-level="6"/>
        <text:h text:style-name="P137" text:outline-level="6"><text:bookmark-start text:name="bookmark55"/>ZA OBČIANSKYCH VOLIEB A ZMÄTKOV.<text:bookmark-end text:name="bookmark55"/></text:h>
        <text:p text:style-name="P3"/>
        <text:p text:style-name="P40">Príď, Kriste, príď —</text:p>
        <text:p text:style-name="P3"><text:soft-page-break/><text:span text:style-name="T10">hľ</text:span>a, svet náš v bojov zmätku</text:p>
        <text:p text:style-name="P109">my v Tebe máme — —</text:p>
        <text:p text:style-name="P3">nádej, ufnosť, všetku!</text:p>
        <text:p text:style-name="P110">Príď a vzbuď v dušiach</text:p>
        <text:p text:style-name="P186">tej pravej lásky zárod —</text:p>
        <text:p text:style-name="P186">za pravdu stáť</text:p>
        <text:p text:style-name="P186">uč slovenský náš národ:</text:p>
        <text:p text:style-name="P186">neodcudziť sa,</text:p>
        <text:p text:style-name="P186">za nástroj hriechu nedať —</text:p>
        <text:p text:style-name="P186">pre mrzký zisk si dušu nezapredať!</text:p>
        <text:p text:style-name="P3"/>
        <text:p text:style-name="P186">Príď, Kriste, príď,</text:p>
        <text:p text:style-name="P186">a prines pokoj <text:span text:style-name="T11">ľ</text:span>udu,</text:p>
        <text:p text:style-name="P186">nech z požehnania</text:p>
        <text:p text:style-name="P186">Ťa verní chváliť budú!</text:p>
        <text:p text:style-name="P110">Príď zdvihnúť núdznych,</text:p>
        <text:p text:style-name="P186">i chorých mocným slovom!</text:p>
        <text:p text:style-name="P186">Požehnaj rodu,</text:p>
        <text:p text:style-name="P186"><text:soft-page-break/>jak v príbytku novom!</text:p>
        <text:p text:style-name="P110">Daj zdravia, chleba</text:p>
        <text:p text:style-name="P186">chráň od všeho zlého, —</text:p>
        <text:p text:style-name="P186">daj i nám všetkým</text:p>
        <text:p text:style-name="P186">to čo potrebného:</text:p>
        <text:p text:style-name="P186">v svornosti drž nás</text:p>
        <text:p text:style-name="P186">lásky v pravej cnosti,</text:p>
        <text:p text:style-name="P186">až raz nás spojíš</text:p>
        <text:p text:style-name="P186">niekdy vo večnosti! Amen.</text:p>
        <text:h text:style-name="P75" text:outline-level="6"/>
        <text:h text:style-name="P187" text:outline-level="6"/>
        <text:h text:style-name="P187" text:outline-level="6"><text:bookmark-start text:name="bookmark56"/>V KRÍŽI A TRÁPENÍ.<text:bookmark-end text:name="bookmark56"/></text:h>
        <text:p text:style-name="P3">(Pieseň.)</text:p>
        <text:p text:style-name="P3"/>
        <text:p text:style-name="P186">Bože, Bože, večný nebies Pane,</text:p>
        <text:p text:style-name="P186">k Tebe volám v svojom trápení,</text:p>
        <text:p text:style-name="P186">k Tebe má sa srdce utýrané,</text:p>
        <text:p text:style-name="P186">k Tebe kľúčim ruky — zdvíham dlane...</text:p>
        <text:p text:style-name="P186"><text:soft-page-break/>Bože, Bože, očuj horkosť žiaľu —</text:p>
        <text:p text:style-name="P186">nech sa v radosť — v radosť premení!</text:p>
        <text:p text:style-name="P186">Beda duši biednej duši,</text:p>
        <text:p text:style-name="P186">ju bôľ zaleje!</text:p>
        <text:p text:style-name="P3">Popraj svitu! Popraj nádeje!</text:p>
        <text:p text:style-name="P3"/>
        <text:p text:style-name="P186">Mladosť moja horké slzy roní,</text:p>
        <text:p text:style-name="P186">radosť moja kvetom skosená.</text:p>
        <text:p text:style-name="P110">Láska, ufnosť ležia chladné v tôni,</text:p>
        <text:p text:style-name="P186">vďačné slovo z úst ich nezazvoní.</text:p>
        <text:p text:style-name="P3">Bože, Bože, keď ma svet už nezná,</text:p>
        <text:p text:style-name="P3">Ty ma vezmi v svoje ramená!</text:p>
        <text:p text:style-name="P111">V búrke žitia nech sa na mňa</text:p>
        <text:p text:style-name="P189">Tvoj zrak usmeje!</text:p>
        <text:p text:style-name="P3">Popraj svitu! Popraj nádeje!!</text:p>
        <text:p text:style-name="P3"><text:bookmark-start text:name="bookmark57"/><text:bookmark-end text:name="bookmark57"/></text:p>
        <text:p text:style-name="P40"/>
        <text:p text:style-name="P216">ZA SÚŽENÝCH.</text:p>
        <text:p text:style-name="P216"><text:soft-page-break/></text:p>
        <text:p text:style-name="P216">I.</text:p>
        <text:p text:style-name="P216"/>
        <text:p text:style-name="P110">Bože — dárče, čo dobrého,</text:p>
        <text:p text:style-name="P186">vyslyš prosby súženého,</text:p>
        <text:p text:style-name="P186">popraj lieku z štedrej ruky,</text:p>
        <text:p text:style-name="P186">uľav bôle — horké muky!</text:p>
        <text:p text:style-name="P112">V ťažkom kríži zdvíhaj z lásky,</text:p>
        <text:p text:style-name="P190">oslaď život tvrdý, ťažký,</text:p>
        <text:p text:style-name="P190">vysloboď a prijmi v nebe</text:p>
        <text:p text:style-name="P190">dušu, čo dnes upie k Tebe!</text:p>
        <text:p text:style-name="P3"/>
        <text:p text:style-name="P186">Žehnaj, Pane dobrotivý,</text:p>
        <text:p text:style-name="P186">i tú zem, <text:span text:style-name="T11">č</text:span>o z práce živí!</text:p>
        <text:p text:style-name="P186">Uchráň zlého vo dne — v noci,</text:p>
        <text:p text:style-name="P186">buď nám v diele na pomoci,</text:p>
        <text:p text:style-name="P186">Telu, duši daj, čo treba —</text:p>
        <text:p text:style-name="P186">ako zdravia, tak i chleba:</text:p>
        <text:p text:style-name="P186"><text:soft-page-break/>v utrpení — uzdravenia,</text:p>
        <text:p text:style-name="P186">a po smrti — oslávenia! Amen.</text:p>
        <text:h text:style-name="P80" text:outline-level="3"/>
        <text:h text:style-name="P144" text:outline-level="3"><text:span text:style-name="T11">II</text:span><text:bookmark-start text:name="bookmark58"/>.<text:bookmark-end text:name="bookmark58"/></text:h>
        <text:p text:style-name="P3"/>
        <text:p text:style-name="P186">Ó, Bože, popraj pomoci</text:p>
        <text:p text:style-name="P186">tým v súžení a v nemoci,</text:p>
        <text:p text:style-name="P186">pod krížom skleslých posiluj,</text:p>
        <text:p text:style-name="P186">a zúfajúcich — pomiluj!</text:p>
        <text:p text:style-name="P110">Vyslyš ich prosby laskave</text:p>
        <text:p text:style-name="P186">a utíš srdcia boľavé,</text:p>
        <text:p text:style-name="P186">všaks’ lekár dobrý a náš Pán,</text:p>
        <text:p text:style-name="P186">a hojným v daroch nebies stán.</text:p>
        <text:p text:style-name="P3"/>
        <text:p text:style-name="P186">Nuž nadel biednym — veď máš dosť,</text:p>
        <text:p text:style-name="P186">skľúčených duchom rozradosť,</text:p>
        <text:p text:style-name="P186">a pred ich zrakom zajasá</text:p>
        <text:p text:style-name="P186">sa duhou žitia okrasa!</text:p>
        <text:p text:style-name="P110"><text:soft-page-break/>Požehnaj i nám, chráň nás škôd,</text:p>
        <text:p text:style-name="P186">uchovaj zlého práce plod,</text:p>
        <text:p text:style-name="P186">nech ľud Tvoj vždy Ťa velebí,</text:p>
        <text:p text:style-name="P186">náš drahý Otče na nebi! Amen.</text:p>
        <text:h text:style-name="P79" text:outline-level="6"/>
        <text:h text:style-name="P137" text:outline-level="6"/>
        <text:h text:style-name="P137" text:outline-level="6"><text:bookmark-start text:name="bookmark59"/>ZA PRIATEĽSTVO.<text:bookmark-end text:name="bookmark59"/></text:h>
        <text:p text:style-name="P3"/>
        <text:p text:style-name="P186">Praj, Bože, priateľstva,</text:p>
        <text:p text:style-name="P186">nech ono chráni nás,</text:p>
        <text:p text:style-name="P186">a život ozdobí</text:p>
        <text:p text:style-name="P186">v jasný i v smutný čas!</text:p>
        <text:p text:style-name="P3"/>
        <text:p text:style-name="P186">A jak s’ Ty našich bied</text:p>
        <text:p text:style-name="P186">najlepším znateľom,</text:p>
        <text:p text:style-name="P186">ach, buď nám otcom sám —</text:p>
        <text:p text:style-name="P186">a buď nám priateľom! Amen.</text:p>
        <text:p text:style-name="P3"/>
        <text:p text:style-name="P40"><text:soft-page-break/></text:p>
        <text:p text:style-name="P40">ZA MILÝCH V CUDZINE.</text:p>
        <text:h text:style-name="P79" text:outline-level="5"/>
        <text:h text:style-name="P137" text:outline-level="5"><text:bookmark-start text:name="bookmark60"/>I.<text:bookmark-end text:name="bookmark60"/></text:h>
        <text:p text:style-name="P110">Bože veľký, Pane moci,</text:p>
        <text:p text:style-name="P186">buď tým v svete na pomoci,</text:p>
        <text:p text:style-name="P186">daj im zdravia, sily, chleba,</text:p>
        <text:p text:style-name="P186">zárobku tiež ako treba!</text:p>
        <text:p text:style-name="P110">Chráň ich z lásky od úrazu,</text:p>
        <text:p text:style-name="P186">oddia<text:span text:style-name="T11">ľ</text:span> od nich všakú zkaz<text:span text:style-name="T11">u</text:span>,</text:p>
        <text:p text:style-name="P186">nechže cítia týmto ránom,</text:p>
        <text:p text:style-name="P186">že si Ty ich Otcom — Pánom,</text:p>
        <text:p text:style-name="P186">a jak dobré, čo im dávaš,</text:p>
        <text:p text:style-name="P186">keď ich prácu požehnávaš!</text:p>
        <text:p text:style-name="P186">Dobrotivo veď ich v diali,</text:p>
        <text:p text:style-name="P186">by sa k Tebe s vďakou mali!</text:p>
        <text:p text:style-name="P110">I tu doma žehnaj z lásky</text:p>
        <text:p text:style-name="P186">tam, kde život tvrdý — ťažký,</text:p>
        <text:p text:style-name="P186"><text:soft-page-break/>a Ťa prosia o ochranu,</text:p>
        <text:p text:style-name="P186">i nám všetkým dokázanú!</text:p>
        <text:p text:style-name="P110">Daj nám, Bože, všetkým zdaru,</text:p>
        <text:p text:style-name="P186">k tomu myseľ sviežu — jarú,</text:p>
        <text:p text:style-name="P186">žehnaj roľám, žehnaj stromom,</text:p>
        <text:p text:style-name="P186">i kresťanským verným domom,</text:p>
        <text:p text:style-name="P186">a raz prijmi v nebies stáne,</text:p>
        <text:p text:style-name="P186">i nás, Pane... drahý Pane! Amen.</text:p>
        <text:p text:style-name="P3"/>
        <text:p text:style-name="P40">II.</text:p>
        <text:p text:style-name="P3"/>
        <text:p text:style-name="P191">Nebeský náš Bože, Otče starostlivý,</text:p>
        <text:p text:style-name="P191">štedrá ruka Tvoja žehná ľud a živí,</text:p>
        <text:p text:style-name="P191">v pohode si s nami, i keď búra zmieta —</text:p>
        <text:p text:style-name="P191">prosíme Ťa za tých, čo nám šli do sveta</text:p>
        <text:p text:style-name="P191">vyrobiť si v potu chleba vozdajšieho!</text:p>
        <text:p text:style-name="P113">Buď im strážcom, Pane, zbav ich všeho zlého!</text:p>
        <text:p text:style-name="P191">Nech im hviezda šťastia v cestu jasne horí,</text:p>
        <text:p text:style-name="P191"><text:soft-page-break/>či v cudzine diaľnej, či na šírom mori!</text:p>
        <text:p text:style-name="P113">Poteš domácich, by nehynuli v žiali,</text:p>
        <text:p text:style-name="P191">a svojich sa niekdy šťastne dočakali.</text:p>
        <text:p text:style-name="P3"/>
        <text:p text:style-name="P191">Podobne sa ujmi milých našich v kríži,</text:p>
        <text:p text:style-name="P191">praj im uľavenia, keď sa bolesť blíži,</text:p>
        <text:p text:style-name="P191">uzdrav ich dľa vôle, vyveď z utrpenia,</text:p>
        <text:p text:style-name="P191">nech žiaľ krýdla Tvojej svätej lásky stienia.</text:p>
        <text:p text:style-name="P3"/>
        <text:p text:style-name="P191">Prichýľ i nás všetkých... prijmi naše chvály</text:p>
        <text:p text:style-name="P191">za všeliké dary, v láske neskonalý,</text:p>
        <text:p text:style-name="P191">hoc i skromne — jednak dals’, čo k žitiu treba,</text:p>
        <text:p text:style-name="P191">pri mozoľnej práci zdravia, jak i chleba!</text:p>
        <text:p text:style-name="P113">Ó, buď s nami, Bože, a bied ľud svoj sprost<text:span text:style-name="T12">i</text:span>,</text:p>
        <text:p text:style-name="P191">a niekdy nás shromažď všetkých — vo večnosti!</text:p>
        <text:p text:style-name="P3">Amen.</text:p>
        <text:h text:style-name="P79" text:outline-level="6"/>
        <text:h text:style-name="P137" text:outline-level="6"/>
        <text:h text:style-name="P137" text:outline-level="6"><text:bookmark-start text:name="bookmark61"/><text:soft-page-break/>ZA DOŠLÝCH ZO SVETA.<text:bookmark-end text:name="bookmark61"/></text:h>
        <text:p text:style-name="P3"/>
        <text:p text:style-name="P191">Bože, vyslyš prosby vrelé,</text:p>
        <text:p text:style-name="P191">posilň duše v dobrom diele!</text:p>
        <text:p text:style-name="P113">Žehnaj milým, ktorí z diali</text:p>
        <text:p text:style-name="P191">prišli, by Ti vďaku vzdali —</text:p>
        <text:p text:style-name="P191">za tú lásku v svete sterú,</text:p>
        <text:p text:style-name="P191">za milosť i opateru!</text:p>
        <text:p text:style-name="P3"/>
        <text:p text:style-name="P191"><text:span text:style-name="T12">Ó</text:span>, slyš tie ich vrúcne vzdychy,</text:p>
        <text:p text:style-name="P191">žič im doma život tichý,</text:p>
        <text:p text:style-name="P191">praj ho i nám všetkým spolu,</text:p>
        <text:p text:style-name="P191">zbav žalosti — uchráň bôľu!</text:p>
        <text:p text:style-name="P3">A až piesok žitia sprší,</text:p>
        <text:p text:style-name="P3">prijm nás v domov verných duší!</text:p>
        <text:p text:style-name="P3">Amen.</text:p>
        <text:p text:style-name="P3"/>
        <text:p text:style-name="P40"/>
        <text:p text:style-name="P40"><text:soft-page-break/>JESENNÁ.</text:p>
        <text:p text:style-name="P3"/>
        <text:p text:style-name="P191">Bože dobrý, Hospodine,</text:p>
        <text:p text:style-name="P191">keď list padá a kvet hynie —</text:p>
        <text:p text:style-name="P191">soberá sa i plod zeme,</text:p>
        <text:p text:style-name="P113">Tebe, Pane, ďakujeme —</text:p>
        <text:p text:style-name="P191">za lásku a pomoc mnohú,</text:p>
        <text:p text:style-name="P191">čo nám je vždy ku osohu,</text:p>
        <text:p text:style-name="P191">za zdravie i za posilu,</text:p>
        <text:p text:style-name="P191">za potechu — dobrú chvíľu.</text:p>
        <text:p text:style-name="P113">Ó, náš Pane, buďže s nami,</text:p>
        <text:p text:style-name="P191">jak s našimi za horami,</text:p>
        <text:p text:style-name="P191">čo sme — vieme — sme len z Teba,</text:p>
        <text:p text:style-name="P191">nuž daj nám, čo k žitiu treba:</text:p>
        <text:p text:style-name="P191">zdravia, viery, pravej cnosti,</text:p>
        <text:p text:style-name="P191">bratskej lásky, úprimnosti!</text:p>
        <text:p text:style-name="P3">Priložiť uč dušu celú</text:p>
        <text:p text:style-name="P3">ku veľkému Tvojmu dielu,</text:p>
        <text:p text:style-name="P3"><text:soft-page-break/>by sme v povolaní čistom</text:p>
        <text:p text:style-name="P3">neuvädli kvetom — listom,</text:p>
        <text:p text:style-name="P3">ale Tebe ku radosti</text:p>
        <text:p text:style-name="P3">rástli tu — i vo večnosti! Amen.</text:p>
        <text:h text:style-name="P79" text:outline-level="6"/>
        <text:h text:style-name="P137" text:outline-level="6"/>
        <text:h text:style-name="P137" text:outline-level="6"><text:bookmark-start text:name="bookmark62"/>NA DEŇ 31. OKTÓBRA.<text:bookmark-end text:name="bookmark62"/></text:h>
        <text:p text:style-name="P3"/>
        <text:p text:style-name="P191">Tys’ cirkev svoju obnovil —</text:p>
        <text:p text:style-name="P191">ó, Bože v pravde svätý,</text:p>
        <text:p text:style-name="P191">dal si nám mužov dokázals’,</text:p>
        <text:p text:style-name="P191">čo slovo Tvoje platí,</text:p>
        <text:p text:style-name="P191">jak nedáš loďke zahynúť</text:p>
        <text:p text:style-name="P191">a pomocou si skorý...</text:p>
        <text:p text:style-name="P14"/>
        <text:p text:style-name="P182">— Ó, pomôž loďke tej i dnes</text:p>
        <text:p text:style-name="P182">a cirkev svoju Sám prevez</text:p>
        <text:p text:style-name="P182">po rozbúrenom mori. Amen.</text:p>
        <text:p text:style-name="P3"><text:soft-page-break/></text:p>
        <text:p text:style-name="P40"/>
        <text:p text:style-name="P40">VZMUŽ NÁM SRDCIA!</text:p>
        <text:p text:style-name="P3"/>
        <text:p text:style-name="P191">Za náš Sion, Kriste, buď Ti večná chvála!</text:p>
        <text:p text:style-name="P191">Tvoja láska slabých ľudí vychovala</text:p>
        <text:p text:style-name="P191">za pravdu stáť verne, ju vždy obhajovať,</text:p>
        <text:p text:style-name="P191">a keď treba — život za ňu obetovať.</text:p>
        <text:p text:style-name="P113">Z Teba vzrástol Luther, v Tvojom mene chodil,</text:p>
        <text:p text:style-name="P191">vedel svedčiť, lebo Ty si sa v ňom zrodil.</text:p>
        <text:p text:style-name="P113">Ó, ráč nás tiež premknúť mocným svojím duchom,</text:p>
        <text:p text:style-name="P191">nech sa ozve Tvoja pravda v svete hluchom —</text:p>
        <text:p text:style-name="P191">po ľadové kraje od košatých paliem</text:p>
        <text:p text:style-name="P191">vstane Jeruzalem, hriešny Jeruzalem,</text:p>
        <text:p text:style-name="P191">nad ním plačeš, Pane, že ho faloš mámi!</text:p>
        <text:p text:style-name="P114"/>
        <text:p text:style-name="P192">— Nežiaľ, Kriste, len buď s ľudom svojím! S nami!!</text:p>
        <text:p text:style-name="P192">Vzmuž nám srdcia, nalej lásky, viery hojnosť,</text:p>
        <text:p text:style-name="P192"><text:soft-page-break/>odpusť zlobným, utíš všakú nespokojnosť,</text:p>
        <text:p text:style-name="P192">nech sme hlasom Tvojím v tomto svete nemom</text:p>
        <text:p text:style-name="P192">a tak víťazíme nad Jeruzalemom,</text:p>
        <text:p text:style-name="P192">ako Tvoji verní, oddaní Ti cele,</text:p>
        <text:p text:style-name="P192">účastní i v Tvojom prevelikom diele!</text:p>
        <text:p text:style-name="P113">A raz, až <text:span text:style-name="T12">Ť</text:span>a slávna povedie k nám cesta,</text:p>
        <text:p text:style-name="P191">v sláve svojich verných popraj i nám miesta!</text:p>
        <text:p text:style-name="P3">Amen.</text:p>
        <text:h text:style-name="P79" text:outline-level="6"/>
        <text:h text:style-name="P137" text:outline-level="6"/>
        <text:h text:style-name="P137" text:outline-level="6"><text:bookmark-start text:name="bookmark63"/>PAMIATKE POSVÄTENIA CHRÁMU.<text:bookmark-end text:name="bookmark63"/></text:h>
        <text:p text:style-name="P3"/>
        <text:p text:style-name="P191">Žehnáme dnes, Pane,</text:p>
        <text:p text:style-name="P191">pilné, drahé dlane,</text:p>
        <text:p text:style-name="P191">duše obetivé,</text:p>
        <text:p text:style-name="P191">vierou v Teba živé,</text:p>
        <text:p text:style-name="P191">čo chrám tento milý</text:p>
        <text:p text:style-name="P191">niekdy vystavily,</text:p>
        <text:p text:style-name="P191"><text:soft-page-break/>kým Ty v svojej moci</text:p>
        <text:p text:style-name="P191">bols’ im na pomoci.</text:p>
        <text:p text:style-name="P3"/>
        <text:p text:style-name="P191">Buď Ti zato chvála,</text:p>
        <text:p text:style-name="P191">i česť neskonalá,</text:p>
        <text:p text:style-name="P191">žes’ uviedol znova</text:p>
        <text:p text:style-name="P191">ľud svoj do domova,</text:p>
        <text:p text:style-name="P191">kde žiaľ možno složiť,</text:p>
        <text:p text:style-name="P191">chorej duši ožiť,</text:p>
        <text:p text:style-name="P191">obísť hriechu more</text:p>
        <text:p text:style-name="P191">a nájsť cestu hore!</text:p>
        <text:p text:style-name="P3"/>
        <text:p text:style-name="P191">Bože, daj i ducha,</text:p>
        <text:p text:style-name="P191">keď sa slovo sl<text:span text:style-name="T12">ú</text:span>cha —</text:p>
        <text:p text:style-name="P191">rásť vo viere stálej,</text:p>
        <text:p text:style-name="P191">a chrám stavať ďalej,</text:p>
        <text:p text:style-name="P191">ten chrám duší pravý: —</text:p>
        <text:p text:style-name="P191">národ obetavý,</text:p>
        <text:p text:style-name="P191"><text:soft-page-break/>čo sa dvíha v cnosti,</text:p>
        <text:p text:style-name="P191">žijúc budúcnosti!</text:p>
        <text:p text:style-name="P113">Tak nech miesto máme</text:p>
        <text:p text:style-name="P191">raz i v nebies chráme! Amen.</text:p>
        <text:p text:style-name="P3"/>
        <text:p text:style-name="P40"/>
        <text:p text:style-name="P40">V DEŇ SLOBODY.</text:p>
        <text:h text:style-name="P79" text:outline-level="4"/>
        <text:h text:style-name="P137" text:outline-level="4"><text:bookmark-start text:name="bookmark64"/>I.<text:bookmark-end text:name="bookmark64"/></text:h>
        <text:p text:style-name="P3"/>
        <text:p text:style-name="P191">Bože, Ty bol si s nami</text:p>
        <text:p text:style-name="P191">a padla sveta zlosť,</text:p>
        <text:p text:style-name="P191">jasný deň zasvietil nám</text:p>
        <text:p text:style-name="P191">na našu úbohosť.</text:p>
        <text:p text:style-name="P3"/>
        <text:p text:style-name="P191">Ó, Pane, ráč byť s nami,</text:p>
        <text:p text:style-name="P191">uč za rod obeť klásť,</text:p>
        <text:p text:style-name="P191">daj ľudu zdravia, chleba,</text:p>
        <text:p text:style-name="P191"><text:soft-page-break/>a chráň sám našu vlasť! Amen.</text:p>
        <text:p text:style-name="P3"/>
        <text:p text:style-name="P40">II.</text:p>
        <text:p text:style-name="P3"/>
        <text:p text:style-name="P191">Žehnaj, Bože milý,</text:p>
        <text:p text:style-name="P191">keď ľud prosí vrelo,</text:p>
        <text:p text:style-name="P191">žehnaj vlasť — nech vzrastie</text:p>
        <text:p text:style-name="P191">veľké Tvoje dielo.</text:p>
        <text:p text:style-name="P113">Vzbuď v nás lásku k rodu,</text:p>
        <text:p text:style-name="P191">čo jak prameň čistá,</text:p>
        <text:p text:style-name="P191">tak praj šťastia — zdaru</text:p>
        <text:p text:style-name="P191">pre Ježiša Krista! Amen.</text:p>
        <text:h text:style-name="P79" text:outline-level="6"/>
        <text:h text:style-name="P137" text:outline-level="6"/>
        <text:h text:style-name="P137" text:outline-level="6"><text:span text:style-name="T12">M</text:span><text:bookmark-start text:name="bookmark65"/>odlitba za národ.<text:bookmark-end text:name="bookmark65"/></text:h>
        <text:p text:style-name="P3"/>
        <text:p text:style-name="P196">Za hory doly, za riek valné toky,</text:p>
        <text:p text:style-name="P196">v nich odráža sa, Bože, ten Tvoj stán,</text:p>
        <text:p text:style-name="P196"><text:soft-page-break/>za chalupôčky krov, hoc nevysoký,</text:p>
        <text:p text:style-name="P196">za veže miest, za hradby starých brán,</text:p>
        <text:p text:style-name="P196">za oltár ducha, čo tlie k žitia hodu,</text:p>
        <text:p text:style-name="P196">za milióny sŕdc, ich ples i des,</text:p>
        <text:p text:style-name="P196">za národ čo sa borí o slobodu,</text:p>
        <text:p text:style-name="P196">za slovenský svoj národ prosím dnes:</text:p>
        <text:p text:style-name="P117">— Nech vzkypí silou, neochabne v práci,</text:p>
        <text:p text:style-name="P197">nech rodí pole chlieb, jak piesne háj,</text:p>
        <text:p text:style-name="P197">a spŕchne radosť na ľud robotiaci...!</text:p>
        <text:p text:style-name="P3">Ó, požehnaj mu, prosím, požehnaj!! Amen.</text:p>
        <text:h text:style-name="P79" text:outline-level="6"/>
        <text:h text:style-name="P137" text:outline-level="6"/>
        <text:h text:style-name="P137" text:outline-level="6"><text:bookmark-start text:name="bookmark66"/>PRI SOBÁŠI.<text:bookmark-end text:name="bookmark66"/></text:h>
        <text:p text:style-name="P3"/>
        <text:p text:style-name="P196">Ó, Bože, žehnaj z výsosti</text:p>
        <text:p text:style-name="P196">nám, dietkam svojim, prosíme,</text:p>
        <text:p text:style-name="P196">nás láskou hojne uhosti,</text:p>
        <text:p text:style-name="P196">keď pred oltárom stojíme!</text:p>
        <text:p text:style-name="P3"><text:soft-page-break/></text:p>
        <text:p text:style-name="P196">Zastri nás svojou velebou,</text:p>
        <text:p text:style-name="P196">a sväz náš utvrď, šťastia praj,</text:p>
        <text:p text:style-name="P196">by kráčali sme za Tebou,</text:p>
        <text:p text:style-name="P196">tak došli z lásky Tvojej v ráj! Amen.</text:p>
        <text:h text:style-name="P72" text:outline-level="6"/>
        <text:h text:style-name="P169" text:outline-level="6"/>
        <text:h text:style-name="P170" text:outline-level="6"><text:bookmark-start text:name="bookmark67"/>V SMÚTKU.<text:bookmark-end text:name="bookmark67"/></text:h>
        <text:p text:style-name="P3"/>
        <text:p text:style-name="P217">I.</text:p>
        <text:p text:style-name="P217"/>
        <text:p text:style-name="P196">Keď cesty naše rozchodia sa,</text:p>
        <text:p text:style-name="P196">a slnko žitia tratí jas —</text:p>
        <text:p text:style-name="P3">Ty, Pane Kriste, prichýľ nás!</text:p>
        <text:p text:style-name="P3"/>
        <text:p text:style-name="P196">Sám nalej v srdcia naše sily,</text:p>
        <text:p text:style-name="P196">by sme sa tíško rozlúčili,</text:p>
        <text:p text:style-name="P196">i poteš smutných, Pane milý,</text:p>
        <text:p text:style-name="P196"><text:soft-page-break/>a niekdy všetkých spoj nás zas!</text:p>
        <text:h text:style-name="P79" text:outline-level="1"/>
        <text:h text:style-name="P137" text:outline-level="1"><text:span text:style-name="T13">II</text:span><text:bookmark-start text:name="bookmark68"/>.<text:bookmark-end text:name="bookmark68"/></text:h>
        <text:p text:style-name="P3"/>
        <text:p text:style-name="P196">Prepusť — ó, Pane, keď sa deň náš skloní,</text:p>
        <text:p text:style-name="P196">a sám nás prichýľ lásky svojej v tôni.</text:p>
        <text:p text:style-name="P196">Nech prídeme, kam sme sa hotovali</text:p>
        <text:p text:style-name="P196">za boja, čo sme verne bojovali!</text:p>
        <text:p text:style-name="P3"/>
        <text:p text:style-name="P196">Prepusť — ó, Pane... a veď v stány svoje,</text:p>
        <text:p text:style-name="P196">kde nevyrušia dušu nepokoje!</text:p>
        <text:p text:style-name="P118">Keď telo naše složia v náruč zeme,</text:p>
        <text:p text:style-name="P196">my k Tebe, Bože... k Tebe, Otče, chceme!</text:p>
        <text:p text:style-name="P3">Amen.</text:p>
        <text:h text:style-name="P79" text:outline-level="6"/>
        <text:h text:style-name="P137" text:outline-level="6"/>
        <text:h text:style-name="P137" text:outline-level="6"><text:bookmark-start text:name="bookmark69"/>O POSLEDNÝCH VECIACH.<text:bookmark-end text:name="bookmark69"/></text:h>
        <text:p text:style-name="P3"/>
        <text:p text:style-name="P196"><text:soft-page-break/>Vzývame <text:span text:style-name="T13">Ť</text:span>a, Bože, v radosti i v plači.</text:p>
        <text:p text:style-name="P196">Veríme — smrť, ktorá lúči s týmto svetom</text:p>
        <text:p text:style-name="P196">naše oči večným spánkom nezatlačí!</text:p>
        <text:p text:style-name="P118"/>
        <text:p text:style-name="P196">Kynieš — a my všetci z hrobu zdvihneme sa,</text:p>
        <text:p text:style-name="P196">vykúpení Tebou... posvätení Tebou —</text:p>
        <text:p text:style-name="P196">vystúpime čistí v slávu na nebesá. Amen.</text:p>
        <text:p text:style-name="P3"/>
        <text:p text:style-name="P40"/>
        <text:p text:style-name="P217">II.</text:p>
        <text:p text:style-name="P217"/>
        <text:p text:style-name="P40"><text:bookmark-start text:name="bookmark70"/>BÔH.<text:bookmark-end text:name="bookmark70"/></text:p>
        <text:p text:style-name="P3"/>
        <text:p text:style-name="P196">Hľadám Ťa, hľadám, Pane,</text:p>
        <text:p text:style-name="P196">čo ruky klúčiť viem:</text:p>
        <text:p text:style-name="P196">kde? na ktorej si strane?</text:p>
        <text:p text:style-name="P196">kde tvár, ju uzrieť chcem??</text:p>
        <text:p text:style-name="P3"/>
        <text:p text:style-name="P196"><text:soft-page-break/>Krásne sa hviezdy skvejú,</text:p>
        <text:p text:style-name="P196">keď nôcka zastrie svet,</text:p>
        <text:p text:style-name="P196">zrieť božskosť Tvojho deju.</text:p>
        <text:p text:style-name="P3">Však v hviezdach? Tam Ťa niet!</text:p>
        <text:p text:style-name="P3"/>
        <text:p text:style-name="P196">Velebne pnú sa hory,</text:p>
        <text:p text:style-name="P196">a hučí v sluch vôd val,</text:p>
        <text:p text:style-name="P118">Tys’ nie — len príhovory,</text:p>
        <text:p text:style-name="P196">že Tys’ to sformoval!</text:p>
        <text:p text:style-name="P3"/>
        <text:p text:style-name="P196">Znie pieseň vtáčia v sade,</text:p>
        <text:p text:style-name="P196">rve v mestách práce boj,</text:p>
        <text:p text:style-name="P196">viem — iste chodíš tade,</text:p>
        <text:p text:style-name="P196">no, hlas ten nie je Tvoj!</text:p>
        <text:p text:style-name="P3"/>
        <text:p text:style-name="P196">A čnejú modly zlaté,</text:p>
        <text:p text:style-name="P196">hen moc — tam slávy žiar,</text:p>
        <text:p text:style-name="P196">viem — z Tvojho je to vziate,</text:p>
        <text:p text:style-name="P196"><text:soft-page-break/>lež to nie Tvoja tvár!!</text:p>
        <text:p text:style-name="P3"/>
        <text:p text:style-name="P196">Hľadám Ťa, hľadám, Pane,</text:p>
        <text:p text:style-name="P196">až dušu prejme žas,</text:p>
        <text:p text:style-name="P196">ku srdcu primknem dlane:</text:p>
        <text:p text:style-name="P196">tu hlas... to Tvoj je hlas!</text:p>
        <text:p text:style-name="P3"/>
        <text:p text:style-name="P196">A cítim, jak tu stojím,</text:p>
        <text:p text:style-name="P196">nehodný nebies hosť,</text:p>
        <text:p text:style-name="P196">žes’ tvorcom — Otcom mojím!</text:p>
        <text:p text:style-name="P196">A to mi vedieť — dosť!!</text:p>
        <text:h text:style-name="P79" text:outline-level="6"/>
        <text:h text:style-name="P137" text:outline-level="6"/>
        <text:h text:style-name="P137" text:outline-level="6"><text:bookmark-start text:name="bookmark71"/>ZA ŽIVOT V BOHU.<text:bookmark-end text:name="bookmark71"/></text:h>
        <text:p text:style-name="P3"/>
        <text:p text:style-name="P196">Hriechu mrieť a Tebe žiť,</text:p>
        <text:p text:style-name="P196">pravdu znať a nehrešiť,</text:p>
        <text:p text:style-name="P101">— praj nám, Bože laskavý,</text:p>
        <text:p text:style-name="P176"><text:soft-page-break/>v tichosti a pri zdraví!</text:p>
        <text:p text:style-name="P3"/>
        <text:p text:style-name="P196">S Pánom Kristom z mŕtvych vstať,</text:p>
        <text:p text:style-name="P196">pred tvár Tvoju zavítať,</text:p>
        <text:p text:style-name="P196">kde žiaľ i bôľ ďaleký:</text:p>
        <text:p text:style-name="P196">tam sa tešiť naveky! Amen.</text:p>
        <text:h text:style-name="P79" text:outline-level="6"/>
        <text:h text:style-name="P137" text:outline-level="6"/>
        <text:h text:style-name="P137" text:outline-level="6"><text:bookmark-start text:name="bookmark72"/>VERÍM.<text:bookmark-end text:name="bookmark72"/></text:h>
        <text:p text:style-name="P119"/>
        <text:p text:style-name="P198">Ja verím v Boha...,</text:p>
        <text:p text:style-name="P198"/>
        <text:p text:style-name="P120">keď vidím šíre nebesá,</text:p>
        <text:p text:style-name="P199">či slnko z výše zaskvie sa,</text:p>
        <text:p text:style-name="P199">či mesiac nôti pesničky,</text:p>
        <text:p text:style-name="P199">a tančia drobné hviezdičky,</text:p>
        <text:p text:style-name="P199">či černie mrak a búrno vrie,</text:p>
        <text:p text:style-name="P199">či dúha hrá na obzore,</text:p>
        <text:p text:style-name="P199"><text:soft-page-break/>či zora slávne vychodí</text:p>
        <text:p text:style-name="P199">a sype ruže na vod...</text:p>
        <text:p text:style-name="P199"/>
        <text:p text:style-name="P121">Ja verím v Boha...,</text:p>
        <text:p text:style-name="P200"/>
        <text:p text:style-name="P118">keď vidím siať a vidím rásť,</text:p>
        <text:p text:style-name="P196">i seno brať a kríže klásť,</text:p>
        <text:p text:style-name="P196">chlieb ťahať z pece — voňavý...</text:p>
        <text:p text:style-name="P196">keď sadám k stolu vo zdraví,</text:p>
        <text:p text:style-name="P196">mám odev, všetko k potrebe,</text:p>
        <text:p text:style-name="P196">i milých svojich pri sebe,</text:p>
        <text:p text:style-name="P196">i zač krv tiekla — práce znoj:</text:p>
        <text:p text:style-name="P196">vlasť, cirkev svoju, národ svoj!</text:p>
        <text:p text:style-name="P122"/>
        <text:p text:style-name="P201">Ja verím v Boha...,</text:p>
        <text:p text:style-name="P201"/>
        <text:p text:style-name="P118">keď vidím pravdy Jeho jas,</text:p>
        <text:p text:style-name="P196">i čo tá pravda robí v nás,</text:p>
        <text:p text:style-name="P196"><text:soft-page-break/>z nej nový život pramení,</text:p>
        <text:p text:style-name="P196">jak dodáva síl v trápení...</text:p>
        <text:p text:style-name="P115">V chalúpke mojej On mi hosť,</text:p>
        <text:p text:style-name="P193">ja cítim Jeho prítomnosť</text:p>
        <text:p text:style-name="P118">a niekdy v smrti pomlku</text:p>
        <text:p text:style-name="P196">chcem sa Ho držať za ruku...</text:p>
        <text:p text:style-name="P123"/>
        <text:p text:style-name="P202">Nuž verím v Boha...!!</text:p>
        <text:h text:style-name="P79" text:outline-level="6"/>
        <text:h text:style-name="P137" text:outline-level="6"/>
        <text:h text:style-name="P137" text:outline-level="6"><text:bookmark-start text:name="bookmark73"/>VZDYCH DUŠE VERIACEJ.<text:bookmark-end text:name="bookmark73"/></text:h>
        <text:p text:style-name="P3"/>
        <text:p text:style-name="P196">Verím, Bože, verím,</text:p>
        <text:p text:style-name="P196">popraješ mi lásky,</text:p>
        <text:p text:style-name="P196">a keď budeš so mnou —</text:p>
        <text:p text:style-name="P196">zvládzem život ťažký.</text:p>
        <text:p text:style-name="P118">Vo dne žitia môjho,</text:p>
        <text:p text:style-name="P196">jak i v temno boja</text:p>
        <text:p text:style-name="P196"><text:soft-page-break/>verím — i pri smrti</text:p>
        <text:p text:style-name="P196">ujme sa ma iste</text:p>
        <text:p text:style-name="P196">s láskou ruka Tvoja! Amen.</text:p>
        <text:h text:style-name="P79" text:outline-level="6"/>
        <text:h text:style-name="P137" text:outline-level="6"/>
        <text:h text:style-name="P137" text:outline-level="6"><text:bookmark-start text:name="bookmark74"/>NEZLOREČ!<text:bookmark-end text:name="bookmark74"/></text:h>
        <text:p text:style-name="P3"/>
        <text:p text:style-name="P203">Súsedovie Jano podivný ver gazda,</text:p>
        <text:p text:style-name="P203">hneď na Boha hromží, nech sa čo chce zazdá.</text:p>
        <text:p text:style-name="P203">Či mu sliepka hrebie, či mu skáče teľa,</text:p>
        <text:p text:style-name="P203">Pána Boha vždy má hneď za nepriateľa.</text:p>
        <text:p text:style-name="P203">Keď kôň nechce ťahať, keď sa zláme oje,</text:p>
        <text:p text:style-name="P203">keď ho kmotor niekdy ostrou rečou dojie,</text:p>
        <text:p text:style-name="P203">keď mu preberie sny škrek, či detský hútor,</text:p>
        <text:p text:style-name="P203">keď sa zjaví a hneď z rána exekútor,</text:p>
        <text:p text:style-name="P203">keď sa udrie v čelo — potkne na kameni,</text:p>
        <text:p text:style-name="P203">keď mu tupá britva skáče po remeni,</text:p>
        <text:p text:style-name="P203">keď niet chvíle, ak mu treba sušiť sená,</text:p>
        <text:p text:style-name="P203"><text:soft-page-break/>keď niet dážďa, a zem jeho vysušená,</text:p>
        <text:p text:style-name="P203">keď sa nezdarí to, čo má umieneno,</text:p>
        <text:p text:style-name="P203">hory doly váľa vždy na Božie meno;</text:p>
        <text:p text:style-name="P203">žily navrú krvou, kliatba padá zhusta,</text:p>
        <text:p text:style-name="P203">sršia, prisahajú neumyté ústa...</text:p>
        <text:p text:style-name="P3"/>
        <text:p text:style-name="P203">Práve hľa, sa vadí, syn ho nechce slúchať,</text:p>
        <text:p text:style-name="P203">búcha mrzkou rečou, tak jak len vie búchať!</text:p>
        <text:p text:style-name="P203">Idú ľudia s poľa — hučí ani z lesa...</text:p>
        <text:p text:style-name="P102">— Čože sa ti stalo? — Tu on žaluje sa:</text:p>
        <text:p text:style-name="P177">Syn mi nagrobianil, potupuje meno!</text:p>
        <text:p text:style-name="P177">Slúchajú ho mnohí — m<text:span text:style-name="T14">ĺ</text:span>kvo, udiveno,</text:p>
        <text:p text:style-name="P177">až mu rečie jeden: nech ti ku osohu!</text:p>
        <text:p text:style-name="P3">Tvoj syn tebe len tak, jak ty kľaješ Bohu!!</text:p>
        <text:h text:style-name="P79" text:outline-level="6"/>
        <text:h text:style-name="P137" text:outline-level="6"/>
        <text:h text:style-name="P137" text:outline-level="6"><text:bookmark-start text:name="bookmark75"/>OHEŇ.<text:bookmark-end text:name="bookmark75"/></text:h>
        <text:p text:style-name="P3"/>
        <text:p text:style-name="P203"><text:soft-page-break/>Čiernou pomstou zahorel Ján,</text:p>
        <text:p text:style-name="P203">keď tu v obci haravara:</text:p>
        <text:p text:style-name="P3">Oheň! — Ja viem, kto podpálil!</text:p>
        <text:p text:style-name="P3">Poďte, ľudia, pred rychtára...</text:p>
        <text:p text:style-name="P16">— Odprisaháš? — Odprisahám!</text:p>
        <text:p text:style-name="P3"/>
        <text:p text:style-name="P40">Zdvihol prsty — odprisahal.</text:p>
        <text:p text:style-name="P3">Dav sa vrhol na trestanca:</text:p>
        <text:p text:style-name="P124">Beda tebe, Ondro, beda,</text:p>
        <text:p text:style-name="P203">nevyviazneš z toho tanca...!</text:p>
        <text:p text:style-name="P15">— Do ohňa s ním! Uvrhli ho!</text:p>
        <text:p text:style-name="P3"/>
        <text:p text:style-name="P203">Kľakol požiar — dym sa ztratil,</text:p>
        <text:p text:style-name="P203">miesto starých nové krovy,</text:p>
        <text:p text:style-name="P203">iba v chatkách reči divné,</text:p>
        <text:p text:style-name="P203">a tie reči ktosi loví...</text:p>
        <text:p text:style-name="P14">— Čo s tým Janom? — Odprisahal!</text:p>
        <text:p text:style-name="P3"/>
        <text:p text:style-name="P40"><text:soft-page-break/>Práve rok a noc, jak oná:</text:p>
        <text:p text:style-name="P21">— Kto to tlčie na obloku?</text:p>
        <text:p text:style-name="P124">Ondrej?? Preč! preč z domu môjho!</text:p>
        <text:p text:style-name="P203">Jednak gazda ženie v skoku...</text:p>
        <text:p text:style-name="P14">— Čo s tým Janom?? — Odprisahal!!</text:p>
        <text:p text:style-name="P3"/>
        <text:p text:style-name="P203">A tak noci plynú, plynú,</text:p>
        <text:p text:style-name="P203">spánok nejde — gazda chorý,</text:p>
        <text:p text:style-name="P203">obloha jak krv a — Ondrej...!!</text:p>
        <text:p text:style-name="P203">Vybehne Ján: horí! horí!!</text:p>
        <text:p text:style-name="P33">— Čo s tým Janom??? — Odprisahal!!!</text:p>
        <text:p text:style-name="P3"/>
        <text:p text:style-name="P203">Márnou spoveď, všetko márno,</text:p>
        <text:p text:style-name="P203">keď tu v obci haravara:</text:p>
        <text:p text:style-name="P124">Oheň! Janov dvor to horí</text:p>
        <text:p text:style-name="P203">a on dvere neotvára:</text:p>
        <text:p text:style-name="P21">— Ide s Ondrom na súd k Bohu...</text:p>
        <text:h text:style-name="P79" text:outline-level="6"/>
        <text:h text:style-name="P137" text:outline-level="6"><text:soft-page-break/></text:h>
        <text:h text:style-name="P137" text:outline-level="6"><text:bookmark-start text:name="bookmark76"/>ZA SVORNOSŤ.<text:bookmark-end text:name="bookmark76"/></text:h>
        <text:h text:style-name="P137" text:outline-level="6"/>
        <text:h text:style-name="P218" text:outline-level="6">I.</text:h>
        <text:h text:style-name="P218" text:outline-level="6"/>
        <text:p text:style-name="P124">Svornosti, Bože, uč nás</text:p>
        <text:p text:style-name="P203">v cirkvi i v národe —</text:p>
        <text:p text:style-name="P203">nech bratsky snažíme sa</text:p>
        <text:p text:style-name="P203">žiť v pravej slobode.</text:p>
        <text:p text:style-name="P3"/>
        <text:p text:style-name="P203">Nech dom náš pri pokoji,</text:p>
        <text:p text:style-name="P203">anjel Tvoj nech mu stráž,</text:p>
        <text:p text:style-name="P203">tak v búrkach vždy obstojí,</text:p>
        <text:p text:style-name="P203">ó, drahý Otče náš! Amen.</text:p>
        <text:p text:style-name="P124"/>
        <text:p text:style-name="P203">II.</text:p>
        <text:p text:style-name="P3"/>
        <text:p text:style-name="P203">Daj, Bože, lásky — za bratov,</text:p>
        <text:p text:style-name="P203"><text:soft-page-break/>posilň nás vierou presvätou:</text:p>
        <text:p text:style-name="P203">nie hnevu hovieť,</text:p>
        <text:p text:style-name="P203">lež niesť i obeť,</text:p>
        <text:p text:style-name="P34">duše klásť...</text:p>
        <text:p text:style-name="P124">Tak zľaviť bôle,</text:p>
        <text:p text:style-name="P203">dľa Tvojej vôle</text:p>
        <text:p text:style-name="P203">šťastie nájsť! Amen.</text:p>
        <text:h text:style-name="P79" text:outline-level="6"/>
        <text:h text:style-name="P137" text:outline-level="6"/>
        <text:h text:style-name="P137" text:outline-level="6"><text:bookmark-start text:name="bookmark77"/>AKO SVÄTÍM.<text:bookmark-end text:name="bookmark77"/>..</text:h>
        <text:p text:style-name="P3"/>
        <text:p text:style-name="P203">Keď svitne nedeľa — ja ráno hneď som hore</text:p>
        <text:p text:style-name="P203">a vzdychnem k nebu, na ňom blednú rudé zore,</text:p>
        <text:p text:style-name="P203">umyjem tvár a prečešem si vlásky.</text:p>
        <text:p text:style-name="P124"><text:span text:style-name="T14">Š</text:span>atočky, čo mám z rodičovskej lásky,</text:p>
        <text:p text:style-name="P203">oblečiem a tak čakám pristrojená,</text:p>
        <text:p text:style-name="P203">až rozzvučia sa zvony k chvále mena</text:p>
        <text:p text:style-name="P203">Božieho a si kráčam s družicami</text:p>
        <text:p text:style-name="P203"><text:soft-page-break/>do chrámu, kde je dobrý Pán Boh s nami.</text:p>
        <text:p text:style-name="P124">Tu pred oltárom ticho skloním čelo</text:p>
        <text:p text:style-name="P203">a oddám obeť — srdce svoje — smelo,</text:p>
        <text:p text:style-name="P203">to mladé srdce v piesni sladkej vrave,</text:p>
        <text:p text:style-name="P203">jak biely motýl plaché trepotavé.</text:p>
        <text:p text:style-name="P124">Naslúcham slovu, jak sa hlása z Pí<text:span text:style-name="T14">s</text:span>em,</text:p>
        <text:p text:style-name="P203">a mnoho-mnoho do duše si píšem,</text:p>
        <text:p text:style-name="P203">bych mala, keď raz bude život ťažký...</text:p>
        <text:p text:style-name="P3">Ak zvedavá som? najviac na ohlášky.</text:p>
        <text:p text:style-name="P124">Na šaty? Trocha — i to len von z chrámu —</text:p>
        <text:p text:style-name="P203">sedliacke dievča nemá — viem — hrať dámu,</text:p>
        <text:p text:style-name="P203">lež ako mať i ona strojiť má sa,</text:p>
        <text:p text:style-name="P203">a chápať v dávnom kroji koľká krása...!</text:p>
        <text:p text:style-name="P124">I ja len tak! Však v duši radosť hreje,</text:p>
        <text:p text:style-name="P203">hrnieme domov — slniečko sa smeje,</text:p>
        <text:p text:style-name="P203">celý deň pôvab žiari z dávnych zvykov,</text:p>
        <text:p text:style-name="P203">hoc nepiští mi srdce za muzikou,</text:p>
        <text:p text:style-name="P203">však prv, než príde večer bledolíci,</text:p>
        <text:p text:style-name="P203"><text:soft-page-break/>sa s kamarátkou prejdem po ulici...</text:p>
        <text:p text:style-name="P124">Zvon zahlaholí, že sa k noci chýli,</text:p>
        <text:p text:style-name="P203">ja poďakujem za deň pekný — milý,</text:p>
        <text:p text:style-name="P203">Boh dobrý i sen poseje mi kvietim..</text:p>
        <text:p text:style-name="P203">Nuž tak ja svätím, tak si v tichu svätím</text:p>
        <text:h text:style-name="P79" text:outline-level="6"/>
        <text:h text:style-name="P137" text:outline-level="6"/>
        <text:h text:style-name="P137" text:outline-level="6"><text:bookmark-start text:name="bookmark78"/>VO SVIATOK.<text:bookmark-end text:name="bookmark78"/></text:h>
        <text:p text:style-name="P3"/>
        <text:p text:style-name="P203">Deň sviatku — oddych náš...</text:p>
        <text:p text:style-name="P203">Praj, Bože, oddychu,</text:p>
        <text:p text:style-name="P203">prijm’ prosby vznášané</text:p>
        <text:p text:style-name="P203">pred trón Tvoj potichu!</text:p>
        <text:p text:style-name="P203">Požehnaj — posilň nás,</text:p>
        <text:p text:style-name="P203">čiň schopných ku dielu,</text:p>
        <text:p text:style-name="P203">a niekdy osláv nás</text:p>
        <text:p text:style-name="P203">v tú večnú nedeľu! Amen.</text:p>
        <text:h text:style-name="P79" text:outline-level="6"/>
        <text:h text:style-name="P137" text:outline-level="6"><text:soft-page-break/></text:h>
        <text:h text:style-name="P137" text:outline-level="6"><text:bookmark-start text:name="bookmark79"/>ZA CHRÁM.<text:bookmark-end text:name="bookmark79"/></text:h>
        <text:p text:style-name="P3"/>
        <text:p text:style-name="P203">Vďaka Ti, Bože, za chrám náš,</text:p>
        <text:p text:style-name="P203">i že nás chrániš — v láske máš:</text:p>
        <text:p text:style-name="P203">ó, daj nám ducha — ochoty,</text:p>
        <text:p text:style-name="P203">byť hodnými tej dobroty! Amen.</text:p>
        <text:h text:style-name="P79" text:outline-level="6"/>
        <text:h text:style-name="P137" text:outline-level="6"/>
        <text:h text:style-name="P137" text:outline-level="6"><text:bookmark-start text:name="bookmark80"/>O BABYLONSKEJ VEŽI.<text:bookmark-end text:name="bookmark80"/></text:h>
        <text:p text:style-name="P3"/>
        <text:p text:style-name="P203">Hej, čo zem — čierna zem?</text:p>
        <text:p text:style-name="P203">Ta hore majme sa:</text:p>
        <text:p text:style-name="P203">počuť spev anjelský,</text:p>
        <text:p text:style-name="P203">stavať po nebesá!</text:p>
        <text:p text:style-name="P3"/>
        <text:p text:style-name="P203">Stavajú — stavajú,</text:p>
        <text:p text:style-name="P203">vežisko vyčneje,</text:p>
        <text:p text:style-name="P203"><text:soft-page-break/>čakajú anjelov,</text:p>
        <text:p text:style-name="P203">ale spev nezneje.</text:p>
        <text:p text:style-name="P3"/>
        <text:p text:style-name="P203">Stavajú — stavajú,</text:p>
        <text:p text:style-name="P203">ale Boh veliký</text:p>
        <text:p text:style-name="P203">pohliadne na ľudí,</text:p>
        <text:p text:style-name="P203">zmätie im jazyky.</text:p>
        <text:p text:style-name="P3"/>
        <text:p text:style-name="P203">Kto volá — tehly daj,</text:p>
        <text:p text:style-name="P203">chleba mu prinesú!</text:p>
        <text:p text:style-name="P124">Niet vápna — piesku niet,</text:p>
        <text:p text:style-name="P203">a dielo v poklesu.</text:p>
        <text:p text:style-name="P3"/>
        <text:p text:style-name="P203">Daromn<text:span text:style-name="T14">e</text:span>, proroci,</text:p>
        <text:p text:style-name="P203">tá snaha premnohá:</text:p>
        <text:p text:style-name="P203">pre vás zem — pre nás zem</text:p>
        <text:p text:style-name="P203">a nebo pre Boha!</text:p>
        <text:p text:style-name="P3"/>
        <text:p text:style-name="P203"><text:soft-page-break/>Len ak raz slniečko</text:p>
        <text:p text:style-name="P203">nám sadne na hory —</text:p>
        <text:p text:style-name="P203">verným i bez veže</text:p>
        <text:p text:style-name="P203">Pán nebo otvorí.</text:p>
        <text:h text:style-name="P79" text:outline-level="6"/>
        <text:h text:style-name="P137" text:outline-level="6"/>
        <text:h text:style-name="P137" text:outline-level="6"><text:bookmark-start text:name="bookmark81"/>MILUJ SI RODIČOV!<text:bookmark-end text:name="bookmark81"/></text:h>
        <text:p text:style-name="P3"/>
        <text:p text:style-name="P204">Bol raz jeden chlapec, volali ho Ičom,</text:p>
        <text:p text:style-name="P204">rád sa najedol, lež neposlúchal v ničom,</text:p>
        <text:p text:style-name="P204">márne prosila mať, márne otec káral,</text:p>
        <text:p text:style-name="P204">mrdol plecom a poď: dedinou sa táral!</text:p>
        <text:p text:style-name="P125">Ak mal popásť husi — vtáčkom nahnal bôľu,</text:p>
        <text:p text:style-name="P204">ak mal do školy — nuž zahnul poza školu.</text:p>
        <text:p text:style-name="P204">Iba krutej zlosti pridaly mu rôčky: </text:p>
        <text:p text:style-name="P204">rápiť chrústy a biť po záhumní kočky.</text:p>
        <text:p text:style-name="P204">Miesto do kostola — robil sem-ta lety</text:p>
        <text:p text:style-name="P204">pre úhorček, čo si zdvihol z cigarety.</text:p>
        <text:p text:style-name="P125"><text:soft-page-break/>Akže nazrel domov, len pre chleba oval,</text:p>
        <text:p text:style-name="P204">i pri mise mamke iba nahuboval,</text:p>
        <text:p text:style-name="P204">márne odtrhla si od úst vinovate:</text:p>
        <text:p text:style-name="P92">— zas len toto, mamo? pojedzte si! Nate!!</text:p>
        <text:p text:style-name="P161">Odeli ho? otec neočul ver’ vďaky.</text:p>
        <text:p text:style-name="P125">Nuž taký bol Ičo, taký ledajaký,</text:p>
        <text:p text:style-name="P204">pohľad jeho rezal ani šľahy bičom,</text:p>
        <text:p text:style-name="P204">až raz posol Boží prišiel ku rodičom,</text:p>
        <text:p text:style-name="P204">odvolal ich oboch.</text:p>
        <text:p text:style-name="P3"/>
        <text:p text:style-name="P40">Hej, čo bolo z toho!</text:p>
        <text:p text:style-name="P3">Ičo rád by hnevať, ale nemal koho!</text:p>
        <text:p text:style-name="P125">Ičo rád by slúchať, nech mu len ktos’ žičí,</text:p>
        <text:p text:style-name="P204">počal chápať, jak to, keď je chlapec ničí.</text:p>
        <text:p text:style-name="P204">Vyšiel na cintorín hladný, polonahý:</text:p>
        <text:p text:style-name="P32">— Vstaňte, milá mati, vstaňte, otče drahý!</text:p>
        <text:p text:style-name="P125">Pozde! Ani hláska! Iba z mlhavých dia<text:span text:style-name="T15">ľ</text:span></text:p>
        <text:p text:style-name="P204">ostrý vietor hvízdal, chladný vietor hvízdal:</text:p>
        <text:p text:style-name="P204"><text:soft-page-break/>milujte si, deti, rodičov, kým máte...!</text:p>
        <text:p text:style-name="P3">Ičo domov šiel a zmrzol v pustej chate!</text:p>
        <text:h text:style-name="P79" text:outline-level="6"/>
        <text:h text:style-name="P137" text:outline-level="6"/>
        <text:h text:style-name="P137" text:outline-level="6"><text:bookmark-start text:name="bookmark82"/>ZA MLÁDEŽ.<text:bookmark-end text:name="bookmark82"/></text:h>
        <text:p text:style-name="P3"/>
        <text:p text:style-name="P204">Kvet nádejí nám, Bože, mládež chráň!</text:p>
        <text:p text:style-name="P204">Keď pokúšanie hrozí s všetkých strán —</text:p>
        <text:p text:style-name="P204">nech silná viera v jarom zraku</text:p>
        <text:p text:style-name="P204">premáha žitia zkúšku všelijakú!</text:p>
        <text:p text:style-name="P3"/>
        <text:p text:style-name="P204">Veď mladé srdcia k vzletu — vozvýš buď,</text:p>
        <text:p text:style-name="P204">nech duša hľadá to, čo šľachtí hruď</text:p>
        <text:p text:style-name="P204">ku šťastiu sebe — ku radosti nám:</text:p>
        <text:p text:style-name="P204">vznes k výšinám — ó, Bože — k výšinám!</text:p>
        <text:p text:style-name="P3">Amen.</text:p>
        <text:h text:style-name="P79" text:outline-level="6"/>
        <text:h text:style-name="P137" text:outline-level="6"/>
        <text:h text:style-name="P137" text:outline-level="6"><text:bookmark-start text:name="bookmark83"/><text:soft-page-break/>ZA POMOC V ČASOCH ZLÝCH.<text:bookmark-end text:name="bookmark83"/></text:h>
        <text:p text:style-name="P3"/>
        <text:p text:style-name="P204">V dni ťažkej zkúšky</text:p>
        <text:p text:style-name="P204">posilň hruď —</text:p>
        <text:p text:style-name="P204">ó, Pane Kriste,</text:p>
        <text:p text:style-name="P204">s nami buď:</text:p>
        <text:p text:style-name="P40"/>
        <text:p text:style-name="P204">doma, či v poli,</text:p>
        <text:p text:style-name="P204">ak srdce zbolí,</text:p>
        <text:p text:style-name="P204">nedaj nám, Pane,</text:p>
        <text:p text:style-name="P204">zahynúť! Amen.</text:p>
        <text:p text:style-name="P3"/>
        <text:p text:style-name="P204"/>
        <text:h text:style-name="P79" text:outline-level="6"><text:bookmark-start text:name="bookmark84"/>OTEC A SYN.<text:bookmark-end text:name="bookmark84"/></text:h>
        <text:p text:style-name="P3"/>
        <text:p text:style-name="P204">Bol niekdy synček kráľovský,</text:p>
        <text:p text:style-name="P204">pred zlatým hral sa trónom,</text:p>
        <text:p text:style-name="P204">mal krásne vlasy, krásny zrak,</text:p>
        <text:p text:style-name="P204"><text:soft-page-break/>zvali ho Absolonom.</text:p>
        <text:p text:style-name="P3"/>
        <text:p text:style-name="P204">Kráľ Dávid mal ho veľmi rád,</text:p>
        <text:p text:style-name="P204">dal mu, čo srdce chcelo —</text:p>
        <text:p text:style-name="P204">prekrásne šaty, drahý meč,</text:p>
        <text:p text:style-name="P204">by tužil ducha — telo.</text:p>
        <text:p text:style-name="P3"/>
        <text:p text:style-name="P40">I rástol, rástol Absolon...</text:p>
        <text:p text:style-name="P125">Tu prišiel hriechu svodca,</text:p>
        <text:p text:style-name="P204">i zabudol syn — v kráľovi</text:p>
        <text:p text:style-name="P204">že vlastného má otca.</text:p>
        <text:p text:style-name="P3"/>
        <text:p text:style-name="P204">Vyhnal ho z domu a na trón</text:p>
        <text:p text:style-name="P204">si zasadol on, mladý.</text:p>
        <text:p text:style-name="P125">Lež skoro musel ujsť on sám</text:p>
        <text:p text:style-name="P204">a ovocie žať zrady.</text:p>
        <text:p text:style-name="P3"/>
        <text:p text:style-name="P204">Na osle hnal sa v úteku</text:p>
        <text:p text:style-name="P204"><text:soft-page-break/>bedár, hoc mal byť pánom...</text:p>
        <text:p text:style-name="P204">hnal popod dub a za vlasy</text:p>
        <text:p text:style-name="P204">ver ostal vysieť na ňom.</text:p>
        <text:p text:style-name="P3"/>
        <text:p text:style-name="P204">Tam zhynul za trest — výstrahu,</text:p>
        <text:p text:style-name="P204">jak podlí trestom hynú.</text:p>
        <text:p text:style-name="P125">A Dávid jednak zaplakal,</text:p>
        <text:p text:style-name="P204">v otcovskom bôli zaplakal:</text:p>
        <text:p text:style-name="P21">— Synu môj, drahý synu...!!</text:p>
        <text:h text:style-name="P79" text:outline-level="6"/>
        <text:h text:style-name="P137" text:outline-level="6"/>
        <text:h text:style-name="P137" text:outline-level="6"><text:bookmark-start text:name="bookmark85"/>MALÁ LIESKOVANKA REČNÍ:<text:bookmark-end text:name="bookmark85"/></text:h>
        <text:p text:style-name="P126"/>
        <text:p text:style-name="P205">— Otecko, vy môj otecko,</text:p>
        <text:p text:style-name="P205">ja si vás tak mám rada,</text:p>
        <text:p text:style-name="P205">jak kvet to božie slniečko,</text:p>
        <text:p text:style-name="P205">keď shora milo shliada.</text:p>
        <text:p text:style-name="P16"/>
        <text:p text:style-name="P155"><text:soft-page-break/>— Mamička, moja mamička,</text:p>
        <text:p text:style-name="P155">ja túžim v náruč vaš<text:span text:style-name="T15">u</text:span>,</text:p>
        <text:p text:style-name="P125">ako tá drobná včelička</text:p>
        <text:p text:style-name="P204">na medonosnú pašu.</text:p>
        <text:p text:style-name="P9"/>
        <text:p text:style-name="P167">— Rodičia moji milení,</text:p>
        <text:p text:style-name="P167">vy máte starosť mnohú —</text:p>
        <text:p text:style-name="P167">sýtiť ma, odieť, vychovať</text:p>
        <text:p text:style-name="P167">na službu Pánu Bohu.</text:p>
        <text:p text:style-name="P3"/>
        <text:p text:style-name="P204">Čím sa vám, drahí, odplatím,</text:p>
        <text:p text:style-name="P204">čím s<text:span text:style-name="T15">h</text:span>ladím s čela vrásky</text:p>
        <text:p text:style-name="P204">za dary vašich štedrých rúk,</text:p>
        <text:p text:style-name="P204">za obeť toľkej lásky?</text:p>
        <text:p text:style-name="P3"/>
        <text:p text:style-name="P204">Čím za tíš našej chalúpky,</text:p>
        <text:p text:style-name="P204">keď tam von bleskov kráže?</text:p>
        <text:p text:style-name="P125">Chcem si vás ctiť, chcem poslúchať</text:p>
        <text:p text:style-name="P204"><text:soft-page-break/>tak — ako Pán Boh káže.</text:p>
        <text:p text:style-name="P134"><text:span text:style-name="T1"/></text:p>
        <text:p text:style-name="P220"><text:span text:style-name="T1">Chcem rásť vám, drahí, k radosti,</text:span></text:p>
        <text:p text:style-name="P220"><text:span text:style-name="T1">a odmeniť vám sily,</text:span></text:p>
        <text:p text:style-name="P220"><text:span text:style-name="T1">by sme tak z božej milosti</text:span></text:p>
        <text:p text:style-name="P220"><text:span text:style-name="T1">si dlho— spolu žili!</text:span></text:p>
        <text:p text:style-name="P3"/>
        <text:p text:style-name="P40"/>
        <text:p text:style-name="P40">MATKÁM.</text:p>
        <text:p text:style-name="P15"/>
        <text:p text:style-name="P171">— Matky naše, matky milé,</text:p>
        <text:p text:style-name="P171">srdcia drahé, ušľachtilé,</text:p>
        <text:p text:style-name="P127">ku vám zrieme, vaše dietky,</text:p>
        <text:p text:style-name="P206">vy jablone a my snietky.</text:p>
        <text:p text:style-name="P3"/>
        <text:p text:style-name="P206">K vám sa máme duše vznetom:</text:p>
        <text:p text:style-name="P206">kvitnite nám bielym kvetom!</text:p>
        <text:p text:style-name="P206">Nech pominie, čo vás rmúti,</text:p>
        <text:p text:style-name="P206">Boh vám žehnaj v žitia púti:</text:p>
        <text:p text:style-name="P3"><text:soft-page-break/></text:p>
        <text:p text:style-name="P206">za tie ruky unavené,</text:p>
        <text:p text:style-name="P206">za tie noci nedosnené,</text:p>
        <text:p text:style-name="P206">za tie piesne hodné chvály,</text:p>
        <text:p text:style-name="P206">nimi ste nás uspávaly,</text:p>
        <text:p text:style-name="P3"/>
        <text:p text:style-name="P206">za ten bozk po sladkom sníčku,</text:p>
        <text:p text:style-name="P206">za tú prvú modlitbičku,</text:p>
        <text:p text:style-name="P206">za tú lásku, z ktorej plodu</text:p>
        <text:p text:style-name="P206">dáte cirkvi, dáte rodu!</text:p>
        <text:p text:style-name="P3"/>
        <text:p text:style-name="P206">Za všetko, v čom štedrosť aká,</text:p>
        <text:p text:style-name="P206">buď vám chvála, buď vám vďaka,</text:p>
        <text:p text:style-name="P206">nech zrak slza nezamúti!</text:p>
        <text:p text:style-name="P103">— Matky naše, matky milé,</text:p>
        <text:p text:style-name="P178">Boh vám žehnaj v žitia púti!!</text:p>
        <text:h text:style-name="P79" text:outline-level="6"/>
        <text:h text:style-name="P137" text:outline-level="6"/>
        <text:h text:style-name="P141" text:outline-level="6"><text:bookmark-start text:name="bookmark86"/><text:soft-page-break/>MODLITBA DIEŤAŤA.</text:h>
        <text:h text:style-name="P141" text:outline-level="6">(Za rodičov.)<text:bookmark-end text:name="bookmark86"/></text:h>
        <text:p text:style-name="P3"/>
        <text:p text:style-name="P206">Tichunkú modlitbičku</text:p>
        <text:p text:style-name="P206">poviem Ti, Bože môj,</text:p>
        <text:p text:style-name="P206">jak vtáča pod rákosím...</text:p>
        <text:p text:style-name="P206">Počuj ma, keď Ťa prosím:</text:p>
        <text:p text:style-name="P16"/>
        <text:p text:style-name="P156">— Perám, čo reč mi daly,</text:p>
        <text:p text:style-name="P156">piesňou ma uspávaly,</text:p>
        <text:p text:style-name="P5">— očiam, čo bdejú stále,</text:p>
        <text:p text:style-name="P3">či vzrast môj Tebe k chvále,</text:p>
        <text:p text:style-name="P103">— rukám, čo pre mňa v čine —</text:p>
        <text:p text:style-name="P178">požehnaj, Hospodine!</text:p>
        <text:p text:style-name="P3"/>
        <text:p text:style-name="P206">Rodičom popraj sily,</text:p>
        <text:p text:style-name="P206">by dlho — šťastne žili</text:p>
        <text:p text:style-name="P206">a mali darov nadosť,</text:p>
        <text:p text:style-name="P206"><text:soft-page-break/>i zo mňa veľkú radosť,</text:p>
        <text:p text:style-name="P206">až vrátim po kúštičku</text:p>
        <text:p text:style-name="P206">dar lásky — stoj, čo stoj...</text:p>
        <text:p text:style-name="P3"/>
        <text:p text:style-name="P206">Tichunkú modlitbičku</text:p>
        <text:p text:style-name="P206">uslyš — ó, Bože môj! Amen.</text:p>
        <text:h text:style-name="P79" text:outline-level="6"/>
        <text:h text:style-name="P137" text:outline-level="6"/>
        <text:h text:style-name="P137" text:outline-level="6"><text:bookmark-start text:name="bookmark87"/>KOHO MILUJEM.<text:bookmark-end text:name="bookmark87"/></text:h>
        <text:p text:style-name="P3"/>
        <text:p text:style-name="P206">Koho v svojom srdci nosím?</text:p>
        <text:p text:style-name="P206">koho?? Čujte pekne prosím...</text:p>
        <text:p text:style-name="P206">otca, matku, babku, dedka,</text:p>
        <text:p text:style-name="P206">za lásku jak chleba striedka,</text:p>
        <text:p text:style-name="P206">v nej sa zmáham ako kvietok...</text:p>
        <text:p text:style-name="P206">Na hriadočke verných dietok.</text:p>
        <text:p text:style-name="P93">— Ale ja mám ešte koho,</text:p>
        <text:p text:style-name="P162">naňho myslím a to mnoho,</text:p>
        <text:p text:style-name="P162"><text:soft-page-break/>keď líham, i keď <text:span text:style-name="T16">s</text:span>a vzbudím,</text:p>
        <text:p text:style-name="P162">zrakom svojím za ním blúdim,</text:p>
        <text:p text:style-name="P162">hoc som ešte malá panna,</text:p>
        <text:p text:style-name="P162">mám ja pána, viete pána</text:p>
        <text:p text:style-name="P162">velikého — bohatého,</text:p>
        <text:p text:style-name="P162">celý svet je domom jeho!</text:p>
        <text:p text:style-name="P162">Krásny je jak slnko ranné,</text:p>
        <text:p text:style-name="P162">z veľkých očú láska vanie,</text:p>
        <text:p text:style-name="P162">z jeho úst reč plynie sladká,</text:p>
        <text:p text:style-name="P162">jeho ruka mäkká, hladká,</text:p>
        <text:p text:style-name="P162">slzy moje neraz stiera</text:p>
        <text:p text:style-name="P162">za poludnia, za večera!</text:p>
        <text:p text:style-name="P127">Jeho srdce pre mňa bije,</text:p>
        <text:p text:style-name="P206">moja duša v ňom len žije,</text:p>
        <text:p text:style-name="P127">On ma chce viesť žitia cestou,</text:p>
        <text:p text:style-name="P206">nuž — chcem jeho byť nevestou,</text:p>
        <text:p text:style-name="P206">nehanbím sa riecť ja — panna:</text:p>
        <text:p text:style-name="P206">že mám rada — Krista Pána!</text:p>
        <text:h text:style-name="P79" text:outline-level="6"><text:soft-page-break/></text:h>
        <text:h text:style-name="P137" text:outline-level="6"><text:bookmark-start text:name="bookmark88"/>NEZABIJEŠ!<text:bookmark-end text:name="bookmark88"/></text:h>
        <text:p text:style-name="P3"/>
        <text:p text:style-name="P206">Na zábave víno a pri víne svady,</text:p>
        <text:p text:style-name="P206">zaplakaly dievky: padol život mladý!</text:p>
        <text:p text:style-name="P3">Červená krv tiekla, na šatocky striekla,</text:p>
        <text:p text:style-name="P3">Siahla z očú žiara horúceho pekla...</text:p>
        <text:p text:style-name="P19">— Čos’ to zrobil chlape? Hľaďže, zrak sa lomí!</text:p>
        <text:p text:style-name="P3">Už ti tento život bude na svedomí!</text:p>
        <text:p text:style-name="P127">Už je tvoje miesto kdesi v kruhu inom,</text:p>
        <text:p text:style-name="P206">tam ťa nepodperí rúčka rozmarínom!</text:p>
        <text:p text:style-name="P74">— Zle som spravil, zle som, preukrutným besom!</text:p>
        <text:p text:style-name="P207">Ani neviem, čo chcem? Ani neviem, kde som!?</text:p>
        <text:p text:style-name="P127">S Bohom rodina! hej, nie som hoden lásky,</text:p>
        <text:p text:style-name="P206">už mi moje rúčky viažu do retiazky!</text:p>
        <text:p text:style-name="P3">S Bohom, milá moja! Inému buď drahá!</text:p>
        <text:p text:style-name="P127">Čo bys’ mala z vraha? Čo bys’ mala z vraha??</text:p>
        <text:p text:style-name="P206">S Bohom, kamaráti! Škoda bolo jedu!</text:p>
        <text:p text:style-name="P3"><text:soft-page-break/>Už ma sputnaného pod bodákmi vedú!</text:p>
        <text:p text:style-name="P127">Sudci moji, sudci, bol som chlapec súci,</text:p>
        <text:p text:style-name="P206">ale nevedel som zlosť ovládať v srdci!</text:p>
        <text:p text:style-name="P127">Nebojím sa trestu, ani vášho súdu,</text:p>
        <text:p text:style-name="P206">lež sa bojím, aké noci moje budú!</text:p>
        <text:p text:style-name="P127">Štyri steny, štyri pusté moje steny,</text:p>
        <text:p text:style-name="P206">kto to leží v kúte celý skrvavený?</text:p>
        <text:p text:style-name="P127">Mreže moje, mrež<text:span text:style-name="T16">e</text:span>, pevné kuté mreže,</text:p>
        <text:p text:style-name="P206">čí zrak sa to v moje biedno srdce reže??</text:p>
        <text:p text:style-name="P206">Milosť, Bože, milosť... milosť, Trojjediný,</text:p>
        <text:p text:style-name="P206">odpusť naše viny... odpusť moje viny!!</text:p>
        <text:p text:style-name="P3"/>
        <text:p text:style-name="P206">Vrzne brána domu mocne stavaného,</text:p>
        <text:p text:style-name="P206">mládenec šiel dnu a — starec kráča z neho.</text:p>
        <text:p text:style-name="P206">Ohliada sa idúc krokom odmeraným...</text:p>
        <text:p text:style-name="P21">— Ide ktosi za ním? Volá ktosi za ním??!</text:p>
        <text:h text:style-name="P79" text:outline-level="6"/>
        <text:h text:style-name="P137" text:outline-level="6"/>
        <text:h text:style-name="P137" text:outline-level="6"><text:bookmark-start text:name="bookmark89"/><text:soft-page-break/>ZA ČISTÉ SVEDOMIE.<text:bookmark-end text:name="bookmark89"/></text:h>
        <text:p text:style-name="P3"/>
        <text:p text:style-name="P206">Svet, jak tá Sodoma —</text:p>
        <text:p text:style-name="P206">ó, Bože, pri nás stoj,</text:p>
        <text:p text:style-name="P206">ó, Bože, pri nás stoj</text:p>
        <text:p text:style-name="P206">a zachráň národ svoj!</text:p>
        <text:p text:style-name="P3"/>
        <text:p text:style-name="P206">Daj sily vyjsť a včas</text:p>
        <text:p text:style-name="P206">zo sveta Sodomy,</text:p>
        <text:p text:style-name="P206">nájsť šťastie v spokojnom</text:p>
        <text:p text:style-name="P206">a čistom svedomí! Amen.</text:p>
        <text:h text:style-name="P79" text:outline-level="6"/>
        <text:h text:style-name="P137" text:outline-level="6"/>
        <text:h text:style-name="P137" text:outline-level="6"><text:bookmark-start text:name="bookmark90"/>ZA ODPUSTENIE HRIECHOV.<text:bookmark-end text:name="bookmark90"/></text:h>
        <text:p text:style-name="P3"/>
        <text:p text:style-name="P206">Ó, mužu bolesti, Kriste náš,</text:p>
        <text:p text:style-name="P206">na kríži trpíš — ach, umieraš.</text:p>
        <text:p text:style-name="P127">Pre našu neprávosť úpieš sám...</text:p>
        <text:p text:style-name="P206"><text:soft-page-break/>ó, Kriste Ježiši — odpusť nám! Amen.</text:p>
        <text:p text:style-name="P3"/>
        <text:p text:style-name="P40"/>
        <text:p text:style-name="P40">DÁVID A GOLIÁŠ.</text:p>
        <text:p text:style-name="P14"/>
        <text:p text:style-name="P183">— Beda, rata!... tisíc strastí:</text:p>
        <text:p text:style-name="P183">Filištínski v našej vlasti!</text:p>
        <text:p text:style-name="P3">Goliáš si ostrí zbrane:</text:p>
        <text:p text:style-name="P12">—<text:tab/>Sem sa, kto chlap!</text:p>
        <text:p text:style-name="P3">Dávid stane:</text:p>
        <text:p text:style-name="P21"/>
        <text:p text:style-name="P149">— Tu som, keď chceš! — smelo vraví:</text:p>
        <text:p text:style-name="P149">dnes pokorím tvoj zrak dravý!</text:p>
        <text:p text:style-name="P127">Ty sa rútiš s pikou — nožom,</text:p>
        <text:p text:style-name="P206">a ja idem v mene Božom.</text:p>
        <text:p text:style-name="P10"/>
        <text:p text:style-name="P178">— Iďže, chlapče — mľasknú pery:</text:p>
        <text:p text:style-name="P178">bež sa ukryť ku materi!'</text:p>
        <text:p text:style-name="P127"><text:soft-page-break/>Ak si bosý — tak sa obuj,</text:p>
        <text:p text:style-name="P206">dám ti jednu...</text:p>
        <text:p text:style-name="P12">— Tu som! Probuj!</text:p>
        <text:p text:style-name="P3"/>
        <text:p text:style-name="P40">Obor hne sa v smiechu — jaku,</text:p>
        <text:p text:style-name="P3">Dávid kameň pustí z praku.</text:p>
        <text:p text:style-name="P127">A ten kameň vrazí v čelo —</text:p>
        <text:p text:style-name="P206">letí na zem hrozné telo.</text:p>
        <text:p text:style-name="P3"/>
        <text:p text:style-name="P206">Výkrik desu — jasu vysky:</text:p>
        <text:p text:style-name="P206">utekajú Filištínski,</text:p>
        <text:p text:style-name="P206">v krvi svojej pyšná hlava:</text:p>
        <text:p text:style-name="P10">— Sláva reku — Bohu sláva!!</text:p>
        <text:h text:style-name="P79" text:outline-level="6"/>
        <text:h text:style-name="P137" text:outline-level="6"/>
        <text:h text:style-name="P137" text:outline-level="6"><text:bookmark-start text:name="bookmark91"/>MODLITBA MLÁDENCA.<text:bookmark-end text:name="bookmark91"/></text:h>
        <text:p text:style-name="P114"/>
        <text:p text:style-name="P194">V mladom veku, ako z jari,</text:p>
        <text:p text:style-name="P194"><text:soft-page-break/>keď to slnko jasno žiari,</text:p>
        <text:p text:style-name="P194">niet starosti, niet trápenia,</text:p>
        <text:p text:style-name="P194">ku Tebe mám, Bože, zrenia:</text:p>
        <text:p text:style-name="P88">— Daj mi srdce duchom pravé,</text:p>
        <text:p text:style-name="P156">uč mi ústa čistej vrave:</text:p>
        <text:p text:style-name="P156">nezlorečiť, nenadávať,</text:p>
        <text:p text:style-name="P156">úctu vzdať a požehnávať!</text:p>
        <text:p text:style-name="P127">Chráň oplzlých, mrzkých rečí,</text:p>
        <text:p text:style-name="P206">uč i konať, jak sa svedčí,</text:p>
        <text:p text:style-name="P206">nehulákať — sa nebíjať,</text:p>
        <text:p text:style-name="P206">nekartovať, neopíjať,</text:p>
        <text:p text:style-name="P206">nefajčiť, keď biedy mnoho —</text:p>
        <text:p text:style-name="P206">a žiť možno i bez toho!</text:p>
        <text:p text:style-name="P3"/>
        <text:p text:style-name="P206">Radšej, Otče nebies milý,</text:p>
        <text:p text:style-name="P206">k dobrým snahám žič mi sily,</text:p>
        <text:p text:style-name="P206">trvať v práci, z nej chlieb rastie,</text:p>
        <text:p text:style-name="P206">bych mal radosť, bych mal šťastie!</text:p>
        <text:p text:style-name="P206"><text:soft-page-break/>Abych nehnal hriechu na kal,</text:p>
        <text:p text:style-name="P206">bys’ nadomnou nezaplakal,</text:p>
        <text:p text:style-name="P206">ani otec, ani matka,</text:p>
        <text:p text:style-name="P206">ani priate<text:span text:style-name="T16">ľ</text:span> — kamarátka...!</text:p>
        <text:p text:style-name="P3"/>
        <text:p text:style-name="P206">Žehnaj mojim mladým krokom,</text:p>
        <text:p text:style-name="P206">pridaj umu každým rokom,</text:p>
        <text:p text:style-name="P206">nech som hodný cirkvi svojej —</text:p>
        <text:p text:style-name="P206">tej Kristovej, tej Kristovej!</text:p>
        <text:p text:style-name="P127">A keď príde koniec boju,</text:p>
        <text:p text:style-name="P206">poručím sa v náruč Tvoju. Amen.</text:p>
        <text:h text:style-name="P79" text:outline-level="6"/>
        <text:h text:style-name="P137" text:outline-level="6"/>
        <text:h text:style-name="P137" text:outline-level="6"><text:bookmark-start text:name="bookmark92"/>MODLITBA DIEVČAŤA.<text:bookmark-end text:name="bookmark92"/></text:h>
        <text:p text:style-name="P3"/>
        <text:p text:style-name="P208">Pane Kriste, jak som mladá,</text:p>
        <text:p text:style-name="P208">tak Ťa myseľ moja hľadá,</text:p>
        <text:p text:style-name="P208">v silnej viere, úprimnosti —</text:p>
        <text:p text:style-name="P208"><text:soft-page-break/>prosím, žič mi pravej cnosti!</text:p>
        <text:p text:style-name="P208">Prijm to srdce v obeť svoju,</text:p>
        <text:p text:style-name="P208">veď vždy jazyk ku pokoju,</text:p>
        <text:p text:style-name="P208">by sa zlých slov verne stránil,</text:p>
        <text:p text:style-name="P208">ničiu dušu neporanil,</text:p>
        <text:p text:style-name="P208">radšej jak to vtáča spieval,</text:p>
        <text:p text:style-name="P208">vďačnosť, lásku rozosieval...</text:p>
        <text:p text:style-name="P128">Ešte prosím, drahý Pane,</text:p>
        <text:p text:style-name="P208">žehnaj moje drobné dlane,</text:p>
        <text:p text:style-name="P208">by som mala v práci cviku,</text:p>
        <text:p text:style-name="P208">jak i radosť prevelikú,</text:p>
        <text:p text:style-name="P208">spravila si sama, čo viem,</text:p>
        <text:p text:style-name="P208">komu možno, nech vyhoviem,</text:p>
        <text:p text:style-name="P208">a vždy prijmem dobrých rady,</text:p>
        <text:p text:style-name="P208">nestaviam moc na parády,</text:p>
        <text:p text:style-name="P208">nepýšim sa sveta slávou,</text:p>
        <text:p text:style-name="P208">nepachtím len za zábavou!</text:p>
        <text:p text:style-name="P128">Daj to, čo dáš s mierou užiť,</text:p>
        <text:p text:style-name="P208"><text:soft-page-break/>Tebe, Kriste, pri tom slúžiť,</text:p>
        <text:p text:style-name="P208">abych nikdy ani z mála,</text:p>
        <text:p text:style-name="P208">k hanbe viny nezavdala,</text:p>
        <text:p text:style-name="P208">ale rástla jara v dobe</text:p>
        <text:p text:style-name="P208">cirkvi svojej ku ozdobe</text:p>
        <text:p text:style-name="P208">s vienkom, čo mi krášli skrane...</text:p>
        <text:p text:style-name="P208">Daj to, Pane, drahý Pane! Amen.</text:p>
        <text:p text:style-name="P3"/>
        <text:p text:style-name="P40"/>
        <text:p text:style-name="P40">ROZSOBÁŠ.</text:p>
        <text:p text:style-name="P3"/>
        <text:p text:style-name="P208">Starý Sučan, keď sa napil,</text:p>
        <text:p text:style-name="P208">mlátil, bil, čo do rúk lapil,</text:p>
        <text:p text:style-name="P208">Sučanka tiež, keď si glgla,</text:p>
        <text:p text:style-name="P208">čo popadla, doňho vrhla.</text:p>
        <text:p text:style-name="P128">Tak sa oni radi mali,</text:p>
        <text:p text:style-name="P208">až si okná potrepali.</text:p>
        <text:p text:style-name="P3">Od nezdoby do nezdoby:</text:p>
        <text:p text:style-name="P3"><text:soft-page-break/>Pane Bože, čo sa robí?</text:p>
        <text:p text:style-name="P128">Deti hladné, otrhané,</text:p>
        <text:p text:style-name="P208">smutno bolo pozrieť na ne.</text:p>
        <text:p text:style-name="P208">Gazdovstvo? to večnou škodou</text:p>
        <text:p text:style-name="P208">išlo rúče dolu vodou.</text:p>
        <text:p text:style-name="P128">Prekypela miera všetka:</text:p>
        <text:p text:style-name="P208">vyšiel ujec, vyšla tetka.</text:p>
        <text:p text:style-name="P128">Na priedomí — beda, rata:</text:p>
        <text:p text:style-name="P208">išli hľadať advokáta!</text:p>
        <text:p text:style-name="P128">A ten? keď sa už tak práši,</text:p>
        <text:p text:style-name="P208">že ich pekne rozsobáši!</text:p>
        <text:p text:style-name="P128">Platil ujec, tu zas tetka:</text:p>
        <text:p text:style-name="P208">prekypela miera všetka.</text:p>
        <text:p text:style-name="P208">Advokát sa nevzdal chlpu</text:p>
        <text:p text:style-name="P208">po sekvester na chalupu.</text:p>
        <text:p text:style-name="P128">Starý Sučan prišiel na to,</text:p>
        <text:p text:style-name="P208">že mu žena rýdze zlato.</text:p>
        <text:p text:style-name="P208">Sučanke už bol tiež milý:</text:p>
        <text:p text:style-name="P208"><text:soft-page-break/>rýchlo súdy zastavili.</text:p>
        <text:p text:style-name="P76">— Čo Boh spojil — Písmo učí</text:p>
        <text:p text:style-name="P188">— nech vraj človek nerozlúči!</text:p>
        <text:p text:style-name="P128">Lenže škoda bola škodou,</text:p>
        <text:p text:style-name="P208">hoc sa kvit i zmenil vodou.</text:p>
        <text:p text:style-name="P208">Starý zšomral tak pre seba:</text:p>
        <text:p text:style-name="P208">Eva, bolo nám to treba??</text:p>
        <text:h text:style-name="P79" text:outline-level="6"/>
        <text:h text:style-name="P137" text:outline-level="6"/>
        <text:h text:style-name="P137" text:outline-level="6"><text:bookmark-start text:name="bookmark93"/>DLHOPRSTÝ JANKO.<text:bookmark-end text:name="bookmark93"/></text:h>
        <text:p text:style-name="P3"/>
        <text:p text:style-name="P208">Kým bol Janko malý,</text:p>
        <text:p text:style-name="P208">maľovaných líčiek,</text:p>
        <text:p text:style-name="P208">akže čo vzal — tak si sobral</text:p>
        <text:p text:style-name="P208">najviac za špendlíček.</text:p>
        <text:p text:style-name="P3"/>
        <text:p text:style-name="P208">Keď bol Janko väčší,</text:p>
        <text:p text:style-name="P208">ako také decká,</text:p>
        <text:p text:style-name="P208"><text:soft-page-break/>akže čo vzal — tak vzal nožík</text:p>
        <text:p text:style-name="P208">priateľovi z vrecka.</text:p>
        <text:p text:style-name="P3"/>
        <text:p text:style-name="P208">Keď bol Janko žiakom,</text:p>
        <text:p text:style-name="P208">už mu rástly zuby,</text:p>
        <text:p text:style-name="P208">mal on chuť raz na zajace,</text:p>
        <text:p text:style-name="P208">tu zas na holuby...</text:p>
        <text:p text:style-name="P3"/>
        <text:p text:style-name="P208">Otec nepokarhal,</text:p>
        <text:p text:style-name="P208">neriekla mať zlého,</text:p>
        <text:p text:style-name="P208">kde len mohli — pochválili:</text:p>
        <text:p text:style-name="P21">— Bude človek z neho...!</text:p>
        <text:p text:style-name="P3"/>
        <text:p text:style-name="P208">Rástol Janko, rástol</text:p>
        <text:p text:style-name="P208">na mládenca... Iba</text:p>
        <text:p text:style-name="P208">kľaje otec, volá mati,</text:p>
        <text:p text:style-name="P208">že im z truhly chýba!</text:p>
        <text:p text:style-name="P3"/>
        <text:p text:style-name="P208"><text:soft-page-break/>Za učňa šiel Janko,</text:p>
        <text:p text:style-name="P208">ale, Bože milý:</text:p>
        <text:p text:style-name="P208">majstrovej vzal dvadsať korún,</text:p>
        <text:p text:style-name="P208">aj ho vyhodili!</text:p>
        <text:p text:style-name="P3"/>
        <text:p text:style-name="P208">Dedictvo si zmrhal,</text:p>
        <text:p text:style-name="P208">robiť nemal na čom —</text:p>
        <text:p text:style-name="P208">rád by bol byť ľahko pánom,</text:p>
        <text:p text:style-name="P208">ostal povaľačom...</text:p>
        <text:p text:style-name="P3"/>
        <text:p text:style-name="P208">A dnes starý Jano</text:p>
        <text:p text:style-name="P208">chodí otrhaný:</text:p>
        <text:p text:style-name="P208">prosí ľúdí, dobrých ľudí</text:p>
        <text:p text:style-name="P208">pre Kristove rany...!</text:p>
        <text:h text:style-name="P79" text:outline-level="6"/>
        <text:h text:style-name="P137" text:outline-level="6"/>
        <text:h text:style-name="P137" text:outline-level="6"><text:bookmark-start text:name="bookmark94"/>ZA SVOJET.<text:bookmark-end text:name="bookmark94"/></text:h>
        <text:p text:style-name="P3"/>
        <text:p text:style-name="P208"><text:soft-page-break/>Čo Ty dáš, Kriste, to je vždy</text:p>
        <text:p text:style-name="P208">k večnému osohu.</text:p>
        <text:p text:style-name="P128">Ó, daj sa i nám biednym znať,</text:p>
        <text:p text:style-name="P208">zjav milosť premnohú!</text:p>
        <text:p text:style-name="P128">Ty silou svojou sám nás voď,</text:p>
        <text:p text:style-name="P208">a prekaz hriechu všaký svod,</text:p>
        <text:p text:style-name="P208">nech rod náš — Tvojho ducha plod</text:p>
        <text:p text:style-name="P208">vie cestu ku Bohu! Amen.</text:p>
        <text:p text:style-name="P3"/>
        <text:p text:style-name="P40"/>
        <text:p text:style-name="P40">SEDLIAK, KRISTUS PÁN A SMRŤ.</text:p>
        <text:p text:style-name="P3"/>
        <text:p text:style-name="P40">Orie sedliak, orie, tu Pán Kristus z diali:</text:p>
        <text:p text:style-name="P10">— Odorávaš? Odorávaš??</text:p>
        <text:p text:style-name="P10">— Čože ťa to páli??</text:p>
        <text:p text:style-name="P16"/>
        <text:p text:style-name="P157">— Ja len, ak sa mýliš,</text:p>
        <text:p text:style-name="P157">nedovidíš po kra<text:span text:style-name="T17">j</text:span>!</text:p>
        <text:p text:style-name="P15"><text:soft-page-break/>— Nezapáraj! Nezabávaj!</text:p>
        <text:p text:style-name="P15">— Nuž veď oraj! Oraj!</text:p>
        <text:p text:style-name="P3"/>
        <text:p text:style-name="P208">Orie sedliak, orie,</text:p>
        <text:p text:style-name="P208">brázdu k brázde stele:</text:p>
        <text:p text:style-name="P208">čo naorie do soboty,</text:p>
        <text:p text:style-name="P208">zmizne do nedele.</text:p>
        <text:p text:style-name="P3"/>
        <text:p text:style-name="P208">Orie sedliak, orie,</text:p>
        <text:p text:style-name="P208">medze vyoráva:</text:p>
        <text:p text:style-name="P208">čo naorie do večera —</text:p>
        <text:p text:style-name="P208">ráno nepoznáva.</text:p>
        <text:p text:style-name="P3"/>
        <text:p text:style-name="P208">Orie sedliak, orie</text:p>
        <text:p text:style-name="P208">zpod hory až k moru:</text:p>
        <text:p text:style-name="P208">on len jeden — on len jeden,</text:p>
        <text:p text:style-name="P208">traja za ním orú!</text:p>
        <text:p text:style-name="P3"/>
        <text:p text:style-name="P208"><text:soft-page-break/>Čerieslo sa zadrie,</text:p>
        <text:p text:style-name="P208">čosi zlé to veští:</text:p>
        <text:p text:style-name="P31">— Dosť už, gazda! Poďže so mnou!</text:p>
        <text:p text:style-name="P12">— Ale hybaj z cesty!</text:p>
        <text:p text:style-name="P3"/>
        <text:p text:style-name="P40">Márne šibe kone:</text:p>
        <text:p text:style-name="P21">— Kto si? Nač tu teba??</text:p>
        <text:p text:style-name="P104">— Som Smrť, milý! Ukážem ti,</text:p>
        <text:p text:style-name="P179">čo ti zeme treba!</text:p>
        <text:p text:style-name="P3"/>
        <text:p text:style-name="P208">Ustlali mu v hrobe,</text:p>
        <text:p text:style-name="P208">ale tvrdá hlava:</text:p>
        <text:p text:style-name="P208">i po smrti zrieť ho vraj,</text:p>
        <text:p text:style-name="P208">jak medze vyoráva.</text:p>
        <text:h text:style-name="P79" text:outline-level="6"/>
        <text:h text:style-name="P137" text:outline-level="6"/>
        <text:h text:style-name="P137" text:outline-level="6"><text:bookmark-start text:name="bookmark95"/>TREST.<text:bookmark-end text:name="bookmark95"/></text:h>
        <text:p text:style-name="P3"/>
        <text:p text:style-name="P208"><text:soft-page-break/>Mal Nábot krásnu vinicu,</text:p>
        <text:p text:style-name="P208">v nej sladké hrozno zrelo,</text:p>
        <text:p text:style-name="P208">i zatúžila Jezábel —</text:p>
        <text:p text:style-name="P208">kráľovské zdvihla čelo:</text:p>
        <text:p text:style-name="P12">— Tu groš! Daj zem tú — daj!</text:p>
        <text:p text:style-name="P10"/>
        <text:p text:style-name="P179">— Kde bych ti ja dal, kráľovná?</text:p>
        <text:p text:style-name="P179">Môj deď tú révu sadil!</text:p>
        <text:p text:style-name="P69">— Hah, nedáš? Kráľu, Achabe,</text:p>
        <text:p text:style-name="P150">ten človek Boha zradil,</text:p>
        <text:p text:style-name="P3">i teba! Na súd s ním!</text:p>
        <text:p text:style-name="P129"/>
        <text:p text:style-name="P209">— Sudcovia, sem sa! Svedkov jest</text:p>
        <text:p text:style-name="P19">— Kamením naňho, žráča!</text:p>
        <text:p text:style-name="P3">I klesá Nábot — ubitý...</text:p>
        <text:p text:style-name="P116">V tom — hrôza — vážne kráča</text:p>
        <text:p text:style-name="P195">sám prorok Eliáš!</text:p>
        <text:p text:style-name="P9"/>
        <text:p text:style-name="P168"><text:soft-page-break/>— Čos’ vykonal — ó, krá<text:span text:style-name="T17">ľ</text:span>u? Čuj...!</text:p>
        <text:p text:style-name="P168">Čos’ žensko, bez cti, — studu?</text:p>
        <text:p text:style-name="P128">Krv Nábotovu lížu psi —</text:p>
        <text:p text:style-name="P208">i vašu lízať budú —</text:p>
        <text:p text:style-name="P208">tak riekol Hospodin!</text:p>
        <text:p text:style-name="P3"/>
        <text:p text:style-name="P208">A čas sa míňa... Desná reč</text:p>
        <text:p text:style-name="P208">jak hrozno tíško zreje.</text:p>
        <text:p text:style-name="P3">Na vojnu musí Achab kráľ...</text:p>
        <text:p text:style-name="P3">Streľa... on padá... zle je:</text:p>
        <text:p text:style-name="P3">Oh, Nábot, Nábot — oh!</text:p>
        <text:p text:style-name="P3"/>
        <text:p text:style-name="P40">Do mesta vtiahne nový pán,</text:p>
        <text:p text:style-name="P3">Jezábel z okna strežie:</text:p>
        <text:p text:style-name="P107">— Čo nesieš?... A on: Kto so mnou?</text:p>
        <text:p text:style-name="P184">Dolu s ňou!! Jojoj... Nieže!</text:p>
        <text:p text:style-name="P3">Oh, Nábot, Nábot — oh!!</text:p>
        <text:p text:style-name="P3"/>
        <text:p text:style-name="P208"><text:soft-page-break/>A znova zkvitla vinica,</text:p>
        <text:p text:style-name="P208">i hrozno sladko zrelo:</text:p>
        <text:p text:style-name="P208">psi lízali krv kráľovskú —</text:p>
        <text:p text:style-name="P208">kráľovské žrali telo —</text:p>
        <text:p text:style-name="P208">jak riekol Hospodin!</text:p>
        <text:h text:style-name="P79" text:outline-level="2"><text:bookmark-start text:name="bookmark96"/><text:bookmark-end text:name="bookmark96"/></text:h>
        <text:h text:style-name="P137" text:outline-level="2"/>
        <text:h text:style-name="P79" text:outline-level="6"><text:bookmark-start text:name="bookmark97"/>POŽEHNANIE HLADNÝM.<text:bookmark-end text:name="bookmark97"/></text:h>
        <text:p text:style-name="P3"/>
        <text:p text:style-name="P210">Sbierala drevo vdovica —</text:p>
        <text:p text:style-name="P210">tu prorok Eliáš:</text:p>
        <text:p text:style-name="P108">— Ó, daj mi chleba, hladný som.</text:p>
        <text:p text:style-name="P185">Pomôž, ak srdce máš!</text:p>
        <text:p text:style-name="P12"/>
        <text:p text:style-name="P163">— Ja srdcom bych ti pomohla,</text:p>
        <text:p text:style-name="P163">však beda — kdeže ja?</text:p>
        <text:p text:style-name="P130">Mám štipku múky na korci</text:p>
        <text:p text:style-name="P210">a trochu oleja!</text:p>
        <text:p text:style-name="P3"><text:soft-page-break/></text:p>
        <text:p text:style-name="P210">Až prídem domov — zamiesim.</text:p>
        <text:p text:style-name="P210">Viac? Len ak zo zeme...</text:p>
        <text:p text:style-name="P130">Čo bude, zjeme so synom,</text:p>
        <text:p text:style-name="P210">a potom umrieme!</text:p>
        <text:p text:style-name="P10"/>
        <text:p text:style-name="P180">— Neboj sa, žena! Len ty cho<text:span text:style-name="T18">ď</text:span>!</text:p>
        <text:p text:style-name="P180">U Boha hojnosti:</text:p>
        <text:p text:style-name="P130">Upeč mi chlebík v popoli,</text:p>
        <text:p text:style-name="P210">a On ťa uhostí!</text:p>
        <text:p text:style-name="P3"/>
        <text:p text:style-name="P40">Šla vdova — chlebík priniesla.</text:p>
        <text:p text:style-name="P130">Tu nová nádeja:</text:p>
        <text:p text:style-name="P210">na korci múky vrchom až,</text:p>
        <text:p text:style-name="P210">a zbudlo oleja.</text:p>
        <text:p text:style-name="P3"/>
        <text:p text:style-name="P210">A mal dosť prorok Eliáš,</text:p>
        <text:p text:style-name="P210">dom vdovy tiež dosť mal:</text:p>
        <text:p text:style-name="P210"><text:soft-page-break/>bo dobré srdce doprialo,</text:p>
        <text:p text:style-name="P210">a Pán Boh požehnal.</text:p>
        <text:h text:style-name="P79" text:outline-level="6"/>
        <text:h text:style-name="P137" text:outline-level="6"/>
        <text:h text:style-name="P137" text:outline-level="6"><text:bookmark-start text:name="bookmark98"/>SUSEDKY.<text:bookmark-end text:name="bookmark98"/></text:h>
        <text:p text:style-name="P3"/>
        <text:p text:style-name="P40">U Števkov krava nedojí,</text:p>
        <text:p text:style-name="P130">(jaj, prežalostná chvíľa!)</text:p>
        <text:p text:style-name="P210">Števková zazrie Prhliačku:</text:p>
        <text:p text:style-name="P3">Tá nám jej porobila!</text:p>
        <text:p text:style-name="P3"/>
        <text:p text:style-name="P210">Na Hrozenkove riekli jej,</text:p>
        <text:p text:style-name="P210">ba istotne ju shliadla,</text:p>
        <text:p text:style-name="P210">keď pozerala predvčerom</text:p>
        <text:p text:style-name="P210">dľa rady do zrkadla!</text:p>
        <text:p text:style-name="P3"/>
        <text:p text:style-name="P210">Prhliačka stará na ceste</text:p>
        <text:p text:style-name="P210">zľakne sa keď hus zgíga,</text:p>
        <text:p text:style-name="P210"><text:soft-page-break/>a toť zvie, jak prst za prstom</text:p>
        <text:p text:style-name="P210">len na ňu: striga, striga!</text:p>
        <text:p text:style-name="P3"/>
        <text:p text:style-name="P210">Ťažko jej — hrozne na duši,</text:p>
        <text:p text:style-name="P210">však tu raz: — Nech sa kára,</text:p>
        <text:p text:style-name="P210">keď striga som, tak nechže hrom</text:p>
        <text:p text:style-name="P210">jej udrie do šechtára!!</text:p>
        <text:p text:style-name="P3"/>
        <text:p text:style-name="P210">Števková na zvesť bez seba,</text:p>
        <text:p text:style-name="P210">že sotva vydýchne si,</text:p>
        <text:p text:style-name="P210">už húta totku odprosiť —</text:p>
        <text:p text:style-name="P210">tak ju to ľaká — desí.</text:p>
        <text:p text:style-name="P3"/>
        <text:p text:style-name="P210">Raz večer prejde cezo dvor,</text:p>
        <text:p text:style-name="P210">a zdraví babku v znoji:</text:p>
        <text:p text:style-name="P105">— Totička, totka, prosím vás,</text:p>
        <text:p text:style-name="P180">už nám tá krava dojí!</text:p>
        <text:p text:style-name="P21"/>
        <text:p text:style-name="P151"><text:soft-page-break/>— Keď dojí, Eva, šechtár ber,</text:p>
        <text:p text:style-name="P151">nech hojne z vemä strieka!</text:p>
        <text:p text:style-name="P130">Lež povedz teraz, kto vzal mne,</text:p>
        <text:p text:style-name="P210">keď moja nemá mlieka??</text:p>
        <text:h text:style-name="P79" text:outline-level="6"/>
        <text:h text:style-name="P137" text:outline-level="6"/>
        <text:h text:style-name="P137" text:outline-level="6"><text:bookmark-start text:name="bookmark99"/>UKRADNUTÁ ŽENA.<text:bookmark-end text:name="bookmark99"/></text:h>
        <text:p text:style-name="P3"/>
        <text:p text:style-name="P210">Krásnu mal gazda ženu,</text:p>
        <text:p text:style-name="P210">lež čo — keď bola zlá?</text:p>
        <text:p text:style-name="P130">Tu zbojníci — shon plenu —</text:p>
        <text:p text:style-name="P210">z nich jeden skočil pre ňu,</text:p>
        <text:p text:style-name="P210">s ním vo svet uvrzla.</text:p>
        <text:p text:style-name="P3"/>
        <text:p text:style-name="P210">Ta pošly kone, voli,</text:p>
        <text:p text:style-name="P210">no, v srdci bola tíš,</text:p>
        <text:p text:style-name="P210">a gazda dobrej vôli</text:p>
        <text:p text:style-name="P210">sa díval zo stodoly:</text:p>
        <text:p text:style-name="P21"><text:soft-page-break/>— Však ty to doplatíš!</text:p>
        <text:p text:style-name="P3"/>
        <text:p text:style-name="P210">Tešil sa zbojník žene,</text:p>
        <text:p text:style-name="P210">že mala krásnu tvár,</text:p>
        <text:p text:style-name="P210">tu hádka skoro denne,</text:p>
        <text:p text:style-name="P210">až zbledol predesene</text:p>
        <text:p text:style-name="P210">v tej búrke haravár!</text:p>
        <text:p text:style-name="P3"/>
        <text:p text:style-name="P210">Jazýček jak meč britký,</text:p>
        <text:p text:style-name="P210">hruď vedela sa vzpäť,</text:p>
        <text:p text:style-name="P210">päsť drobná hneď do bitky</text:p>
        <text:p text:style-name="P210">a v očiach samé výtky:</text:p>
        <text:p text:style-name="P32">— Joj, ja tú vrátim zpät!</text:p>
        <text:p text:style-name="P16"/>
        <text:p text:style-name="P158">— Gazdíčko, žena — zlato!</text:p>
        <text:p text:style-name="P158">zle bez nej? — Dobre už!</text:p>
        <text:p text:style-name="P21">— Dám ti ju! — Ber sa zťato!</text:p>
        <text:p text:style-name="P32">— i kone, voli na to ...</text:p>
        <text:p text:style-name="P10"><text:soft-page-break/>— Cos’ vzal raz — to si drž!!</text:p>
        <text:p text:style-name="P3"/>
        <text:p text:style-name="P210">I vzdychol zbojník, zbitý</text:p>
        <text:p text:style-name="P210">ni necekol viac viet,</text:p>
        <text:p text:style-name="P3">(i tvrdé srdce cíti!),</text:p>
        <text:p text:style-name="P3">a lúpeže už sýty</text:p>
        <text:p text:style-name="P3">ta, dal sa v šíry svet...!</text:p>
        <text:h text:style-name="P79" text:outline-level="6"/>
        <text:h text:style-name="P137" text:outline-level="6"/>
        <text:h text:style-name="P137" text:outline-level="6"><text:bookmark-start text:name="bookmark100"/>UCHRÁŇ NÁS MODIEL.<text:bookmark-end text:name="bookmark100"/></text:h>
        <text:p text:style-name="P3"/>
        <text:p text:style-name="P40">Pane,</text:p>
        <text:p text:style-name="P130">len jeden obraz nech nám pred zrak stane,</text:p>
        <text:p text:style-name="P210">ten obraz Tvojho mena,</text:p>
        <text:p text:style-name="P210">v ktorom je celá všechnosť zvelebená.</text:p>
        <text:p text:style-name="P130">Uchráň nás modiel, uchráň mrzkých zvykov,</text:p>
        <text:p text:style-name="P210">a posielaj nám verných účeníkov,</text:p>
        <text:p text:style-name="P210">nech ľud sa Tebe a len Tebe korí,</text:p>
        <text:p text:style-name="P210"><text:soft-page-break/>až vzlietne duch náš nad najvyššie hory! Amen.</text:p>
        <text:h text:style-name="P79" text:outline-level="6"/>
        <text:h text:style-name="P137" text:outline-level="6"/>
        <text:h text:style-name="P137" text:outline-level="6"><text:bookmark-start text:name="bookmark101"/>CUDZIE NEŽIADAJ!<text:bookmark-end text:name="bookmark101"/></text:h>
        <text:p text:style-name="P3"/>
        <text:p text:style-name="P210">Pán Adolf, dobrý kamarát,</text:p>
        <text:p text:style-name="P210">mal veľkých pánov vždycky rád,</text:p>
        <text:p text:style-name="P210">však ešte radšej poľovačky,</text:p>
        <text:p text:style-name="P210">zajace strieľať — divé kačky,</text:p>
        <text:p text:style-name="P210">no, nanajradšej obchod snovať</text:p>
        <text:p text:style-name="P210">a — licitovať.</text:p>
        <text:p text:style-name="P3"/>
        <text:p text:style-name="P40">Ak padol sedliak do biedy,</text:p>
        <text:p text:style-name="P131">i pomohol mu niekedy</text:p>
        <text:p text:style-name="P211">na hodný úrok, ale veľa</text:p>
        <text:p text:style-name="P211">nestrpel chatrč u kaštieľa,</text:p>
        <text:p text:style-name="P211">a ktorý súsed viac si upil,</text:p>
        <text:p text:style-name="P211">od toho, čo mal, všetko kúpil,</text:p>
        <text:p text:style-name="P211"><text:soft-page-break/>vždy väčšie polia zahájac:</text:p>
        <text:p text:style-name="P130">Veď — kto dá viac?</text:p>
        <text:p text:style-name="P210">nuž — kto dá viac??</text:p>
        <text:p text:style-name="P3"/>
        <text:p text:style-name="P210">A panstvo rástlo pomaly,</text:p>
        <text:p text:style-name="P210">však iné časy nastaly:</text:p>
        <text:p text:style-name="P210">svet veľký, Pánu Bohu vďaka,</text:p>
        <text:p text:style-name="P210">si spomnul raz i na sedliaka,</text:p>
        <text:p text:style-name="P131">i počal krivdy upravovať</text:p>
        <text:p text:style-name="P211">a — parcelovať!</text:p>
        <text:p text:style-name="P3"/>
        <text:p text:style-name="P210">Pán Adolf videl rozmrzený,</text:p>
        <text:p text:style-name="P210">jak z jeho sna len šum<text:span text:style-name="T18">o</text:span>t peny,</text:p>
        <text:p text:style-name="P210">hja — tably poľa delia sa</text:p>
        <text:p text:style-name="P210">a bledne zámku okrasa!</text:p>
        <text:p text:style-name="P210">Zabudol, že to patrí k tomu —</text:p>
        <text:p text:style-name="P210">ak vyženie kto biednych z domu.</text:p>
        <text:h text:style-name="P79" text:outline-level="6"/>
        <text:h text:style-name="P137" text:outline-level="6"><text:soft-page-break/></text:h>
        <text:h text:style-name="P137" text:outline-level="6"><text:bookmark-start text:name="bookmark102"/>VĎAKA, BOŽE.<text:bookmark-end text:name="bookmark102"/></text:h>
        <text:p text:style-name="P3"/>
        <text:p text:style-name="P210">Vittenberg, Vittenberg,</text:p>
        <text:p text:style-name="P210">čo my tu len máme?</text:p>
        <text:p text:style-name="P130">Koho hľadá dnes náš zrak</text:p>
        <text:p text:style-name="P210">v tvojom krásnom chráme??</text:p>
        <text:p text:style-name="P3"/>
        <text:p text:style-name="P210">Kde ten muž — Boží muž,</text:p>
        <text:p text:style-name="P210">ten mních v rúchu chudom —</text:p>
        <text:p text:style-name="P210">čo tam protest — na bránu</text:p>
        <text:p text:style-name="P210">pribil proti bludom??</text:p>
        <text:p text:style-name="P3"/>
        <text:p text:style-name="P210">Kde ten muž — smelý muž,</text:p>
        <text:p text:style-name="P210">čo tu niekdy kázal?</text:p>
        <text:p text:style-name="P210">čistil slovom Boží chrám —</text:p>
        <text:p text:style-name="P210">srdcia pravdou viazal??</text:p>
        <text:p text:style-name="P3"/>
        <text:p text:style-name="P210"><text:soft-page-break/>Tam hľa hrob pri hrobe</text:p>
        <text:p text:style-name="P210">pekne pred oltárom:</text:p>
        <text:p text:style-name="P210">dvaja v práci spojení —</text:p>
        <text:p text:style-name="P210">aj si ležia párom!</text:p>
        <text:p text:style-name="P3"/>
        <text:p text:style-name="P210">Litery na jednom,</text:p>
        <text:p text:style-name="P210">litery na onom:</text:p>
        <text:p text:style-name="P210">tu si snijú večný sen</text:p>
        <text:p text:style-name="P210">Luther s Melanchtonom!</text:p>
        <text:p text:style-name="P3"/>
        <text:p text:style-name="P210">A dnes duch náš v modlitbe</text:p>
        <text:p text:style-name="P210">na ten kameň kľaká:</text:p>
        <text:p text:style-name="P73">— Vďaka, Bože, za ten dar,</text:p>
        <text:p text:style-name="P172">vďaka... vďaka... vďaka!</text:p>
        <text:h text:style-name="P79" text:outline-level="6"/>
        <text:h text:style-name="P137" text:outline-level="6"/>
        <text:h text:style-name="P137" text:outline-level="6"><text:bookmark-start text:name="bookmark103"/>PRED ŠTYRISTO ROKMI.<text:bookmark-end text:name="bookmark103"/></text:h>
        <text:p text:style-name="P3"/>
        <text:p text:style-name="P210"><text:soft-page-break/>Pred štyristo rokami</text:p>
        <text:p text:style-name="P210">chodil kňaz po svete:</text:p>
        <text:p text:style-name="P89">— Čo je pravda a čo hriech</text:p>
        <text:p text:style-name="P158">viete, ľudia, viete?</text:p>
        <text:p text:style-name="P10"/>
        <text:p text:style-name="P174">— Čo by sme len vedeli?</text:p>
        <text:p text:style-name="P130">Kde by sme? Jak by sme??</text:p>
        <text:p text:style-name="P210">Nie sme, jak ty — učení,</text:p>
        <text:p text:style-name="P210">nevieme o Písme!</text:p>
        <text:p text:style-name="P3"/>
        <text:p text:style-name="P210">Sadol si kňaz ku stolu,</text:p>
        <text:p text:style-name="P210">hoc mal ledva stihu,</text:p>
        <text:p text:style-name="P210">a napísal maličkú,</text:p>
        <text:p text:style-name="P210">jak i veľkú knihu.</text:p>
        <text:p text:style-name="P94"/>
        <text:p text:style-name="P165">V knižkách pravda nad pravdy</text:p>
        <text:p text:style-name="P165">z Biblie je vzatá:</text:p>
        <text:p text:style-name="P165">jak kus chleba pre život —</text:p>
        <text:p text:style-name="P165"><text:soft-page-break/>drahšia nad kus zlata!</text:p>
        <text:p text:style-name="P132"/>
        <text:p text:style-name="P212">I my z nej sme poznali,</text:p>
        <text:p text:style-name="P212">jak tá pravda vyznie:</text:p>
        <text:p text:style-name="P212">v Lutherovom prekrásnom</text:p>
        <text:p text:style-name="P212">Malom katechizme.</text:p>
        <text:p text:style-name="P3"/>
        <text:p text:style-name="P210">Medzi deťmi božími</text:p>
        <text:p text:style-name="P210">máme i my miesto —</text:p>
        <text:p text:style-name="P210">keď nám známe, čo B<text:span text:style-name="T18">ô</text:span>h chce</text:p>
        <text:p text:style-name="P210">a tiež i — čo jest to!</text:p>
        <text:h text:style-name="P79" text:outline-level="6"/>
        <text:h text:style-name="P137" text:outline-level="6"/>
        <text:h text:style-name="P137" text:outline-level="6"><text:bookmark-start text:name="bookmark104"/>ŽIVOT KRISTOV.<text:bookmark-end text:name="bookmark104"/></text:h>
        <text:p text:style-name="P3"/>
        <text:p text:style-name="P210">Maštáločka chudá, tichá...</text:p>
        <text:p text:style-name="P210">knôtik bliká — statok dýcha.</text:p>
        <text:p text:style-name="P108">— Čia to hlávka svieti — ach,</text:p>
        <text:p text:style-name="P185"><text:soft-page-break/>v jasličkách?</text:p>
        <text:p text:style-name="P3"/>
        <text:p text:style-name="P210">Vrchy cedier — vonné polia,</text:p>
        <text:p text:style-name="P210">lásky nieto — rany bolia.</text:p>
        <text:p text:style-name="P70">— Kto ich hojí v účasti</text:p>
        <text:p text:style-name="P151">s dvanásti?</text:p>
        <text:p text:style-name="P3"/>
        <text:p text:style-name="P40">Mesto staré — svätá hora...</text:p>
        <text:p text:style-name="P12">— Koho súdia, koho moria?</text:p>
        <text:p text:style-name="P130">Kto na kríži za šera</text:p>
        <text:p text:style-name="P210">umiera??</text:p>
        <text:p text:style-name="P3"/>
        <text:p text:style-name="P210">Jasné ráno, smútok v hrudi?</text:p>
        <text:p text:style-name="P210">Idú ženy... kameň tvrdý.</text:p>
        <text:p text:style-name="P21">— Kto to kráča záhony?</text:p>
        <text:p text:style-name="P12">— Rabboni??</text:p>
        <text:p text:style-name="P3"/>
        <text:p text:style-name="P40">Hora olív — smutné zraky.</text:p>
        <text:p text:style-name="P12"><text:soft-page-break/>— Kto sa vznáša nad oblaky??</text:p>
        <text:p text:style-name="P89">— Netrúchlite! Svitne čas:</text:p>
        <text:p text:style-name="P158"><text:span text:style-name="T18">p</text:span>ríde zas!!</text:p>
        <text:p text:style-name="P3"/>
        <text:p text:style-name="P40"/>
        <text:p text:style-name="P40">NA ZÁVIERKU.</text:p>
        <text:p text:style-name="P3"/>
        <text:p text:style-name="P210">Vďaka, Bože, za ten zákon,</text:p>
        <text:p text:style-name="P210">čos’ dal niekdy Mojžišovi,</text:p>
        <text:p text:style-name="P210">na kamenných tvrdých doskách</text:p>
        <text:p text:style-name="P210">plamennými rytý slovy!</text:p>
        <text:p text:style-name="P133"/>
        <text:p text:style-name="P213">I my už ten zákon známe,</text:p>
        <text:p text:style-name="P213">ctiť Ťa káže — v srdci nosiť,</text:p>
        <text:p text:style-name="P213">v sviatočný deň ísť do chrámu,</text:p>
        <text:p text:style-name="P213">tu Ťa vzývať, tu Ťa prosiť.</text:p>
        <text:p text:style-name="P3"/>
        <text:p text:style-name="P210">Učí láske ku rodičom,</text:p>
        <text:p text:style-name="P210"><text:soft-page-break/>nezabíjať — nežiť v hriechu,</text:p>
        <text:p text:style-name="P210">nekradnúť a nepomlúvať,</text:p>
        <text:p text:style-name="P210">lež byť bližným na potechu.</text:p>
        <text:p text:style-name="P3"/>
        <text:p text:style-name="P210">Nezažiadať iných domu,</text:p>
        <text:p text:style-name="P210">ani osla — ani vola,</text:p>
        <text:p text:style-name="P210">ale žiť tu v láske, cnosti,</text:p>
        <text:p text:style-name="P210">pokiaľ, Bože, Tvoja vôľa.</text:p>
        <text:p text:style-name="P3"/>
        <text:p text:style-name="P210">Ó, vpíš nám tie prikázania,</text:p>
        <text:p text:style-name="P210">kým svet tento zlosti páše,</text:p>
        <text:p text:style-name="P210">s tých kamenných dosák, Bože,</text:p>
        <text:p text:style-name="P210">vpíš ich v útle srdcia naše!</text:p>
        <text:p text:style-name="P3"/>
        <text:p text:style-name="P210">Aby sľub Tvoj vyplnil sa</text:p>
        <text:p text:style-name="P210">na nás v hojnom požehnaní,</text:p>
        <text:p text:style-name="P210">uč nás, veď nás cestou žitia,</text:p>
        <text:p text:style-name="P210">Otče nebies — milovaný! Amen.</text:p>
        <text:p text:style-name="P3"><text:soft-page-break/></text:p>
        <text:p text:style-name="P40"/>
        <text:p text:style-name="P40">RASŤ, ZEM MOJA...</text:p>
        <text:p text:style-name="P3">(Pieseň.)</text:p>
        <text:p text:style-name="P3"/>
        <text:p text:style-name="P210">Rasť, zem moja, vôľu vzpruž</text:p>
        <text:p text:style-name="P210">v šume rôľ, jak fabrík v dychu,</text:p>
        <text:p text:style-name="P210">srdce k srdcu mocne druž</text:p>
        <text:p text:style-name="P210">vo vrave miest, v chalúp tichu!</text:p>
        <text:p text:style-name="P210">A Ty, Bože, uchráň škôd,</text:p>
        <text:p text:style-name="P210">nádejou svieť v žitia borbe,</text:p>
        <text:p text:style-name="P210">daj síl k práci, daj síl k tvorbe:</text:p>
        <text:p text:style-name="P210">žehnaj slovenský náš rod!</text:p>
        <text:p text:style-name="P3"/>
        <text:p text:style-name="P210">Dosť už bolo žiaľu — dosť,</text:p>
        <text:p text:style-name="P210">dosť od stáliet — utrpenia,</text:p>
        <text:p text:style-name="P210">žitia nášho úbohosť —</text:p>
        <text:p text:style-name="P210">slobody dni v slávu zmenia,</text:p>
        <text:p text:style-name="P210"><text:soft-page-break/>len Ty, Bože, odvráť svod,</text:p>
        <text:p text:style-name="P210">obruč svárov v dušiach prelom,</text:p>
        <text:p text:style-name="P210">za vysokým veď nás cieľom:</text:p>
        <text:p text:style-name="P210">žehnaj slovenský náš rod!!</text:p>
        <text:p text:style-name="P3"/>
        <text:p text:style-name="P210">Nech tu bujno ženie klas,</text:p>
        <text:p text:style-name="P210">slovenská reč sladko zvoní,</text:p>
        <text:p text:style-name="P210">pre hlas — našich hrobov hlas —</text:p>
        <text:p text:style-name="P210">hnú sa k dielu milióny...</text:p>
        <text:p text:style-name="P130">Ó, Ty, Bože, v nepohod</text:p>
        <text:p text:style-name="P210">búrach jak tie Tatry stoja —</text:p>
        <text:p text:style-name="P210">na ich lone nech vlasť moja:</text:p>
        <text:p text:style-name="P210">žehnaj slovenský náš rod...!!!</text:p>
        <text:p text:style-name="P3"/>
        <text:p text:style-name="P3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Arial" svg:font-family="Arial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color="#000000" style:text-position="0% 100%" style:font-name="Courier New" fo:font-size="12pt" fo:letter-spacing="normal" fo:language="sk" fo:country="none" style:font-name-asian="Courier New" style:font-size-asian="12pt" style:language-asian="sk" style:country-asian="none" style:font-name-complex="Courier New" style:font-size-complex="12pt" style:language-complex="sk" style:country-complex="none" style:text-scale="100%"/>
    </style:default-style>
    <style:default-style style:family="paragraph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text-autospace="ideograph-alpha" style:punctuation-wrap="hanging" style:line-break="strict" style:writing-mode="page">
        <style:background-image/>
      </style:paragraph-properties>
      <style:text-properties fo:color="#000000" style:text-position="0% 100%" style:font-name="Courier New" fo:font-size="12pt" fo:letter-spacing="normal" fo:language="sk" fo:country="none" style:font-name-asian="Courier New" style:font-size-asian="12pt" style:language-asian="sk" style:country-asian="none" style:font-name-complex="Courier New" style:font-size-complex="12pt" style:language-complex="sk" style:country-complex="none" style:text-scale="100%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FontStyle" style:family="text">
      <style:text-properties fo:color="#000000" style:text-position="0% 100%" style:font-name="Courier New" fo:font-family="'Courier New'" fo:font-size="12pt" fo:letter-spacing="normal" fo:language="sk" fo:country="none" style:font-name-asian="Courier New" style:font-family-asian="'Courier New'" style:font-size-asian="12pt" style:language-asian="sk" style:country-asian="none" style:font-name-complex="Courier New" style:font-family-complex="'Courier New'" style:font-size-complex="12pt" style:language-complex="sk" style:country-complex="none" style:text-scale="100%"/>
    </style:style>
    <style:style style:name="Hyperlink" style:family="text" style:parent-style-name="DefaultFontStyle">
      <style:text-properties fo:color="#000080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style:page-number="auto"/>
      <style:text-properties fo:font-size="1pt" style:font-size-asian="1pt" style:font-size-complex="1pt"/>
    </style:style>
    <style:style style:name="MP2" style:family="paragraph" style:parent-style-name="Footer" style:master-page-name="">
      <style:paragraph-properties style:page-number="auto"/>
      <style:text-properties fo:font-size="1pt" style:font-size-asian="1pt" style:font-size-complex="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0cm"/>
      </style:header-style>
      <style:footer-style>
        <style:header-footer-properties fo:min-height="2.54cm" fo:margin-left="0cm" fo:margin-right="0cm" fo:margin-top="2.54cm"/>
      </style:footer-style>
    </style:page-layout>
  </office:automatic-styles>
  <office:master-styles>
    <style:master-page style:name="Standard" style:page-layout-name="Mpm1"/>
    <style:master-page style:name="PageStyle0" style:page-layout-name="Mpm2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initial-creator/>
    <meta:keyword/>
    <dc:date>2023-10-20T22:14:44.440000000</dc:date>
    <meta:editing-duration>PT11H46M55S</meta:editing-duration>
    <meta:editing-cycles>20</meta:editing-cycles>
    <meta:generator>LibreOffice/5.4.2.2$Windows_x86 LibreOffice_project/22b09f6418e8c2d508a9eaf86b2399209b0990f4</meta:generator>
    <meta:document-statistic meta:table-count="0" meta:image-count="0" meta:object-count="0" meta:page-count="184" meta:paragraph-count="2731" meta:word-count="13314" meta:character-count="72392" meta:non-whitespace-character-count="61220"/>
  </office:meta>
</office:document-meta>
</file>